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f53ac"/>
    </style:style>
    <style:style style:name="P2" style:family="paragraph" style:parent-style-name="Heading_20_3">
      <style:text-properties officeooo:paragraph-rsid="001f53ac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officeooo:paragraph-rsid="001f53ac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1f53ac" style:font-size-asian="32pt" style:font-style-asian="normal" style:font-weight-asian="bold" style:font-size-complex="32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16pt" officeooo:rsid="001488a6" officeooo:paragraph-rsid="001f53ac" style:font-size-asian="16pt" style:font-size-complex="16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lwg Typist" fo:font-size="16pt" officeooo:paragraph-rsid="001f53ac" style:font-size-asian="16pt" style:font-size-complex="16pt"/>
    </style:style>
    <style:style style:name="P7" style:family="paragraph" style:parent-style-name="Text_20_body" style:list-style-name="L6">
      <style:text-properties style:font-name="Tlwg Typist" officeooo:paragraph-rsid="00204587"/>
    </style:style>
    <style:style style:name="P8" style:family="paragraph" style:parent-style-name="Text_20_body" style:list-style-name="L7">
      <style:text-properties style:font-name="Tlwg Typist" officeooo:paragraph-rsid="00204587"/>
    </style:style>
    <style:style style:name="P9" style:family="paragraph" style:parent-style-name="Text_20_body" style:list-style-name="L7">
      <style:text-properties style:font-name="Tlwg Typist" officeooo:paragraph-rsid="00213843"/>
    </style:style>
    <style:style style:name="P10" style:family="paragraph" style:parent-style-name="Text_20_body">
      <style:text-properties style:font-name="Tlwg Typist" officeooo:paragraph-rsid="001f53ac"/>
    </style:style>
    <style:style style:name="P11" style:family="paragraph" style:parent-style-name="Text_20_body" style:list-style-name="L12">
      <style:text-properties style:font-name="Tlwg Typist" officeooo:paragraph-rsid="00204587"/>
    </style:style>
    <style:style style:name="P12" style:family="paragraph" style:parent-style-name="Text_20_body">
      <style:text-properties style:font-name="Tlwg Typist" officeooo:paragraph-rsid="00213843"/>
    </style:style>
    <style:style style:name="P13" style:family="paragraph" style:parent-style-name="Text_20_body">
      <style:paragraph-properties fo:text-align="center" style:justify-single-word="false"/>
      <style:text-properties style:font-name="Tlwg Typist" officeooo:paragraph-rsid="00213843"/>
    </style:style>
    <style:style style:name="P14" style:family="paragraph" style:parent-style-name="Text_20_body">
      <style:paragraph-properties fo:text-align="start" style:justify-single-word="false"/>
      <style:text-properties style:font-name="Tlwg Typist" officeooo:paragraph-rsid="00213843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lwg Typist" officeooo:paragraph-rsid="00213843"/>
    </style:style>
    <style:style style:name="P16" style:family="paragraph" style:parent-style-name="Text_20_body">
      <style:paragraph-properties fo:text-align="start" style:justify-single-word="false"/>
      <style:text-properties style:font-name="Tlwg Typist" officeooo:paragraph-rsid="0022fe26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lwg Typist" officeooo:paragraph-rsid="0022fe26"/>
    </style:style>
    <style:style style:name="P1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lwg Typist" officeooo:paragraph-rsid="00213843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lwg Typist" fo:font-size="11pt" officeooo:paragraph-rsid="00213843" style:font-size-asian="11pt" style:font-size-complex="11pt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lwg Typist" fo:font-size="11pt" officeooo:paragraph-rsid="00213843" style:font-size-asian="11pt" style:font-size-complex="11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01f53ac"/>
    </style:style>
    <style:style style:name="P22" style:family="paragraph" style:parent-style-name="Text_20_body" style:list-style-name="L1">
      <style:text-properties officeooo:paragraph-rsid="001f53ac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officeooo:paragraph-rsid="001f53ac"/>
    </style:style>
    <style:style style:name="P24" style:family="paragraph" style:parent-style-name="Text_20_body" style:list-style-name="L6">
      <style:text-properties officeooo:paragraph-rsid="00204587"/>
    </style:style>
    <style:style style:name="P25" style:family="paragraph" style:parent-style-name="Text_20_body">
      <style:text-properties officeooo:paragraph-rsid="001f53ac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1f53ac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officeooo:paragraph-rsid="001f53ac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officeooo:paragraph-rsid="001f53ac"/>
    </style:style>
    <style:style style:name="P29" style:family="paragraph" style:parent-style-name="Text_20_body" style:list-style-name="L10">
      <style:paragraph-properties fo:margin-top="0cm" fo:margin-bottom="0cm" style:contextual-spacing="false"/>
      <style:text-properties officeooo:paragraph-rsid="001f53ac"/>
    </style:style>
    <style:style style:name="P30" style:family="paragraph" style:parent-style-name="Text_20_body" style:list-style-name="L11">
      <style:text-properties officeooo:paragraph-rsid="00204587"/>
    </style:style>
    <style:style style:name="P31" style:family="paragraph" style:parent-style-name="Text_20_body">
      <style:text-properties officeooo:paragraph-rsid="00204587"/>
    </style:style>
    <style:style style:name="T1" style:family="text">
      <style:text-properties fo:font-variant="normal" fo:text-transform="none" fo:color="#111111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officeooo:rsid="00026bc9"/>
    </style:style>
    <style:style style:name="T3" style:family="text">
      <style:text-properties officeooo:rsid="001f53ac"/>
    </style:style>
    <style:style style:name="T4" style:family="text">
      <style:text-properties style:font-name="Tlwg Typist"/>
    </style:style>
    <style:style style:name="T5" style:family="text">
      <style:text-properties style:font-name="Tlwg Typist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lwg Typist" officeooo:rsid="000a1ed2"/>
    </style:style>
    <style:style style:name="T7" style:family="text">
      <style:text-properties style:font-name="Tlwg Typist" officeooo:rsid="001f53ac"/>
    </style:style>
    <style:style style:name="T8" style:family="text">
      <style:text-properties style:font-name="Tlwg Typist" fo:font-weight="normal" officeooo:rsid="0020458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22fe26" style:font-weight-asian="bold" style:font-weight-complex="bold"/>
    </style:style>
    <style:style style:name="T10" style:family="text">
      <style:text-properties fo:font-weight="normal" officeooo:rsid="00204587" style:font-weight-asian="normal" style:font-weight-complex="normal"/>
    </style:style>
    <style:style style:name="T11" style:family="text">
      <style:text-properties fo:font-weight="normal" officeooo:rsid="00213843" style:font-weight-asian="normal" style:font-weight-complex="normal"/>
    </style:style>
    <style:style style:name="T12" style:family="text">
      <style:text-properties fo:font-size="18pt" fo:font-weight="bold" officeooo:rsid="00213843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22fe26" style:font-size-asian="18pt" style:font-weight-asian="bold" style:font-size-complex="18pt" style:font-weight-complex="bold"/>
    </style:style>
    <style:style style:name="T14" style:family="text">
      <style:text-properties fo:font-weight="bold" officeooo:rsid="0022fe26" style:font-weight-asian="bold" style:font-weight-complex="bold"/>
    </style:style>
    <style:style style:name="T15" style:family="text">
      <style:text-properties fo:font-size="14pt" fo:font-weight="bold" officeooo:rsid="00213843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22fe26" style:font-size-asian="12.25pt" style:font-weight-asian="bold" style:font-size-complex="14pt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officeooo:rsid="0022fe26" style:font-size-asian="12.25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22fe26" style:font-size-asian="12.25pt" style:font-weight-asian="bold" style:font-size-complex="14pt" style:font-weight-complex="bold"/>
    </style:style>
    <style:style style:name="T19" style:family="text">
      <style:text-properties fo:font-size="14pt" style:text-underline-style="none" officeooo:rsid="0022fe26" style:font-size-asian="12.25pt" style:font-size-complex="14pt"/>
    </style:style>
    <style:style style:name="T20" style:family="text">
      <style:text-properties fo:font-size="14pt" style:text-underline-style="none" fo:font-weight="normal" officeooo:rsid="0022fe26" style:font-size-asian="12.25pt" style:font-weight-asian="normal" style:font-size-complex="14pt" style:font-weight-complex="normal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style:text-underline-style="none" fo:font-weight="normal" officeooo:rsid="0022fe26" style:font-size-asian="11pt" style:font-weight-asian="normal" style:font-size-complex="11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bold" officeooo:rsid="0022fe26" style:font-size-asian="8.75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officeooo:rsid="0022fe26" style:font-size-asian="8.75pt" style:font-size-complex="10pt"/>
    </style:style>
    <style:style style:name="T25" style:family="text">
      <style:text-properties fo:font-size="10pt" style:text-underline-style="solid" style:text-underline-width="auto" style:text-underline-color="font-color" fo:font-weight="normal" officeooo:rsid="0022fe26" style:font-size-asian="8.75pt" style:font-weight-asian="normal" style:font-size-complex="10pt" style:font-weight-complex="normal"/>
    </style:style>
    <style:style style:name="T26" style:family="text">
      <style:text-properties fo:font-size="10pt" fo:font-weight="normal" officeooo:rsid="0022fe26" style:font-size-asian="8.75pt" style:font-weight-asian="normal" style:font-size-complex="10pt" style:font-weight-complex="normal"/>
    </style:style>
    <style:style style:name="T27" style:family="text">
      <style:text-properties fo:font-size="10pt" style:text-underline-style="none" fo:font-weight="normal" officeooo:rsid="0022fe26" style:font-size-asian="8.75pt" style:font-weight-asian="normal" style:font-size-complex="10pt" style:font-weight-complex="normal"/>
    </style:style>
    <style:style style:name="T28" style:family="text">
      <style:text-properties fo:font-size="10pt" style:text-underline-style="none" fo:font-weight="normal" officeooo:rsid="0022fe26" style:font-size-asian="10pt" style:font-weight-asian="normal" style:font-size-complex="10pt" style:font-weight-complex="normal"/>
    </style:style>
    <style:style style:name="T29" style:family="text">
      <style:text-properties style:text-underline-style="none" fo:font-weight="normal" officeooo:rsid="0022fe26" style:font-weight-asian="normal" style:font-weight-complex="normal"/>
    </style:style>
    <style:style style:name="T30" style:family="text">
      <style:text-properties style:text-underline-style="none" fo:font-weight="bold" officeooo:rsid="0022fe26" style:font-weight-asian="bold" style:font-weight-complex="bold"/>
    </style:style>
    <style:style style:name="T31" style:family="text">
      <style:text-properties fo:font-size="9pt" style:text-underline-style="none" fo:font-weight="normal" officeooo:rsid="0022fe26" style:font-size-asian="9pt" style:font-weight-asian="normal" style:font-size-complex="9pt" style:font-weight-complex="normal"/>
    </style:style>
    <style:style style:name="T32" style:family="text">
      <style:text-properties fo:font-size="8pt" style:text-underline-style="none" fo:font-weight="bold" officeooo:rsid="0022fe26" style:font-size-asian="7pt" style:font-weight-asian="bold" style:font-size-complex="8pt" style:font-weight-complex="bold"/>
    </style:style>
    <style:style style:name="T33" style:family="text">
      <style:text-properties fo:font-size="8pt" style:text-underline-style="none" officeooo:rsid="0022fe26" style:font-size-asian="7pt" style:font-size-complex="8pt"/>
    </style:style>
    <style:style style:name="T34" style:family="text">
      <style:text-properties fo:font-size="8pt" style:text-underline-style="none" fo:font-weight="normal" officeooo:rsid="0022fe26" style:font-size-asian="7pt" style:font-weight-asian="normal" style:font-size-complex="8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nual <text:span text:style-name="T3">tecnico</text:span></text:p>
      <text:p text:style-name="P5">Compiladores 1</text:p>
      <text:p text:style-name="P6"><text:bookmark text:name="docs-internal-guid-dda0f228-7fff-9ebd-5474-7045b0153350"/><text:span text:style-name="T1">MINIMAL REACT CMS</text:span></text:p>
      <text:p text:style-name="P3"><text:span text:style-name="T2">proyecto</text:span>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<text:soft-page-break/><text:span text:style-name="T4"><text:s/></text:span><text:span text:style-name="Strong_20_Emphasis"><text:span text:style-name="T5">Organización del Proyecto</text:span></text:span></text:h>
      <text:p text:style-name="P10">Tienes dos principales áreas de análisis:</text:p>
      <text:list xml:id="list973639587" text:style-name="L1">
        <text:list-item>
          <text:p text:style-name="P21"><text:bookmark-start text:name="__DdeLink__1244_3409435134"/><text:span text:style-name="Strong_20_Emphasis"><text:span text:style-name="T7">Análisis s</text:span></text:span><text:span text:style-name="Strong_20_Emphasis"><text:span text:style-name="T7">HTTP</text:span></text:span><text:span text:style-name="T4"> </text:span><text:bookmark-end text:name="__DdeLink__1244_3409435134"/><text:span text:style-name="T4">→ Procesa </text:span><text:span text:style-name="T7">las solicitudes sHTTP verificando su estructura de las distintas peticiones</text:span><text:span text:style-name="T4">.</text:span></text:p>
        </text:list-item>
        <text:list-item>
          <text:p text:style-name="P22"><text:span text:style-name="Strong_20_Emphasis"><text:span text:style-name="T4">Análisis </text:span></text:span><text:span text:style-name="Strong_20_Emphasis"><text:span text:style-name="T7">sCL</text:span></text:span><text:span text:style-name="T4">→ Procesa </text:span><text:span text:style-name="T7">la solicitud o instrucción que se quiere realizar en el servidor.</text:span></text:p>
        </text:list-item>
        <text:list-item>
          <text:p text:style-name="P22"><text:bookmark-start text:name="__DdeLink__1250_3409435134"/><text:span text:style-name="Strong_20_Emphasis"><text:span text:style-name="T4">Análisis </text:span></text:span><text:span text:style-name="Strong_20_Emphasis"><text:span text:style-name="T7">toml</text:span></text:span><text:span text:style-name="T4">→ Procesa </text:span><text:span text:style-name="T7">la esctructura de las paguina.</text:span></text:p>
        </text:list-item>
        <text:list-item>
          <text:p text:style-name="P22"><text:span text:style-name="Strong_20_Emphasis"><text:span text:style-name="T7">Análisis minimal react</text:span></text:span><text:span text:style-name="T7">→ Procesa el lenguaje para mpoder determinar si esta correcto , y luego transpilarlo.</text:span><text:bookmark-end text:name="__DdeLink__1250_3409435134"/></text:p>
        </text:list-item>
      </text:list>
      <text:p text:style-name="P25"><text:span text:style-name="Strong_20_Emphasis"><text:span text:style-name="T4"/></text:span></text:p>
      <text:h text:style-name="P2" text:outline-level="3"><text:span text:style-name="Strong_20_Emphasis"><text:span text:style-name="T4">Estructura de Clases y Relaciones</text:span></text:span></text:h>
      <text:p text:style-name="P25"><text:span text:style-name="Strong_20_Emphasis"/></text:p>
      <text:p text:style-name="P25"><text:span text:style-name="Strong_20_Emphasis"/></text:p>
      <text:list xml:id="list3261565044" text:style-name="L6">
        <text:list-item>
          <text:p text:style-name="P23"><text:span text:style-name="Strong_20_Emphasis"><text:span text:style-name="T7">Análisis sHTTP</text:span></text:span><text:span text:style-name="Strong_20_Emphasis"><text:span text:style-name="T4"> </text:span></text:span></text:p>
          <text:list>
            <text:list-item>
              <text:p text:style-name="P23"><text:span text:style-name="T4">Usa la clase </text:span><text:span text:style-name="Source_20_Text"><text:span text:style-name="T7">sHTTP AnalizadorLexico_sHTTP</text:span></text:span><text:span text:style-name="T4"> </text:span><text:span text:style-name="T7">→ se encarga de analizar los distintos tokens posibles.</text:span></text:p>
              <text:p text:style-name="P23"><text:span text:style-name="T7"/></text:p>
            </text:list-item>
          </text:list>
        </text:list-item>
      </text:list>
      <text:list xml:id="list3334935039" text:style-name="L8">
        <text:list-item>
          <text:list>
            <text:list-item>
              <text:p text:style-name="P27"><text:span text:style-name="T4">Usa la clase </text:span><text:span text:style-name="T7">sCL</text:span><text:span text:style-name="Source_20_Text"><text:span text:style-name="T7"> AnalizadorSintactico_sHTTP</text:span></text:span><text:span text:style-name="T4"> </text:span><text:span text:style-name="T7">→ se encarga de analizar la sintaxis del la peticion.</text:span></text:p>
            </text:list-item>
          </text:list>
        </text:list-item>
      </text:list>
      <text:list xml:id="list105853184516883" text:continue-list="list3261565044" text:style-name="L6">
        <text:list-item>
          <text:list>
            <text:list-header>
              <text:p text:style-name="P23"><text:span text:style-name="T4"/></text:p>
            </text:list-header>
          </text:list>
        </text:list-item>
      </text:list>
      <text:p text:style-name="P26"/>
      <text:list xml:id="list105853032842772" text:continue-numbering="true" text:style-name="L6">
        <text:list-item>
          <text:p text:style-name="P23"><text:span text:style-name="Strong_20_Emphasis"><text:span text:style-name="T7">Análisis sCL</text:span></text:span></text:p>
        </text:list-item>
      </text:list>
      <text:list xml:id="list2718895153" text:style-name="L10">
        <text:list-item>
          <text:list>
            <text:list-item>
              <text:p text:style-name="P29"><text:span text:style-name="T4">Usa la clase </text:span><text:span text:style-name="Source_20_Text"><text:span text:style-name="T7"><text:s/>AnalizadorLexico_ sCL</text:span></text:span><text:span text:style-name="T4"> </text:span><text:span text:style-name="T7">→ se encarga de analizar los distintos tokens posibles.</text:span></text:p>
              <text:p text:style-name="P29"><text:span text:style-name="T7"/></text:p>
            </text:list-item>
          </text:list>
        </text:list-item>
      </text:list>
      <text:list xml:id="list28472119" text:style-name="L9">
        <text:list-item>
          <text:list>
            <text:list-item>
              <text:p text:style-name="P28"><text:span text:style-name="T4">Usa la clase</text:span><text:span text:style-name="Source_20_Text"><text:span text:style-name="T7"> AnalizadorLexico_sCL</text:span></text:span><text:span text:style-name="T4"> </text:span><text:span text:style-name="T7">→ se encarga de analizar la sintaxis del la intruccion.</text:span></text:p>
              <text:p text:style-name="P28"><text:span text:style-name="T4"/></text:p>
            </text:list-item>
          </text:list>
        </text:list-item>
      </text:list>
      <text:p text:style-name="P26"/>
      <text:list xml:id="list105853796434437" text:continue-list="list105853032842772" text:style-name="L6">
        <text:list-item>
          <text:p text:style-name="P24"><text:span text:style-name="Strong_20_Emphasis"><text:span text:style-name="T4">Análisis </text:span></text:span><text:span text:style-name="Strong_20_Emphasis"><text:span text:style-name="T7">toml</text:span></text:span></text:p>
        </text:list-item>
      </text:list>
      <text:list xml:id="list2085712125" text:style-name="L11">
        <text:list-item>
          <text:p text:style-name="P30"><text:span text:style-name="Strong_20_Emphasis"><text:span text:style-name="T8">Usa una clase toml →para interpretar el archivo toml.</text:span></text:span></text:p>
        </text:list-item>
      </text:list>
      <text:p text:style-name="P31"><text:span text:style-name="Strong_20_Emphasis"><text:span text:style-name="T8"/></text:span></text:p>
      <text:p text:style-name="P31"><text:span text:style-name="Strong_20_Emphasis"><text:span text:style-name="T8"/></text:span></text:p>
      <text:list xml:id="list105852605402287" text:continue-list="list105853796434437" text:style-name="L6">
        <text:list-item>
          <text:p text:style-name="P7"><text:soft-page-break/><text:span text:style-name="Strong_20_Emphasis"><text:span text:style-name="T3">Análisis minimal react</text:span></text:span></text:p>
        </text:list-item>
      </text:list>
      <text:list xml:id="list543352848" text:style-name="L12">
        <text:list-item>
          <text:p text:style-name="P11"><text:span text:style-name="Strong_20_Emphasis"><text:span text:style-name="T10">Usa clase TipeScriptLexer→ para reconocer los distintos tokens.</text:span></text:span></text:p>
          <text:p text:style-name="P11"><text:span text:style-name="Strong_20_Emphasis"><text:span text:style-name="T10"/></text:span></text:p>
        </text:list-item>
        <text:list-item>
          <text:p text:style-name="P11"><text:span text:style-name="Strong_20_Emphasis"><text:span text:style-name="T10">Una clase TipeScriptParse→ para analisar la sintaxis del lenguaje.</text:span></text:span></text:p>
          <text:p text:style-name="P11"><text:span text:style-name="Strong_20_Emphasis"><text:span text:style-name="T10"/></text:span></text:p>
        </text:list-item>
        <text:list-item>
          <text:p text:style-name="P11"><text:span text:style-name="Strong_20_Emphasis"><text:span text:style-name="T10">Una clase Listeners→ para ir recogiendo las instrucciones valida e invalidas.</text:span></text:span></text:p>
        </text:list-item>
      </text:list>
      <text:h text:style-name="P2" text:outline-level="3"><text:span text:style-name="Strong_20_Emphasis"/></text:h>
      <text:h text:style-name="P2" text:outline-level="3"><text:span text:style-name="Strong_20_Emphasis"><text:span text:style-name="T4">Explicación del Flujo de </text:span></text:span><text:span text:style-name="Strong_20_Emphasis"><text:span text:style-name="T6">programa</text:span></text:span></text:h>
      <text:p text:style-name="P25"><text:span text:style-name="Strong_20_Emphasis"><text:span text:style-name="T6"/></text:span></text:p>
      <text:list xml:id="list3411529124" text:style-name="L7">
        <text:list-item>
          <text:p text:style-name="P8"><text:span text:style-name="Strong_20_Emphasis"><text:span text:style-name="T10">Llega la peticion al servidor.</text:span></text:span></text:p>
        </text:list-item>
        <text:list-item>
          <text:p text:style-name="P8"><text:span text:style-name="Strong_20_Emphasis"><text:span text:style-name="T10">Se envia el empaquetado al la clase flujo.</text:span></text:span></text:p>
        </text:list-item>
        <text:list-item>
          <text:p text:style-name="P8"><text:span text:style-name="Strong_20_Emphasis"><text:span text:style-name="T10">Se descompone el empaquetado en tres partes, el body, el encabezado http, y la intruccion scl.</text:span></text:span></text:p>
        </text:list-item>
        <text:list-item>
          <text:p text:style-name="P8"><text:span text:style-name="Strong_20_Emphasis"><text:span text:style-name="T10">Se envian a la clase compilador, y se envias a sus respectivos, compiladores.</text:span></text:span></text:p>
        </text:list-item>
        <text:list-item>
          <text:p text:style-name="P8"><text:span text:style-name="Strong_20_Emphasis"><text:span text:style-name="T10">Se analiza la semantica de la peticion y la semantica de </text:span></text:span><text:span text:style-name="Strong_20_Emphasis"><text:span text:style-name="T11">la instrucción.</text:span></text:span></text:p>
        </text:list-item>
        <text:list-item>
          <text:p text:style-name="P8"><text:span text:style-name="Strong_20_Emphasis"><text:span text:style-name="T11"><text:s/>Luego se analiza el body si se requiere.</text:span></text:span></text:p>
        </text:list-item>
        <text:list-item>
          <text:p text:style-name="P9"><text:span text:style-name="Strong_20_Emphasis"><text:span text:style-name="T11">Si exsten errores, se mandara una lista de errores, de lo contrario el analisis es exitoso.</text:span></text:span></text:p>
        </text:list-item>
        <text:list-item>
          <text:p text:style-name="P9"><text:span text:style-name="Strong_20_Emphasis"><text:span text:style-name="T11">Se enpaqueta el response en un jason, y se envia al editor.</text:span></text:span></text:p>
        </text:list-item>
      </text:list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2"><text:span text:style-name="Strong_20_Emphasis"><text:span text:style-name="T11"/></text:span></text:p>
      <text:p text:style-name="P13"><text:soft-page-break/><text:span text:style-name="Strong_20_Emphasis"><text:span text:style-name="T12">Tokens</text:span></text:span></text:p>
      <text:p text:style-name="P14"><text:span text:style-name="Strong_20_Emphasis"><text:span text:style-name="T15">Tokens o lexers sHTTP:</text:span></text:span></text:p>
      <text:p text:style-name="P19">package Archivos_sHTTP;</text:p>
      <text:p text:style-name="P19"/>
      <text:p text:style-name="P19">import java_cup.runtime.Symbol;</text:p>
      <text:p text:style-name="P19"/>
      <text:p text:style-name="P19">%%</text:p>
      <text:p text:style-name="P19"/>
      <text:p text:style-name="P19">%{</text:p>
      <text:p text:style-name="P19"><text:s text:c="7"/>private String errorToken = "";</text:p>
      <text:p text:style-name="P19"><text:s text:c="8"/>private int errorLinea = 0;</text:p>
      <text:p text:style-name="P19"><text:s text:c="8"/>private int errorColumna = 0;</text:p>
      <text:p text:style-name="P19">%}</text:p>
      <text:p text:style-name="P19"/>
      <text:p text:style-name="P19">%init{</text:p>
      <text:p text:style-name="P19"><text:s text:c="4"/>yyline=0;</text:p>
      <text:p text:style-name="P19"><text:s text:c="4"/>yycolumn=0;</text:p>
      <text:p text:style-name="P19">%init}</text:p>
      <text:p text:style-name="P19"/>
      <text:p text:style-name="P19">%cup</text:p>
      <text:p text:style-name="P19">%class analizadorLexico_sHTTP</text:p>
      <text:p text:style-name="P19">%public</text:p>
      <text:p text:style-name="P19">%line</text:p>
      <text:p text:style-name="P19">%char</text:p>
      <text:p text:style-name="P19">%column</text:p>
      <text:p text:style-name="P19">%full</text:p>
      <text:p text:style-name="P19">%debug</text:p>
      <text:p text:style-name="P19"/>
      <text:p text:style-name="P19"/>
      <text:p text:style-name="P19">espacionBlanco = [ \t\f\r]+</text:p>
      <text:p text:style-name="P19">POST="POST"</text:p>
      <text:p text:style-name="P19">GET="GET"</text:p>
      <text:p text:style-name="P19">SITIO="SITIO"</text:p>
      <text:p text:style-name="P19">SITIOS="SITIOS"</text:p>
      <text:p text:style-name="P19">PAGINA="PAGINA"</text:p>
      <text:p text:style-name="P19">PATCH="PATCH"</text:p>
      <text:p text:style-name="P19">PAGINAS="PAGINAS"</text:p>
      <text:p text:style-name="P19">PAGINASITIOS="PAGINASITIOS"</text:p>
      <text:p text:style-name="P19">%%</text:p>
      <text:p text:style-name="P19"/>
      <text:p text:style-name="P19">&lt;YYINITIAL&gt; {espacionBlanco} { }</text:p>
      <text:p text:style-name="P19"/>
      <text:p text:style-name="P19">&lt;YYINITIAL&gt; {POST} {</text:p>
      <text:p text:style-name="P19"><text:s text:c="2"/>return new java_cup.runtime.Symbol(sym.POST, yyline, yycolumn, yytext().trim());</text:p>
      <text:p text:style-name="P19">}</text:p>
      <text:p text:style-name="P19"/>
      <text:p text:style-name="P19"><text:soft-page-break/>&lt;YYINITIAL&gt; {GET} {</text:p>
      <text:p text:style-name="P19"><text:s text:c="2"/>return new java_cup.runtime.Symbol(sym.GET, yyline, yycolumn, yytext().trim());</text:p>
      <text:p text:style-name="P19">}</text:p>
      <text:p text:style-name="P19"/>
      <text:p text:style-name="P19">&lt;YYINITIAL&gt; {PATCH} {</text:p>
      <text:p text:style-name="P19"><text:s text:c="2"/>return new java_cup.runtime.Symbol(sym.PATCH, yyline, yycolumn, yytext().trim());</text:p>
      <text:p text:style-name="P19">}</text:p>
      <text:p text:style-name="P19"/>
      <text:p text:style-name="P19"/>
      <text:p text:style-name="P19">&lt;YYINITIAL&gt; {SITIO} {</text:p>
      <text:p text:style-name="P19"><text:s text:c="2"/>return new java_cup.runtime.Symbol(sym.SITIO, yyline, yycolumn, yytext().trim());</text:p>
      <text:p text:style-name="P19">}</text:p>
      <text:p text:style-name="P19"/>
      <text:p text:style-name="P19">&lt;YYINITIAL&gt; {SITIOS} {</text:p>
      <text:p text:style-name="P19"><text:s text:c="2"/>return new java_cup.runtime.Symbol(sym.SITIOS, yyline, yycolumn, yytext().trim());</text:p>
      <text:p text:style-name="P19">}</text:p>
      <text:p text:style-name="P19"/>
      <text:p text:style-name="P19"/>
      <text:p text:style-name="P19">&lt;YYINITIAL&gt; {PAGINA} {</text:p>
      <text:p text:style-name="P19"><text:s text:c="2"/>return new java_cup.runtime.Symbol(sym.PAGINA, yyline, yycolumn, yytext().trim());</text:p>
      <text:p text:style-name="P19">}</text:p>
      <text:p text:style-name="P19">&lt;YYINITIAL&gt; {PAGINAS} {</text:p>
      <text:p text:style-name="P19"><text:s text:c="2"/>return new java_cup.runtime.Symbol(sym.PAGINAS, yyline, yycolumn, yytext().trim());</text:p>
      <text:p text:style-name="P19">}</text:p>
      <text:p text:style-name="P19">&lt;YYINITIAL&gt; {PAGINASITIOS} {</text:p>
      <text:p text:style-name="P19"><text:s text:c="2"/>return new java_cup.runtime.Symbol(sym.PAGINASITIOS, yyline, yycolumn, yytext().trim());</text:p>
      <text:p text:style-name="P19">}</text:p>
      <text:p text:style-name="P19"/>
      <text:p text:style-name="P19"/>
      <text:p text:style-name="P19"/>
      <text:p text:style-name="P19">. {</text:p>
      <text:p text:style-name="P19"><text:s text:c="4"/>errorToken = yytext();</text:p>
      <text:p text:style-name="P19"><text:s text:c="4"/>errorLinea = yyline ;</text:p>
      <text:p text:style-name="P19"><text:s text:c="4"/>errorColumna = yycolumn+1;</text:p>
      <text:p text:style-name="P19"><text:s text:c="4"/>if(yyline==0){</text:p>
      <text:p text:style-name="P19"><text:s text:c="8"/>errorLinea=yyline+1;</text:p>
      <text:p text:style-name="P19"><text:s text:c="4"/>}</text:p>
      <text:p text:style-name="P19"><text:s text:c="4"/>System.out.println("Error léxico detectado: '" + errorToken + "' en línea " + errorLinea + ", columna " + errorColumna);</text:p>
      <text:p text:style-name="P19"><text:s text:c="4"/>throw new RuntimeException("Error léxico: '" + errorToken + "' en línea " + errorLinea + ", columna " + errorColumna);</text:p>
      <text:p text:style-name="P18"><text:span text:style-name="T21">}</text:span></text:p>
      <text:p text:style-name="P14"><text:soft-page-break/><text:span text:style-name="Strong_20_Emphasis"><text:span text:style-name="T15">Tokens o lexers sCL:</text:span></text:span></text:p>
      <text:p text:style-name="P20">package Archivos_sCL;</text:p>
      <text:p text:style-name="P20"/>
      <text:p text:style-name="P20">import java_cup.runtime.Symbol;</text:p>
      <text:p text:style-name="P20"/>
      <text:p text:style-name="P20">parser code {:</text:p>
      <text:p text:style-name="P20"/>
      <text:p text:style-name="P20"><text:s text:c="4"/>public int accion=0;</text:p>
      <text:p text:style-name="P20"><text:s text:c="4"/>public int objetivo=0; </text:p>
      <text:p text:style-name="P20"><text:s text:c="4"/>public boolean instruccionValida = false;</text:p>
      <text:p text:style-name="P20"><text:s text:c="4"/>public String mensaje = "";</text:p>
      <text:p text:style-name="P20"><text:s text:c="4"/>public String orde = "";</text:p>
      <text:p text:style-name="P20"><text:s text:c="4"/>public String instrccion = "";</text:p>
      <text:p text:style-name="P20">:}</text:p>
      <text:p text:style-name="P20"/>
      <text:p text:style-name="P20">action code {:</text:p>
      <text:p text:style-name="P20">:}</text:p>
      <text:p text:style-name="P20"/>
      <text:p text:style-name="P20">terminal String CREAR, OBTENER, SITIO,AGREGAR, PAGINA,PAGINAS,PAGINASITIOS,SITIOS, PARAMETRO, COMA,DELETE, MODIFICAR , TRANPILAR ;</text:p>
      <text:p text:style-name="P20"/>
      <text:p text:style-name="P20">nonterminal INICIO;</text:p>
      <text:p text:style-name="P20">nonterminal INSTRUCCION, INSTRUCCIONES;</text:p>
      <text:p text:style-name="P20">nonterminal PARAMETROS;</text:p>
      <text:p text:style-name="P20">start with INICIO;</text:p>
      <text:p text:style-name="P20"/>
      <text:p text:style-name="P20">INICIO::=INSTRUCCIONES {:RESULT = instrccion;:};</text:p>
      <text:p text:style-name="P20"/>
      <text:p text:style-name="P20">INSTRUCCIONES ::= INSTRUCCIONES INSTRUCCION</text:p>
      <text:p text:style-name="P20"><text:s text:c="16"/>| INSTRUCCION</text:p>
      <text:p text:style-name="P20"><text:s text:c="16"/>| error</text:p>
      <text:p text:style-name="P20"><text:s text:c="16"/>{:</text:p>
      <text:p text:style-name="P20"><text:s text:c="17"/>mensaje="❌ ERROR DE SINTAXIS";</text:p>
      <text:p text:style-name="P20"><text:s text:c="20"/>instrccion = "Error de sintaxis: instrucción inválida";</text:p>
      <text:p text:style-name="P20"><text:s text:c="20"/>instruccionValida = false;</text:p>
      <text:p text:style-name="P20"><text:s text:c="20"/>RESULT = null;</text:p>
      <text:p text:style-name="P20"><text:s text:c="16"/>:};</text:p>
      <text:p text:style-name="P20"/>
      <text:p text:style-name="P20"/>
      <text:p text:style-name="P20">INSTRUCCION ::= CREAR:c SITIO:s PARAMETRO:pa</text:p>
      <text:p text:style-name="P20"><text:s text:c="2"/>{:</text:p>
      <text:p text:style-name="P20"><text:soft-page-break/><text:s text:c="4"/>orde = c + s + pa + "\n";</text:p>
      <text:p text:style-name="P20"><text:s text:c="4"/>instruccionValida = true;</text:p>
      <text:p text:style-name="P20"><text:s text:c="4"/>instrccion = orde;</text:p>
      <text:p text:style-name="P20"><text:s text:c="4"/>accion=1;</text:p>
      <text:p text:style-name="P20"><text:s text:c="4"/>objetivo=2;</text:p>
      <text:p text:style-name="P20"><text:s text:c="4"/>mensaje=" COMPILACION EXITOSA: crear sitio"; </text:p>
      <text:p text:style-name="P20"><text:s text:c="2"/>:}</text:p>
      <text:p text:style-name="P20"><text:s text:c="2"/>| CREAR:c PAGINA:p PARAMETRO:pa</text:p>
      <text:p text:style-name="P20"><text:s text:c="2"/>{:</text:p>
      <text:p text:style-name="P20"><text:s text:c="4"/>orde = c + p + pa + "\n";</text:p>
      <text:p text:style-name="P20"><text:s text:c="4"/>instruccionValida = true;</text:p>
      <text:p text:style-name="P20"><text:s text:c="4"/>instrccion = orde;</text:p>
      <text:p text:style-name="P20"><text:s text:c="4"/>accion=1;</text:p>
      <text:p text:style-name="P20"><text:s text:c="4"/>objetivo=1;</text:p>
      <text:p text:style-name="P20"><text:s text:c="4"/>mensaje=" COMPILACION EXITOSA: crear pagina"; </text:p>
      <text:p text:style-name="P20"><text:s text:c="2"/>:}</text:p>
      <text:p text:style-name="P20"><text:s text:c="2"/>;</text:p>
      <text:p text:style-name="P20"/>
      <text:p text:style-name="P20">PARAMETROS::=PARAMETRO COMA PARAMETRO</text:p>
      <text:p text:style-name="P20"><text:s text:c="12"/>|PARAMETRO;</text:p>
      <text:p text:style-name="P20"/>
      <text:p text:style-name="P20"><text:s text:c="2"/>INSTRUCCION ::= AGREGAR:a PAGINA:s PARAMETROS:pa</text:p>
      <text:p text:style-name="P20"><text:s text:c="2"/>{:</text:p>
      <text:p text:style-name="P20"><text:s text:c="4"/>orde = a + s + pa + "\n";</text:p>
      <text:p text:style-name="P20"><text:s text:c="4"/>instruccionValida = true;</text:p>
      <text:p text:style-name="P20"><text:s text:c="4"/>instrccion = orde;</text:p>
      <text:p text:style-name="P20"><text:s text:c="4"/>accion=2;</text:p>
      <text:p text:style-name="P20"><text:s text:c="4"/>objetivo=1;</text:p>
      <text:p text:style-name="P20"><text:s text:c="4"/>mensaje=" COMPILACION EXITOSA: AGREGAR PAGINA"; </text:p>
      <text:p text:style-name="P20"><text:s text:c="2"/>:}</text:p>
      <text:p text:style-name="P20"><text:s text:c="2"/>;</text:p>
      <text:p text:style-name="P20"/>
      <text:p text:style-name="P20"/>
      <text:p text:style-name="P20"/>
      <text:p text:style-name="P20"><text:s text:c="2"/>INSTRUCCION ::= MODIFICAR:a PAGINA:s PARAMETROS:pa</text:p>
      <text:p text:style-name="P20"><text:s text:c="2"/>{:</text:p>
      <text:p text:style-name="P20"><text:s text:c="4"/>orde = a + s + pa + "\n";</text:p>
      <text:p text:style-name="P20"><text:s text:c="4"/>instruccionValida = true;</text:p>
      <text:p text:style-name="P20"><text:s text:c="4"/>instrccion = orde;</text:p>
      <text:p text:style-name="P20"><text:s text:c="4"/>accion=3;</text:p>
      <text:p text:style-name="P20"><text:s text:c="4"/>objetivo=1;</text:p>
      <text:p text:style-name="P20"><text:s text:c="4"/>mensaje=" COMPILACION EXITOSA: MODIFICAR PAGINA"; </text:p>
      <text:p text:style-name="P20"><text:s text:c="2"/>:}</text:p>
      <text:p text:style-name="P20"><text:soft-page-break/><text:s text:c="2"/>;</text:p>
      <text:p text:style-name="P20"/>
      <text:p text:style-name="P20"><text:s text:c="2"/>INSTRUCCION ::= TRANPILAR:a PAGINA:s PARAMETROS:pa</text:p>
      <text:p text:style-name="P20"><text:s text:c="2"/>{:</text:p>
      <text:p text:style-name="P20"><text:s text:c="4"/>orde = a + s + pa + "\n";</text:p>
      <text:p text:style-name="P20"><text:s text:c="4"/>instruccionValida = true;</text:p>
      <text:p text:style-name="P20"><text:s text:c="4"/>instrccion = orde;</text:p>
      <text:p text:style-name="P20"><text:s text:c="4"/>accion=6;</text:p>
      <text:p text:style-name="P20"><text:s text:c="4"/>objetivo=1;</text:p>
      <text:p text:style-name="P20"><text:s text:c="4"/>mensaje=" COMPILACION EXITOSA: TRAMPILAR PAGINA"; </text:p>
      <text:p text:style-name="P20"><text:s text:c="2"/>:}</text:p>
      <text:p text:style-name="P20"><text:s text:c="2"/>;</text:p>
      <text:p text:style-name="P20"/>
      <text:p text:style-name="P20"/>
      <text:p text:style-name="P20"/>
      <text:p text:style-name="P20"><text:s text:c="2"/>INSTRUCCION ::= DELETE:a PAGINA:s PARAMETROS:pa</text:p>
      <text:p text:style-name="P20"><text:s text:c="2"/>{:</text:p>
      <text:p text:style-name="P20"><text:s text:c="4"/>orde = a + s + pa + "\n";</text:p>
      <text:p text:style-name="P20"><text:s text:c="4"/>instruccionValida = true;</text:p>
      <text:p text:style-name="P20"><text:s text:c="4"/>instrccion = orde;</text:p>
      <text:p text:style-name="P20"><text:s text:c="4"/>accion=4;</text:p>
      <text:p text:style-name="P20"><text:s text:c="4"/>objetivo=1;</text:p>
      <text:p text:style-name="P20"><text:s text:c="4"/>mensaje=" COMPILACION EXITOSA: DELETE PAGINA"; </text:p>
      <text:p text:style-name="P20"><text:s text:c="2"/>:}</text:p>
      <text:p text:style-name="P20"><text:s text:c="2"/>|DELETE:a SITIO:s PARAMETROS:pa</text:p>
      <text:p text:style-name="P20"><text:s text:c="2"/>{:</text:p>
      <text:p text:style-name="P20"><text:s text:c="4"/>orde = a + s + pa + "\n";</text:p>
      <text:p text:style-name="P20"><text:s text:c="4"/>instruccionValida = true;</text:p>
      <text:p text:style-name="P20"><text:s text:c="4"/>instrccion = orde;</text:p>
      <text:p text:style-name="P20"><text:s text:c="4"/>accion=4;</text:p>
      <text:p text:style-name="P20"><text:s text:c="4"/>objetivo=2;</text:p>
      <text:p text:style-name="P20"><text:s text:c="4"/>mensaje=" COMPILACION EXITOSA: DELETE PAGINA"; </text:p>
      <text:p text:style-name="P20"><text:s text:c="2"/>:}</text:p>
      <text:p text:style-name="P20"><text:s text:c="2"/>;</text:p>
      <text:p text:style-name="P20"/>
      <text:p text:style-name="P20">INSTRUCCION ::= OBTENER:o SITIO:s PARAMETRO:pa</text:p>
      <text:p text:style-name="P20"><text:s text:c="2"/>{:</text:p>
      <text:p text:style-name="P20"><text:s text:c="4"/>orde= o+s+pa+"\n";</text:p>
      <text:p text:style-name="P20"><text:s text:c="4"/>instruccionValida = true;</text:p>
      <text:p text:style-name="P20"><text:s text:c="4"/>instrccion = orde;</text:p>
      <text:p text:style-name="P20"><text:s text:c="4"/>accion=5;</text:p>
      <text:p text:style-name="P20"><text:s text:c="4"/>objetivo=2;</text:p>
      <text:p text:style-name="P20"><text:s text:c="5"/>mensaje=" COMPILACION EXITOSA: OBTENER SITIO"; </text:p>
      <text:p text:style-name="P20"><text:soft-page-break/><text:s text:c="2"/>:}</text:p>
      <text:p text:style-name="P20"><text:s text:c="2"/>|</text:p>
      <text:p text:style-name="P20"><text:s text:c="2"/>OBTENER:o PAGINA:p PARAMETROS:pa</text:p>
      <text:p text:style-name="P20"><text:s text:c="2"/>{:</text:p>
      <text:p text:style-name="P20"><text:s text:c="4"/>orde= o+p+pa+"\n";</text:p>
      <text:p text:style-name="P20"><text:s text:c="4"/>instruccionValida = true;</text:p>
      <text:p text:style-name="P20"><text:s text:c="4"/>instrccion = orde;</text:p>
      <text:p text:style-name="P20"><text:s text:c="4"/>accion=5;</text:p>
      <text:p text:style-name="P20"><text:s text:c="4"/>objetivo=1;</text:p>
      <text:p text:style-name="P20"><text:s text:c="5"/>mensaje=" COMPILACION EXITOSA: OBTENER PAGINA"; </text:p>
      <text:p text:style-name="P20"><text:s text:c="2"/>:}</text:p>
      <text:p text:style-name="P20"><text:s text:c="2"/>|</text:p>
      <text:p text:style-name="P20"><text:s text:c="2"/>OBTENER:o PAGINASITIOS:p PARAMETRO:pa</text:p>
      <text:p text:style-name="P20"><text:s text:c="2"/>{:</text:p>
      <text:p text:style-name="P20"><text:s text:c="4"/>orde= o+p+"\n";</text:p>
      <text:p text:style-name="P20"><text:s text:c="4"/>instruccionValida = true;</text:p>
      <text:p text:style-name="P20"><text:s text:c="4"/>instrccion = orde;</text:p>
      <text:p text:style-name="P20"><text:s text:c="4"/>accion=5;</text:p>
      <text:p text:style-name="P20"><text:s text:c="4"/>objetivo=5;</text:p>
      <text:p text:style-name="P20"><text:s text:c="5"/>mensaje=" COMPILACION EXITOSA: OBTENER PAGINAS"; </text:p>
      <text:p text:style-name="P20"><text:s text:c="2"/>:}</text:p>
      <text:p text:style-name="P20"><text:s text:c="2"/>|</text:p>
      <text:p text:style-name="P20"><text:s text:c="2"/>OBTENER:o SITIOS:s</text:p>
      <text:p text:style-name="P20"><text:s text:c="2"/>{:</text:p>
      <text:p text:style-name="P20"><text:s text:c="4"/>orde= o+s+"\n";</text:p>
      <text:p text:style-name="P20"><text:s text:c="4"/>instruccionValida = true;</text:p>
      <text:p text:style-name="P20"><text:s text:c="4"/>instrccion = orde;</text:p>
      <text:p text:style-name="P20"><text:s text:c="4"/>accion=5;</text:p>
      <text:p text:style-name="P20"><text:s text:c="4"/>objetivo=3;</text:p>
      <text:p text:style-name="P20"><text:s text:c="5"/>mensaje=" COMPILACION EXITOSA: OBTENER SITIOS"; </text:p>
      <text:p text:style-name="P20"><text:s text:c="2"/>:}</text:p>
      <text:p text:style-name="P20"><text:s text:c="2"/>|</text:p>
      <text:p text:style-name="P20"><text:s text:c="2"/>OBTENER:o PAGINAS:p</text:p>
      <text:p text:style-name="P20"><text:s text:c="2"/>{:</text:p>
      <text:p text:style-name="P20"><text:s text:c="4"/>orde= o+p+"\n";</text:p>
      <text:p text:style-name="P20"><text:s text:c="4"/>instruccionValida = true;</text:p>
      <text:p text:style-name="P20"><text:s text:c="4"/>instrccion = orde;</text:p>
      <text:p text:style-name="P20"><text:s text:c="4"/>accion=5;</text:p>
      <text:p text:style-name="P20"><text:s text:c="4"/>objetivo=4;</text:p>
      <text:p text:style-name="P20"><text:s text:c="5"/>mensaje=" COMPILACION EXITOSA: OBTENER PAGINAS"; </text:p>
      <text:p text:style-name="P20"><text:s text:c="2"/>:}</text:p>
      <text:p text:style-name="P20"><text:s text:c="2"/>;</text:p>
      <text:p text:style-name="P14"><text:soft-page-break/><text:span text:style-name="Strong_20_Emphasis"><text:span text:style-name="T15">Tokens o lexers MinimalReact:</text:span></text:span></text:p>
      <text:p text:style-name="P15">LEXERTipeScript//////////////////////////////////////////////////////</text:p>
      <text:p text:style-name="P15"/>
      <text:p text:style-name="P15"><text:s text:c="8"/>MAS : '+';</text:p>
      <text:p text:style-name="P15"><text:s text:c="8"/>MENOS :'-';</text:p>
      <text:p text:style-name="P15"><text:s text:c="8"/>MUL :'*';</text:p>
      <text:p text:style-name="P15"><text:s text:c="8"/>DIV :'/';</text:p>
      <text:p text:style-name="P15"><text:s text:c="8"/>POT :'^';</text:p>
      <text:p text:style-name="P15"><text:s text:c="8"/>CONST:'const';</text:p>
      <text:p text:style-name="P15"><text:s text:c="8"/>REGRESO:'return';</text:p>
      <text:p text:style-name="P15"><text:s text:c="8"/>COMA:',';</text:p>
      <text:p text:style-name="P15"><text:s text:c="8"/>PAR1: '(';</text:p>
      <text:p text:style-name="P15"><text:s text:c="8"/>PAR2: ')';</text:p>
      <text:p text:style-name="P15"><text:s text:c="8"/>ASIGNACIO:'=';</text:p>
      <text:p text:style-name="P15"><text:s text:c="8"/>ASIGNACIO_PAGINA:'=&gt;';</text:p>
      <text:p text:style-name="P15"><text:s text:c="8"/>CORCH1:'{';</text:p>
      <text:p text:style-name="P15"><text:s text:c="8"/>CORCH2:'}';</text:p>
      <text:p text:style-name="P15"><text:s text:c="8"/>MAYOR_QUE:'&gt;';</text:p>
      <text:p text:style-name="P15"><text:s text:c="8"/>MENOR_QUE:'&lt;';</text:p>
      <text:p text:style-name="P15"><text:s text:c="8"/>DIFERENTE:'!=';</text:p>
      <text:p text:style-name="P15"><text:s text:c="8"/>FINI_NSTRUCCION:';';</text:p>
      <text:p text:style-name="P15"><text:s text:c="8"/>DECIMAL:[0-9]+'.'[0-9]+;</text:p>
      <text:p text:style-name="P15"><text:s text:c="8"/>ENTERO:[0-9]+;</text:p>
      <text:p text:style-name="P15"><text:s text:c="8"/>DOS_PUNTOS:':';</text:p>
      <text:p text:style-name="P15"><text:s text:c="8"/>CADENA:'"'.*?'"';</text:p>
      <text:p text:style-name="P15"><text:s text:c="8"/>CARACTER : '\'' . '\'';</text:p>
      <text:p text:style-name="P15"><text:s text:c="8"/>IDENTIFICADOR:[a-zA-Z]+[\\_a-zA-Z0-9]*;</text:p>
      <text:p text:style-name="P15"><text:s text:c="8"/>WS: [ \t\r\n]+ -&gt; skip ; </text:p>
      <text:p text:style-name="P15"/>
      <text:p text:style-name="P15"><text:s text:c="8"/>//##### palabras reservadas </text:p>
      <text:p text:style-name="P15"><text:s text:c="8"/>IF: 'if';</text:p>
      <text:p text:style-name="P15"><text:s text:c="8"/>ELSE: 'else';</text:p>
      <text:p text:style-name="P15"><text:s text:c="8"/>VAR:'var';</text:p>
      <text:p text:style-name="P15"><text:s text:c="8"/>CONSOLE:'console';</text:p>
      <text:p text:style-name="P15"><text:s text:c="8"/>LOG:'log';</text:p>
      <text:p text:style-name="P15"><text:s text:c="8"/>FUNCTION:'function';</text:p>
      <text:p text:style-name="P15"/>
      <text:p text:style-name="P15"><text:s text:c="8"/>//tipos</text:p>
      <text:p text:style-name="P15"><text:s text:c="8"/>NUMBER:'number';</text:p>
      <text:p text:style-name="P15"><text:soft-page-break/><text:s text:c="8"/>STRING:'string';</text:p>
      <text:p text:style-name="P15"><text:s text:c="8"/>CHAR:'char';</text:p>
      <text:p text:style-name="P15"><text:s text:c="8"/>BOOLEAN:'boolean';</text:p>
      <text:p text:style-name="P15"><text:s text:c="8"/>VOID:'void';</text:p>
      <text:p text:style-name="P15"/>
      <text:p text:style-name="P15"><text:s text:c="8"/>//boleanos</text:p>
      <text:p text:style-name="P15"><text:s text:c="8"/>TRUE:'true';</text:p>
      <text:p text:style-name="P15"><text:s text:c="8"/>FALSE:'false';</text:p>
      <text:p text:style-name="P15"/>
      <text:p text:style-name="P15"><text:s text:c="8"/>/////////////////////////////////////////////////////////////</text:p>
      <text:p text:style-name="P15"/>
      <text:p text:style-name="P15"/>
      <text:p text:style-name="P15"><text:s text:c="8"/>//Lexer HTML ////////////////////////////////////////////////</text:p>
      <text:p text:style-name="P15"/>
      <text:p text:style-name="P15"><text:s text:c="8"/>MAIN:'main';</text:p>
      <text:p text:style-name="P15"><text:s text:c="8"/>HEADERS: 'h'[1-6];</text:p>
      <text:p text:style-name="P15"><text:s text:c="8"/>PARRAFO:'p';</text:p>
      <text:p text:style-name="P15"><text:s text:c="8"/>BOTON:'button';</text:p>
      <text:p text:style-name="P15"><text:s text:c="8"/>ONCLICK:'onClick';</text:p>
      <text:p text:style-name="P15"><text:s text:c="8"/>INPUT:'input';</text:p>
      <text:p text:style-name="P15"/>
      <text:p text:style-name="P15"><text:s text:c="8"/>/////////////////////////////////////////////////////////////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<text:span text:style-name="Strong_20_Emphasis"><text:span text:style-name="T12">Gramáticas</text:span></text:span></text:p>
      <text:p text:style-name="P16"><text:bookmark-start text:name="__DdeLink__1254_3409435134"/><text:span text:style-name="Strong_20_Emphasis"><text:span text:style-name="T16">Gramatica sHTTP</text:span></text:span><text:bookmark-end text:name="__DdeLink__1254_3409435134"/></text:p>
      <text:p text:style-name="P17"><text:span text:style-name="Strong_20_Emphasis"><text:span text:style-name="T22">package Archivos_sHTTP;</text:span></text:span></text:p>
      <text:p text:style-name="P17"><text:span text:style-name="Strong_20_Emphasis"><text:span text:style-name="T22">import java_cup.runtime.Symbol;</text:span></text:span></text:p>
      <text:p text:style-name="P17"><text:span text:style-name="Strong_20_Emphasis"><text:span text:style-name="T22">parser code {: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4"/>public int metodo=0;</text:span></text:span></text:p>
      <text:p text:style-name="P17"><text:span text:style-name="Strong_20_Emphasis"><text:span text:style-name="T22"><text:s text:c="4"/>public int objetivo=0;</text:span></text:span></text:p>
      <text:p text:style-name="P17"><text:span text:style-name="Strong_20_Emphasis"><text:span text:style-name="T22"><text:s text:c="4"/>public boolean instruccionValida = false;</text:span></text:span></text:p>
      <text:p text:style-name="P17"><text:span text:style-name="Strong_20_Emphasis"><text:span text:style-name="T22"><text:s text:c="4"/>public String mensaje = "";</text:span></text:span></text:p>
      <text:p text:style-name="P17"><text:span text:style-name="Strong_20_Emphasis"><text:span text:style-name="T22"><text:s text:c="4"/>public String orde = "";</text:span></text:span></text:p>
      <text:p text:style-name="P17"><text:span text:style-name="Strong_20_Emphasis"><text:span text:style-name="T22"><text:s text:c="4"/>public String instrccion = "";</text:span></text:span></text:p>
      <text:p text:style-name="P17"><text:span text:style-name="Strong_20_Emphasis"><text:span text:style-name="T22">:}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terminal String POST, SITIO, SITIOS, PAGINA,PAGINAS,PAGINASITIOS , GET, PATCH;</text:span></text:span></text:p>
      <text:p text:style-name="P17"><text:span text:style-name="Strong_20_Emphasis"><text:span text:style-name="T22">nonterminal INICIO;</text:span></text:span></text:p>
      <text:p text:style-name="P17"><text:span text:style-name="Strong_20_Emphasis"><text:span text:style-name="T22">nonterminal INSTRUCCION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start with INICIO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ICIO ::= INSTRUCCION</text:span></text:span></text:p>
      <text:p text:style-name="P17"><text:span text:style-name="Strong_20_Emphasis"><text:span text:style-name="T22"><text:s text:c="8"/>{:</text:span></text:span></text:p>
      <text:p text:style-name="P17"><text:span text:style-name="Strong_20_Emphasis"><text:span text:style-name="T22"><text:s text:c="12"/>RESULT = instrccion;</text:span></text:span></text:p>
      <text:p text:style-name="P17"><text:span text:style-name="Strong_20_Emphasis"><text:span text:style-name="T22"><text:s text:c="8"/>:}</text:span></text:span></text:p>
      <text:p text:style-name="P17"><text:span text:style-name="Strong_20_Emphasis"><text:span text:style-name="T22"><text:s text:c="8"/>|error</text:span></text:span></text:p>
      <text:p text:style-name="P17"><text:span text:style-name="Strong_20_Emphasis"><text:span text:style-name="T22"><text:s text:c="8"/>{:</text:span></text:span></text:p>
      <text:p text:style-name="P17"><text:span text:style-name="Strong_20_Emphasis"><text:span text:style-name="T22"><text:s text:c="12"/>mensaje=" ERROR DE SINTAXIS";</text:span></text:span></text:p>
      <text:p text:style-name="P17"><text:span text:style-name="Strong_20_Emphasis"><text:span text:style-name="T22"><text:s text:c="12"/>instrccion = "Error de sintaxis: instrucción inválida";</text:span></text:span></text:p>
      <text:p text:style-name="P17"><text:span text:style-name="Strong_20_Emphasis"><text:span text:style-name="T22"><text:s text:c="12"/>instruccionValida = false;</text:span></text:span></text:p>
      <text:p text:style-name="P17"><text:span text:style-name="Strong_20_Emphasis"><text:span text:style-name="T22"><text:s text:c="12"/>RESULT = null;</text:span></text:span></text:p>
      <text:p text:style-name="P17"><text:span text:style-name="Strong_20_Emphasis"><text:span text:style-name="T22"><text:s text:c="8"/>:}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POST:p SITIO:s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s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1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COMPILACION EXITOSA: POST SITIO"; </text:span></text:span></text:p>
      <text:p text:style-name="P17"><text:soft-page-break/><text:span text:style-name="Strong_20_Emphasis"><text:span text:style-name="T22"><text:s text:c="2"/>:}</text:span></text:span></text:p>
      <text:p text:style-name="P17"><text:span text:style-name="Strong_20_Emphasis"><text:span text:style-name="T22"><text:s text:c="2"/>| POST:p PAGINA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1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POST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GET:p SITIO:s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s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2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GET SITIO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 GET:p PAGINA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2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GET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PATCH:p SITIO:s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s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3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PATCH SITIO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 PATCH:p PAGINA:pa</text:span></text:span></text:p>
      <text:p text:style-name="P17"><text:span text:style-name="Strong_20_Emphasis"><text:span text:style-name="T22"><text:s text:c="2"/>{:</text:span></text:span></text:p>
      <text:p text:style-name="P17"><text:soft-page-break/><text:span text:style-name="Strong_20_Emphasis"><text:span text:style-name="T22"><text:s text:c="4"/>orde = p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3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PATCH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GET:p SITIOS:s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p + s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2;</text:span></text:span></text:p>
      <text:p text:style-name="P17"><text:span text:style-name="Strong_20_Emphasis"><text:span text:style-name="T22"><text:s text:c="4"/>objetivo=3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GET SITIOS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</text:span></text:span></text:p>
      <text:p text:style-name="P17"><text:span text:style-name="Strong_20_Emphasis"><text:span text:style-name="T22"><text:s text:c="2"/>GET:g PAGINAS:p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g + p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2;</text:span></text:span></text:p>
      <text:p text:style-name="P17"><text:span text:style-name="Strong_20_Emphasis"><text:span text:style-name="T22"><text:s text:c="4"/>objetivo=4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GET PAGINAS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3"/>|</text:span></text:span></text:p>
      <text:p text:style-name="P17"><text:span text:style-name="Strong_20_Emphasis"><text:span text:style-name="T22"><text:s text:c="4"/>GET:g PAGINASITIOS:p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g + p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metodo=2;</text:span></text:span></text:p>
      <text:p text:style-name="P17"><text:span text:style-name="Strong_20_Emphasis"><text:span text:style-name="T22"><text:s text:c="4"/>objetivo=5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mensaje=" COMPILACION EXITOSA: GET PAGINASITIO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oft-page-break/><text:span text:style-name="Strong_20_Emphasis"><text:span text:style-name="T18">Gramática sCL</text:span></text:span></text:p>
      <text:p text:style-name="P17"><text:span text:style-name="Strong_20_Emphasis"><text:span text:style-name="T22">package Archivos_sCL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mport java_cup.runtime.Symbol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parser code {: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4"/>public int accion=0;</text:span></text:span></text:p>
      <text:p text:style-name="P17"><text:span text:style-name="Strong_20_Emphasis"><text:span text:style-name="T22"><text:s text:c="4"/>public int objetivo=0; </text:span></text:span></text:p>
      <text:p text:style-name="P17"><text:span text:style-name="Strong_20_Emphasis"><text:span text:style-name="T22"><text:s text:c="4"/>public boolean instruccionValida = false;</text:span></text:span></text:p>
      <text:p text:style-name="P17"><text:span text:style-name="Strong_20_Emphasis"><text:span text:style-name="T22"><text:s text:c="4"/>public String mensaje = "";</text:span></text:span></text:p>
      <text:p text:style-name="P17"><text:span text:style-name="Strong_20_Emphasis"><text:span text:style-name="T22"><text:s text:c="4"/>public String orde = "";</text:span></text:span></text:p>
      <text:p text:style-name="P17"><text:span text:style-name="Strong_20_Emphasis"><text:span text:style-name="T22"><text:s text:c="4"/>public String instrccion = "";</text:span></text:span></text:p>
      <text:p text:style-name="P17"><text:span text:style-name="Strong_20_Emphasis"><text:span text:style-name="T22">:}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action code {:</text:span></text:span></text:p>
      <text:p text:style-name="P17"><text:span text:style-name="Strong_20_Emphasis"><text:span text:style-name="T22">:}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terminal String CREAR, OBTENER, SITIO,AGREGAR, PAGINA,PAGINAS,PAGINASITIOS,SITIOS, PARAMETRO, COMA,DELETE, MODIFICAR , TRANPILAR 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nonterminal INICIO;</text:span></text:span></text:p>
      <text:p text:style-name="P17"><text:span text:style-name="Strong_20_Emphasis"><text:span text:style-name="T22">nonterminal INSTRUCCION, INSTRUCCIONES;</text:span></text:span></text:p>
      <text:p text:style-name="P17"><text:span text:style-name="Strong_20_Emphasis"><text:span text:style-name="T22">nonterminal PARAMETROS;</text:span></text:span></text:p>
      <text:p text:style-name="P17"><text:span text:style-name="Strong_20_Emphasis"><text:span text:style-name="T22">start with INICIO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ICIO::=INSTRUCCIONES {:RESULT = instrccion;:}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ES ::= INSTRUCCIONES INSTRUCCION</text:span></text:span></text:p>
      <text:p text:style-name="P17"><text:span text:style-name="Strong_20_Emphasis"><text:span text:style-name="T22"><text:s text:c="16"/>| INSTRUCCION</text:span></text:span></text:p>
      <text:p text:style-name="P17"><text:span text:style-name="Strong_20_Emphasis"><text:span text:style-name="T22"><text:s text:c="16"/>| error</text:span></text:span></text:p>
      <text:p text:style-name="P17"><text:span text:style-name="Strong_20_Emphasis"><text:span text:style-name="T22"><text:s text:c="16"/>{:</text:span></text:span></text:p>
      <text:p text:style-name="P17"><text:span text:style-name="Strong_20_Emphasis"><text:span text:style-name="T22"><text:s text:c="17"/>mensaje="❌ ERROR DE SINTAXIS";</text:span></text:span></text:p>
      <text:p text:style-name="P17"><text:span text:style-name="Strong_20_Emphasis"><text:span text:style-name="T22"><text:s text:c="20"/>instrccion = "Error de sintaxis: instrucción inválida";</text:span></text:span></text:p>
      <text:p text:style-name="P17"><text:span text:style-name="Strong_20_Emphasis"><text:span text:style-name="T22"><text:s text:c="20"/>instruccionValida = false;</text:span></text:span></text:p>
      <text:p text:style-name="P17"><text:span text:style-name="Strong_20_Emphasis"><text:span text:style-name="T22"><text:s text:c="20"/>RESULT = null;</text:span></text:span></text:p>
      <text:p text:style-name="P17"><text:span text:style-name="Strong_20_Emphasis"><text:span text:style-name="T22"><text:s text:c="16"/>:}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CREAR:c SITIO:s PARAMETRO:pa</text:span></text:span></text:p>
      <text:p text:style-name="P17"><text:span text:style-name="Strong_20_Emphasis"><text:span text:style-name="T22"><text:s text:c="2"/>{:</text:span></text:span></text:p>
      <text:p text:style-name="P17"><text:soft-page-break/><text:span text:style-name="Strong_20_Emphasis"><text:span text:style-name="T22"><text:s text:c="4"/>orde = c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1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4"/>mensaje=" COMPILACION EXITOSA: crear sitio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 CREAR:c PAGINA:p PARAMETRO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c + p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1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mensaje=" COMPILACION EXITOSA: crear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PARAMETROS::=PARAMETRO COMA PARAMETRO</text:span></text:span></text:p>
      <text:p text:style-name="P17"><text:span text:style-name="Strong_20_Emphasis"><text:span text:style-name="T22"><text:s text:c="12"/>|PARAMETRO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2"/>INSTRUCCION ::= AGREGAR:a PAGINA:s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a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2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mensaje=" COMPILACION EXITOSA: AGREGAR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2"/>INSTRUCCION ::= MODIFICAR:a PAGINA:s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a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3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mensaje=" COMPILACION EXITOSA: MODIFICAR PAGINA"; </text:span></text:span></text:p>
      <text:p text:style-name="P17"><text:span text:style-name="Strong_20_Emphasis"><text:span text:style-name="T22"><text:s text:c="2"/>:}</text:span></text:span></text:p>
      <text:p text:style-name="P17"><text:soft-page-break/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2"/>INSTRUCCION ::= TRANPILAR:a PAGINA:s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a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6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mensaje=" COMPILACION EXITOSA: TRAMPILAR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<text:s text:c="2"/>INSTRUCCION ::= DELETE:a PAGINA:s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a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4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4"/>mensaje=" COMPILACION EXITOSA: DELETE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DELETE:a SITIO:s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 = a + s + pa + 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4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4"/>mensaje=" COMPILACION EXITOSA: DELETE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pan text:style-name="Strong_20_Emphasis"><text:span text:style-name="T22">INSTRUCCION ::= OBTENER:o SITIO:s PARAMETRO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= o+s+pa+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5;</text:span></text:span></text:p>
      <text:p text:style-name="P17"><text:span text:style-name="Strong_20_Emphasis"><text:span text:style-name="T22"><text:s text:c="4"/>objetivo=2;</text:span></text:span></text:p>
      <text:p text:style-name="P17"><text:span text:style-name="Strong_20_Emphasis"><text:span text:style-name="T22"><text:s text:c="5"/>mensaje=" COMPILACION EXITOSA: OBTENER SITIO"; </text:span></text:span></text:p>
      <text:p text:style-name="P17"><text:soft-page-break/><text:span text:style-name="Strong_20_Emphasis"><text:span text:style-name="T22"><text:s text:c="2"/>:}</text:span></text:span></text:p>
      <text:p text:style-name="P17"><text:span text:style-name="Strong_20_Emphasis"><text:span text:style-name="T22"><text:s text:c="2"/>|</text:span></text:span></text:p>
      <text:p text:style-name="P17"><text:span text:style-name="Strong_20_Emphasis"><text:span text:style-name="T22"><text:s text:c="2"/>OBTENER:o PAGINA:p PARAMETROS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= o+p+pa+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5;</text:span></text:span></text:p>
      <text:p text:style-name="P17"><text:span text:style-name="Strong_20_Emphasis"><text:span text:style-name="T22"><text:s text:c="4"/>objetivo=1;</text:span></text:span></text:p>
      <text:p text:style-name="P17"><text:span text:style-name="Strong_20_Emphasis"><text:span text:style-name="T22"><text:s text:c="5"/>mensaje=" COMPILACION EXITOSA: OBTENER PAGINA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</text:span></text:span></text:p>
      <text:p text:style-name="P17"><text:span text:style-name="Strong_20_Emphasis"><text:span text:style-name="T22"><text:s text:c="2"/>OBTENER:o PAGINASITIOS:p PARAMETRO:pa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= o+p+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5;</text:span></text:span></text:p>
      <text:p text:style-name="P17"><text:span text:style-name="Strong_20_Emphasis"><text:span text:style-name="T22"><text:s text:c="4"/>objetivo=5;</text:span></text:span></text:p>
      <text:p text:style-name="P17"><text:span text:style-name="Strong_20_Emphasis"><text:span text:style-name="T22"><text:s text:c="5"/>mensaje=" COMPILACION EXITOSA: OBTENER PAGINAS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</text:span></text:span></text:p>
      <text:p text:style-name="P17"><text:span text:style-name="Strong_20_Emphasis"><text:span text:style-name="T22"><text:s text:c="2"/>OBTENER:o SITIOS:s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= o+s+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5;</text:span></text:span></text:p>
      <text:p text:style-name="P17"><text:span text:style-name="Strong_20_Emphasis"><text:span text:style-name="T22"><text:s text:c="4"/>objetivo=3;</text:span></text:span></text:p>
      <text:p text:style-name="P17"><text:span text:style-name="Strong_20_Emphasis"><text:span text:style-name="T22"><text:s text:c="5"/>mensaje=" COMPILACION EXITOSA: OBTENER SITIOS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|</text:span></text:span></text:p>
      <text:p text:style-name="P17"><text:span text:style-name="Strong_20_Emphasis"><text:span text:style-name="T22"><text:s text:c="2"/>OBTENER:o PAGINAS:p</text:span></text:span></text:p>
      <text:p text:style-name="P17"><text:span text:style-name="Strong_20_Emphasis"><text:span text:style-name="T22"><text:s text:c="2"/>{:</text:span></text:span></text:p>
      <text:p text:style-name="P17"><text:span text:style-name="Strong_20_Emphasis"><text:span text:style-name="T22"><text:s text:c="4"/>orde= o+p+"\n";</text:span></text:span></text:p>
      <text:p text:style-name="P17"><text:span text:style-name="Strong_20_Emphasis"><text:span text:style-name="T22"><text:s text:c="4"/>instruccionValida = true;</text:span></text:span></text:p>
      <text:p text:style-name="P17"><text:span text:style-name="Strong_20_Emphasis"><text:span text:style-name="T22"><text:s text:c="4"/>instrccion = orde;</text:span></text:span></text:p>
      <text:p text:style-name="P17"><text:span text:style-name="Strong_20_Emphasis"><text:span text:style-name="T22"><text:s text:c="4"/>accion=5;</text:span></text:span></text:p>
      <text:p text:style-name="P17"><text:span text:style-name="Strong_20_Emphasis"><text:span text:style-name="T22"><text:s text:c="4"/>objetivo=4;</text:span></text:span></text:p>
      <text:p text:style-name="P17"><text:span text:style-name="Strong_20_Emphasis"><text:span text:style-name="T22"><text:s text:c="5"/>mensaje=" COMPILACION EXITOSA: OBTENER PAGINAS"; </text:span></text:span></text:p>
      <text:p text:style-name="P17"><text:span text:style-name="Strong_20_Emphasis"><text:span text:style-name="T22"><text:s text:c="2"/>:}</text:span></text:span></text:p>
      <text:p text:style-name="P17"><text:span text:style-name="Strong_20_Emphasis"><text:span text:style-name="T22"><text:s text:c="2"/>;</text:span></text:span></text:p>
      <text:p text:style-name="P17"><text:span text:style-name="Strong_20_Emphasis"><text:span text:style-name="T22"/></text:span></text:p>
      <text:p text:style-name="P17"><text:soft-page-break/><text:span text:style-name="Strong_20_Emphasis"><text:span text:style-name="T18">Gramática TipeScript</text:span></text:span></text:p>
      <text:p text:style-name="P17"><text:span text:style-name="Strong_20_Emphasis"><text:span text:style-name="T34"><text:s text:c="4"/></text:span></text:span></text:p>
      <text:p text:style-name="P17"><text:span text:style-name="Strong_20_Emphasis"><text:span text:style-name="T28">//parserTipeScript</text:span></text:span></text:p>
      <text:p text:style-name="P17"><text:span text:style-name="Strong_20_Emphasis"><text:span text:style-name="T28">inicio: declaracion_pagina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declaracion_pagina:CONST IDENTIFICADOR ASIGNACIO PAR1 PAR2 ASIGNACIO_PAGINA CORCH1 bloque_declaracion_pagina? regreso CORCH2| 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declaracion_pagina: intrucciones_tipe_scrip <text:s/>bloque_declaracion_pagina_prima</text:span></text:span></text:p>
      <text:p text:style-name="P17"><text:span text:style-name="Strong_20_Emphasis"><text:span text:style-name="T28"><text:s text:c="26"/>| declaracion_funcion <text:s/>bloque_declaracion_pagina_prima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declaracion_pagina_prima: intrucciones_tipe_scrip <text:s/>bloque_declaracion_pagina_prima</text:span></text:span></text:p>
      <text:p text:style-name="P17"><text:span text:style-name="Strong_20_Emphasis"><text:span text:style-name="T28"><text:s text:c="16"/>| declaracion_funcion <text:s/>bloque_declaracion_pagina_prima <text:s/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intrucciones_tipe_scrip returns[Resultado value]: </text:span></text:span></text:p>
      <text:p text:style-name="P17"><text:span text:style-name="Strong_20_Emphasis"><text:span text:style-name="T28"><text:s text:c="9"/>instruccion_tipo_script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><text:s text:c="24"/>if($instruccion_tipo_script.value==null)</text:span></text:span></text:p>
      <text:p text:style-name="P17"><text:span text:style-name="Strong_20_Emphasis"><text:span text:style-name="T28"><text:s text:c="24"/>{ <text:s text:c="6"/>$value = new Resultado();</text:span></text:span></text:p>
      <text:p text:style-name="P17"><text:span text:style-name="Strong_20_Emphasis"><text:span text:style-name="T28"><text:s text:c="32"/>$value.setBandera0(true);</text:span></text:span></text:p>
      <text:p text:style-name="P17"><text:span text:style-name="Strong_20_Emphasis"><text:span text:style-name="T28"><text:s text:c="24"/>}else{</text:span></text:span></text:p>
      <text:p text:style-name="P17"><text:span text:style-name="Strong_20_Emphasis"><text:span text:style-name="T28"><text:s text:c="32"/>if($instruccion_tipo_script.value.isBandera0()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);</text:span></text:span></text:p>
      <text:p text:style-name="P17"><text:span text:style-name="Strong_20_Emphasis"><text:span text:style-name="T28"><text:s text:c="40"/>$value.setBandera0(true); <text:s/>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 <text:s/>(intrucciones_tipe_scrip_prima <text:s/></text:span></text:span></text:p>
      <text:p text:style-name="P17"><text:span text:style-name="Strong_20_Emphasis"><text:span text:style-name="T28"><text:s text:c="24"/>{ <text:s text:c="6"/></text:span></text:span></text:p>
      <text:p text:style-name="P17"><text:span text:style-name="Strong_20_Emphasis"><text:span text:style-name="T28"><text:s text:c="31"/>if($instruccion_tipo_script.value==null)</text:span></text:span></text:p>
      <text:p text:style-name="P17"><text:span text:style-name="Strong_20_Emphasis"><text:span text:style-name="T28"><text:s text:c="32"/>{ <text:s text:c="6"/>$value = new Resultado();</text:span></text:span></text:p>
      <text:p text:style-name="P17"><text:span text:style-name="Strong_20_Emphasis"><text:span text:style-name="T28"><text:s text:c="40"/>$value.setBandera0(true);</text:span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if($instruccion_tipo_script.value.isBandera0() )</text:span></text:span></text:p>
      <text:p text:style-name="P17"><text:span text:style-name="Strong_20_Emphasis"><text:span text:style-name="T28"><text:s text:c="40"/>{ <text:s text:c="5"/></text:span></text:span></text:p>
      <text:p text:style-name="P17"><text:span text:style-name="Strong_20_Emphasis"><text:span text:style-name="T28"><text:s text:c="48"/>$value = new Resultado();</text:span></text:span></text:p>
      <text:p text:style-name="P17"><text:span text:style-name="Strong_20_Emphasis"><text:span text:style-name="T28"><text:s text:c="48"/>$value.setBandera0(true); <text:s/>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 </text:span></text:span></text:p>
      <text:p text:style-name="P17"><text:span text:style-name="Strong_20_Emphasis"><text:span text:style-name="T28"><text:s text:c="16"/>)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intrucciones_tipe_scrip_prima returns[Resultado value]: </text:span></text:span></text:p>
      <text:p text:style-name="P17"><text:soft-page-break/><text:span text:style-name="Strong_20_Emphasis"><text:span text:style-name="T28"/></text:span></text:p>
      <text:p text:style-name="P17"><text:span text:style-name="Strong_20_Emphasis"><text:span text:style-name="T28"><text:s text:c="8"/>instruccion_tipo_script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><text:s text:c="24"/>if($instruccion_tipo_script.value==null)</text:span></text:span></text:p>
      <text:p text:style-name="P17"><text:span text:style-name="Strong_20_Emphasis"><text:span text:style-name="T28"><text:s text:c="24"/>{ <text:s text:c="6"/>$value = new Resultado();</text:span></text:span></text:p>
      <text:p text:style-name="P17"><text:span text:style-name="Strong_20_Emphasis"><text:span text:style-name="T28"><text:s text:c="32"/>$value.setBandera0(true);</text:span></text:span></text:p>
      <text:p text:style-name="P17"><text:span text:style-name="Strong_20_Emphasis"><text:span text:style-name="T28"><text:s text:c="24"/>}else{</text:span></text:span></text:p>
      <text:p text:style-name="P17"><text:span text:style-name="Strong_20_Emphasis"><text:span text:style-name="T28"><text:s text:c="32"/>if($instruccion_tipo_script.value.isBandera0()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);</text:span></text:span></text:p>
      <text:p text:style-name="P17"><text:span text:style-name="Strong_20_Emphasis"><text:span text:style-name="T28"><text:s text:c="40"/>$value.setBandera0(true); <text:s/>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 <text:s/>(intrucciones_tipe_scrip_prima <text:s/></text:span></text:span></text:p>
      <text:p text:style-name="P17"><text:span text:style-name="Strong_20_Emphasis"><text:span text:style-name="T28"><text:s text:c="24"/>{ <text:s text:c="6"/></text:span></text:span></text:p>
      <text:p text:style-name="P17"><text:span text:style-name="Strong_20_Emphasis"><text:span text:style-name="T28"><text:s text:c="31"/>if($instruccion_tipo_script.value==null)</text:span></text:span></text:p>
      <text:p text:style-name="P17"><text:span text:style-name="Strong_20_Emphasis"><text:span text:style-name="T28"><text:s text:c="32"/>{ <text:s text:c="6"/>$value = new Resultado();</text:span></text:span></text:p>
      <text:p text:style-name="P17"><text:span text:style-name="Strong_20_Emphasis"><text:span text:style-name="T28"><text:s text:c="40"/>$value.setBandera0(true);</text:span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if($instruccion_tipo_script.value.isBandera0() )</text:span></text:span></text:p>
      <text:p text:style-name="P17"><text:span text:style-name="Strong_20_Emphasis"><text:span text:style-name="T28"><text:s text:c="40"/>{ <text:s text:c="5"/></text:span></text:span></text:p>
      <text:p text:style-name="P17"><text:span text:style-name="Strong_20_Emphasis"><text:span text:style-name="T28"><text:s text:c="48"/>$value = new Resultado();</text:span></text:span></text:p>
      <text:p text:style-name="P17"><text:span text:style-name="Strong_20_Emphasis"><text:span text:style-name="T28"><text:s text:c="48"/>$value.setBandera0(true); <text:s/>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 </text:span></text:span></text:p>
      <text:p text:style-name="P17"><text:span text:style-name="Strong_20_Emphasis"><text:span text:style-name="T28"><text:s text:c="16"/>)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| <text:s text:c="2"/>{ $value = new Resultado();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instruccion_tipo_script returns[Resultado value] locals[boolean error=false, String instruccion, boolean funcion=false, boolean if=false] 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creacionVariable </text:span></text:span></text:p>
      <text:p text:style-name="P17"><text:span text:style-name="Strong_20_Emphasis"><text:span text:style-name="T28"><text:s text:c="16"/>{ <text:s/></text:span></text:span></text:p>
      <text:p text:style-name="P17"><text:span text:style-name="Strong_20_Emphasis"><text:span text:style-name="T28"><text:s text:c="24"/>if($creacionVariable.value==null){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32"/>$value = new Resultado("ss");</text:span></text:span></text:p>
      <text:p text:style-name="P17"><text:span text:style-name="Strong_20_Emphasis"><text:span text:style-name="T28"><text:s text:c="32"/>$value.setBandera0(true)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1"/>errorif=true; errorEnFuncion=true; <text:s text:c="4"/></text:span></text:span></text:p>
      <text:p text:style-name="P17"><text:span text:style-name="Strong_20_Emphasis"><text:span text:style-name="T28"><text:s text:c="24"/>}else{</text:span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32"/>if($creacionVariable.value.isBandera0() )</text:span></text:span></text:p>
      <text:p text:style-name="P17"><text:soft-page-break/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"ss"); $value.setBandera0(true); <text:s text:c="2"/>errorEnFuncion=true; <text:s text:c="2"/>errorif=true;</text:span></text:span></text:p>
      <text:p text:style-name="P17"><text:span text:style-name="Strong_20_Emphasis"><text:span text:style-name="T28"><text:s text:c="33"/></text:span></text:span></text:p>
      <text:p text:style-name="P17"><text:span text:style-name="Strong_20_Emphasis"><text:span text:style-name="T28"><text:s text:c="32"/>}else{ $error=true; <text:s/>$funcion=declaracionFuncionEnCurso; <text:s/>$if=declaracioniFEnCurso;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an($creacionVariable.ctx,5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|asignacionVariable</text:span></text:span></text:p>
      <text:p text:style-name="P17"><text:span text:style-name="Strong_20_Emphasis"><text:span text:style-name="T28"><text:s text:c="8"/>{ <text:s/></text:span></text:span></text:p>
      <text:p text:style-name="P17"><text:span text:style-name="Strong_20_Emphasis"><text:span text:style-name="T28"><text:s text:c="24"/>if($asignacionVariable.value==null){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32"/>$value = new Resultado("ss"); $value.setBandera0(true); <text:s/>errorif=true; errorEnFuncion=true; <text:s text:c="2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else{</text:span></text:span></text:p>
      <text:p text:style-name="P17"><text:span text:style-name="Strong_20_Emphasis"><text:span text:style-name="T28"><text:s text:c="32"/>if($asignacionVariable.value.isBandera0()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"ss"); $value.setBandera0(true); <text:s/>errorif=true; errorEnFuncion=true; <text:s text:c="2"/>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32"/>}else{ $error=true; <text:s/>$funcion=declaracionFuncionEnCurso; $if=declaracioniFEnCurso;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7"/>an($asignacionVariable.ctx,6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|impresion_consola</text:span></text:span></text:p>
      <text:p text:style-name="P17"><text:span text:style-name="Strong_20_Emphasis"><text:span text:style-name="T28"><text:s text:c="16"/>{ <text:s/></text:span></text:span></text:p>
      <text:p text:style-name="P17"><text:span text:style-name="Strong_20_Emphasis"><text:span text:style-name="T28"><text:s text:c="24"/>if($impresion_consola.value==null){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32"/>$value = new Resultado("ss"); $value.setBandera0(true);errorif=true; <text:s/>errorEnFuncion=true; <text:s text:c="2"/></text:span></text:span></text:p>
      <text:p text:style-name="P17"><text:span text:style-name="Strong_20_Emphasis"><text:span text:style-name="T28"><text:s text:c="24"/>}else{</text:span></text:span></text:p>
      <text:p text:style-name="P17"><text:span text:style-name="Strong_20_Emphasis"><text:span text:style-name="T28"><text:s text:c="32"/>if($impresion_consola.value.isBandera1() ||$impresion_consola.value.isBandera2()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"ss");$value.setBandera0(true); <text:s text:c="2"/>errorif=true; errorEnFuncion=true; <text:s text:c="2"/></text:span></text:span></text:p>
      <text:p text:style-name="P17"><text:span text:style-name="Strong_20_Emphasis"><text:span text:style-name="T28"><text:s text:c="38"/></text:span></text:span></text:p>
      <text:p text:style-name="P17"><text:span text:style-name="Strong_20_Emphasis"><text:span text:style-name="T28"><text:s text:c="32"/>}else{ $error=true; <text:s/>$funcion=declaracionFuncionEnCurso; $if=declaracioniFEnCurso;} <text:s text:c="38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an($impresion_consola.ctx,7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9"/>|condicional { <text:s/></text:span></text:span></text:p>
      <text:p text:style-name="P17"><text:soft-page-break/><text:span text:style-name="Strong_20_Emphasis"><text:span text:style-name="T28"><text:s text:c="25"/>$error=false; </text:span></text:span></text:p>
      <text:p text:style-name="P17"><text:span text:style-name="Strong_20_Emphasis"><text:span text:style-name="T28"><text:s text:c="24"/>if($condicional.value==null){</text:span></text:span></text:p>
      <text:p text:style-name="P17"><text:span text:style-name="Strong_20_Emphasis"><text:span text:style-name="T28"><text:s text:c="39"/></text:span></text:span></text:p>
      <text:p text:style-name="P17"><text:span text:style-name="Strong_20_Emphasis"><text:span text:style-name="T28"><text:s text:c="32"/>$value = new Resultado("ss");$value.setBandera0(true); <text:s/>errorif=true; errorEnFuncion=true; <text:s text:c="2"/></text:span></text:span></text:p>
      <text:p text:style-name="P17"><text:span text:style-name="Strong_20_Emphasis"><text:span text:style-name="T28"><text:s text:c="39"/></text:span></text:span></text:p>
      <text:p text:style-name="P17"><text:span text:style-name="Strong_20_Emphasis"><text:span text:style-name="T28"><text:s text:c="24"/>}else{ <text:s text:c="2"/>System.out.println("3");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32"/>if(errorif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"ss"); $value.setBandera0(true); errorif=true;errorEnFuncion=true; <text:s text:c="8"/></text:span></text:span></text:p>
      <text:p text:style-name="P17"><text:span text:style-name="Strong_20_Emphasis"><text:span text:style-name="T28"><text:s text:c="32"/>}else{ </text:span></text:span></text:p>
      <text:p text:style-name="P17"><text:span text:style-name="Strong_20_Emphasis"><text:span text:style-name="T28"><text:s text:c="39"/>$error=true; <text:s/>$funcion=declaracionFuncionEnCurso; $if=declaracioniFEnCurso;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0"/>}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|llamada_funcion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{ <text:s/></text:span></text:span></text:p>
      <text:p text:style-name="P17"><text:span text:style-name="Strong_20_Emphasis"><text:span text:style-name="T28"><text:s text:c="24"/>if($llamada_funcion.value==null){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32"/>$value = new Resultado("ss"); $value.setBandera0(true); errorEnFuncion=true; <text:s text:c="2"/></text:span></text:span></text:p>
      <text:p text:style-name="P17"><text:span text:style-name="Strong_20_Emphasis"><text:span text:style-name="T28"><text:s text:c="39"/></text:span></text:span></text:p>
      <text:p text:style-name="P17"><text:span text:style-name="Strong_20_Emphasis"><text:span text:style-name="T28"><text:s text:c="24"/>}else{ <text:s/>if($llamada_funcion.value.isBandera0() )</text:span></text:span></text:p>
      <text:p text:style-name="P17"><text:span text:style-name="Strong_20_Emphasis"><text:span text:style-name="T28"><text:s text:c="32"/>{ <text:s text:c="5"/></text:span></text:span></text:p>
      <text:p text:style-name="P17"><text:span text:style-name="Strong_20_Emphasis"><text:span text:style-name="T28"><text:s text:c="40"/>$value = new Resultado("ss"); $value.setBandera0(true); <text:s text:c="2"/>errorEnFuncion=true; <text:s text:c="2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2"/>}else{ $error=true; <text:s/>$funcion=declaracionFuncionEnCurso; $if=declaracioniFEnCurso;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regreso_funcion <text:s/>locals[boolean error1=false, boolean error2=false]: REGRESO <text:s/>tipoAsignacionVariable? <text:s/>FINI_NSTRUCCION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Object valor=null;</text:span></text:span></text:p>
      <text:p text:style-name="P17"><text:span text:style-name="Strong_20_Emphasis"><text:span text:style-name="T28"><text:s text:c="16"/>if(!returnFuncion)</text:span></text:span></text:p>
      <text:p text:style-name="P17"><text:soft-page-break/><text:span text:style-name="Strong_20_Emphasis"><text:span text:style-name="T28"><text:s text:c="24"/>{ </text:span></text:span></text:p>
      <text:p text:style-name="P17"><text:span text:style-name="Strong_20_Emphasis"><text:span text:style-name="T28"><text:s text:c="32"/>if(tablaSimbolosLocales.get($REGRESO.text)!=null){</text:span></text:span></text:p>
      <text:p text:style-name="P17"><text:span text:style-name="Strong_20_Emphasis"><text:span text:style-name="T28"><text:s text:c="40"/>if($tipoAsignacionVariable.value!=null){</text:span></text:span></text:p>
      <text:p text:style-name="P17"><text:span text:style-name="Strong_20_Emphasis"><text:span text:style-name="T28"><text:s text:c="48"/>if($tipoAsignacionVariable.value.value!=null)</text:span></text:span></text:p>
      <text:p text:style-name="P17"><text:span text:style-name="Strong_20_Emphasis"><text:span text:style-name="T28"><text:s text:c="48"/>{</text:span></text:span></text:p>
      <text:p text:style-name="P17"><text:span text:style-name="Strong_20_Emphasis"><text:span text:style-name="T28"><text:s text:c="64"/>if (!tablaSimbolosLocales.get($REGRESO.text).getClass().getSimpleName().equals($tipoAsignacionVariable.value.value.getClass().getSimpleName()) ){</text:span></text:span></text:p>
      <text:p text:style-name="P17"><text:span text:style-name="Strong_20_Emphasis"><text:span text:style-name="T28"><text:s text:c="64"/></text:span></text:span></text:p>
      <text:p text:style-name="P17"><text:span text:style-name="Strong_20_Emphasis"><text:span text:style-name="T28"><text:s text:c="64"/>valor=$tipoAsignacionVariable.value.value.getClass().getSimpleName()+" no compatible con "+tablaSimbolosLocales.get($REGRESO.text).getClass().getSimpleName();</text:span></text:span></text:p>
      <text:p text:style-name="P17"><text:span text:style-name="Strong_20_Emphasis"><text:span text:style-name="T28"><text:s text:c="64"/>errorEnFuncion=true; <text:s/>String mensaje = <text:s/>$REGRESO.text + " " <text:s text:c="2"/>+ $tipoAsignacionVariable.value.value + " " + $FINI_NSTRUCCION.text;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64"/>}else{</text:span></text:span></text:p>
      <text:p text:style-name="P17"><text:span text:style-name="Strong_20_Emphasis"><text:span text:style-name="T28"><text:s text:c="64"/></text:span></text:span></text:p>
      <text:p text:style-name="P17"><text:span text:style-name="Strong_20_Emphasis"><text:span text:style-name="T28"><text:s text:c="72"/>valor="Guardando en tabla: " + $REGRESO.text + " -&gt; " + $tipoAsignacionVariable.value.value;</text:span></text:span></text:p>
      <text:p text:style-name="P17"><text:span text:style-name="Strong_20_Emphasis"><text:span text:style-name="T28"><text:s text:c="72"/>tablaSimbolosLocales.put($REGRESO.text, $tipoAsignacionVariable.value.value);</text:span></text:span></text:p>
      <text:p text:style-name="P17"><text:span text:style-name="Strong_20_Emphasis"><text:span text:style-name="T28"><text:s text:c="72"/>String returnn=$REGRESO.text+" "+$tipoAsignacionVariable.text+" ;";</text:span></text:span></text:p>
      <text:p text:style-name="P17"><text:span text:style-name="Strong_20_Emphasis"><text:span text:style-name="T28"><text:s text:c="72"/>instrucciones.add(returnn); tipoInstruccion.add(0); returnFuncion=true;</text:span></text:span></text:p>
      <text:p text:style-name="P17"><text:span text:style-name="Strong_20_Emphasis"><text:span text:style-name="T28"><text:s text:c="64"/>}</text:span></text:span></text:p>
      <text:p text:style-name="P17"><text:span text:style-name="Strong_20_Emphasis"><text:span text:style-name="T28"><text:s text:c="48"/>}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if ($tipoAsignacionVariable.ctx != null) {</text:span></text:span></text:p>
      <text:p text:style-name="P17"><text:span text:style-name="Strong_20_Emphasis"><text:span text:style-name="T28"><text:s text:c="51"/>errorEnFuncion=true; <text:s/>$error2=true;</text:span></text:span></text:p>
      <text:p text:style-name="P17"><text:span text:style-name="Strong_20_Emphasis"><text:span text:style-name="T28"><text:s text:c="40"/>}else{</text:span></text:span></text:p>
      <text:p text:style-name="P17"><text:span text:style-name="Strong_20_Emphasis"><text:span text:style-name="T28"><text:s text:c="56"/>String returnn=$REGRESO.text+" ;"; instrucciones.add(returnn); tipoInstruccion.add(0); returnFuncion=true;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16"/>} else{</text:span></text:span></text:p>
      <text:p text:style-name="P17"><text:span text:style-name="Strong_20_Emphasis"><text:span text:style-name="T28"><text:s text:c="24"/>errorEnFuncion=true; <text:s/>$error1=true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oft-page-break/><text:span text:style-name="Strong_20_Emphasis"><text:span text:style-name="T28"/></text:span></text:p>
      <text:p text:style-name="P17"><text:span text:style-name="Strong_20_Emphasis"><text:span text:style-name="T28">declaracion_funcion <text:s/>locals[boolean error=false]: </text:span></text:span></text:p>
      <text:p text:style-name="P17"><text:span text:style-name="Strong_20_Emphasis"><text:span text:style-name="T28"><text:s text:c="10"/>{</text:span></text:span></text:p>
      <text:p text:style-name="P17"><text:span text:style-name="Strong_20_Emphasis"><text:span text:style-name="T28"><text:s text:c="24"/>tablaSimbolosLocales=new HashMap&lt;String,Object&gt;();</text:span></text:span></text:p>
      <text:p text:style-name="P17"><text:span text:style-name="Strong_20_Emphasis"><text:span text:style-name="T28"><text:s text:c="24"/>instruccionesFuncion = new ArrayList&lt;&gt;();</text:span></text:span></text:p>
      <text:p text:style-name="P17"><text:span text:style-name="Strong_20_Emphasis"><text:span text:style-name="T28"><text:s text:c="24"/>tipoInstruccionFuncion= new ArrayList&lt;&gt;();</text:span></text:span></text:p>
      <text:p text:style-name="P17"><text:span text:style-name="Strong_20_Emphasis"><text:span text:style-name="T28"><text:s text:c="24"/>errorEnFuncion=false; returnFuncion=false;</text:span></text:span></text:p>
      <text:p text:style-name="P17"><text:span text:style-name="Strong_20_Emphasis"><text:span text:style-name="T28"><text:s text:c="24"/>declaracionFuncionEnCurso=true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16"/>f=FUNCTION id=IDENTIFICADOR p1=PAR1 parametros_funcion</text:span></text:span></text:p>
      <text:p text:style-name="P17"><text:span text:style-name="Strong_20_Emphasis"><text:span text:style-name="T28"><text:s text:c="14"/></text:span></text:span></text:p>
      <text:p text:style-name="P17"><text:span text:style-name="Strong_20_Emphasis"><text:span text:style-name="T28"><text:s text:c="16"/>p2=PAR2 dp=DOS_PUNTOS tipo{ <text:s text:c="16"/></text:span></text:span></text:p>
      <text:p text:style-name="P17"><text:span text:style-name="Strong_20_Emphasis"><text:span text:style-name="T28"><text:s text:c="22"/></text:span></text:span></text:p>
      <text:p text:style-name="P17"><text:span text:style-name="Strong_20_Emphasis"><text:span text:style-name="T28"><text:s text:c="25"/>Object valor=null;</text:span></text:span></text:p>
      <text:p text:style-name="P17"><text:span text:style-name="Strong_20_Emphasis"><text:span text:style-name="T28"><text:s text:c="26"/></text:span></text:span></text:p>
      <text:p text:style-name="P17"><text:span text:style-name="Strong_20_Emphasis"><text:span text:style-name="T28"><text:s text:c="24"/>switch ($tipo.value.toString()) {</text:span></text:span></text:p>
      <text:p text:style-name="P17"><text:span text:style-name="Strong_20_Emphasis"><text:span text:style-name="T28"><text:s text:c="32"/>case "String" -&gt; { <text:s/>valor="a"; }</text:span></text:span></text:p>
      <text:p text:style-name="P17"><text:span text:style-name="Strong_20_Emphasis"><text:span text:style-name="T28"><text:s text:c="32"/>case "Character" -&gt; {valor='a'; }</text:span></text:span></text:p>
      <text:p text:style-name="P17"><text:span text:style-name="Strong_20_Emphasis"><text:span text:style-name="T28"><text:s text:c="32"/>case "Boolean" -&gt; {valor=false; }</text:span></text:span></text:p>
      <text:p text:style-name="P17"><text:span text:style-name="Strong_20_Emphasis"><text:span text:style-name="T28"><text:s text:c="32"/>case "Double" -&gt; {valor=0.0; }</text:span></text:span></text:p>
      <text:p text:style-name="P17"><text:span text:style-name="Strong_20_Emphasis"><text:span text:style-name="T28"><text:s text:c="32"/>case "void" -&gt; { valor=null; }</text:span></text:span></text:p>
      <text:p text:style-name="P17"><text:span text:style-name="Strong_20_Emphasis"><text:span text:style-name="T28"><text:s text:c="24"/>} <text:s text:c="4"/></text:span></text:span></text:p>
      <text:p text:style-name="P17"><text:span text:style-name="Strong_20_Emphasis"><text:span text:style-name="T28"><text:s text:c="26"/>tablaSimbolosLocales.put("return", valor );</text:span></text:span></text:p>
      <text:p text:style-name="P17"><text:span text:style-name="Strong_20_Emphasis"><text:span text:style-name="T28"><text:s text:c="26"/></text:span></text:span></text:p>
      <text:p text:style-name="P17"><text:span text:style-name="Strong_20_Emphasis"><text:span text:style-name="T28"><text:s text:c="24"/>} CORCH1{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32"/>String encabezadoFucion=$f.text+" "+$id.text+" ("+$parametros_funcion.text+") : "+$tipo.text+" {";</text:span></text:span></text:p>
      <text:p text:style-name="P17"><text:span text:style-name="Strong_20_Emphasis"><text:span text:style-name="T28"><text:s text:c="32"/>instrucciones.add(encabezadoFucion); tipoInstruccion.add(8);</text:span></text:span></text:p>
      <text:p text:style-name="P17"><text:span text:style-name="Strong_20_Emphasis"><text:span text:style-name="T28"><text:s text:c="32"/>} bloque_instrucciones <text:s/>CORCH2{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40"/>if(errorEnFuncion){ </text:span></text:span></text:p>
      <text:p text:style-name="P17"><text:span text:style-name="Strong_20_Emphasis"><text:span text:style-name="T28"><text:s text:c="48"/>$error=true;</text:span></text:span></text:p>
      <text:p text:style-name="P17"><text:span text:style-name="Strong_20_Emphasis"><text:span text:style-name="T28"><text:s text:c="40"/>}else{ </text:span></text:span></text:p>
      <text:p text:style-name="P17"><text:span text:style-name="Strong_20_Emphasis"><text:span text:style-name="T28"><text:s text:c="56"/>Object tipoRetorno=null;</text:span></text:span></text:p>
      <text:p text:style-name="P17"><text:span text:style-name="Strong_20_Emphasis"><text:span text:style-name="T28"><text:s text:c="56"/>if(tablaSimbolosLocales.get("return")!=null){</text:span></text:span></text:p>
      <text:p text:style-name="P17"><text:span text:style-name="Strong_20_Emphasis"><text:span text:style-name="T28"><text:s text:c="56"/>tipoRetorno = tablaSimbolosLocales.get("return")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56"/>}</text:span></text:span></text:p>
      <text:p text:style-name="P17"><text:span text:style-name="Strong_20_Emphasis"><text:span text:style-name="T28"><text:s text:c="56"/>List&lt;Token&gt; tokens = ((CommonTokenStream)_input)</text:span></text:span></text:p>
      <text:p text:style-name="P17"><text:span text:style-name="Strong_20_Emphasis"><text:span text:style-name="T28"><text:s text:c="64"/>.getTokens($bloque_instrucciones.start.getTokenIndex(), </text:span></text:span></text:p>
      <text:p text:style-name="P17"><text:soft-page-break/><text:span text:style-name="Strong_20_Emphasis"><text:span text:style-name="T28"><text:s text:c="72"/>$bloque_instrucciones.stop.getTokenIndex());</text:span></text:span></text:p>
      <text:p text:style-name="P17"><text:span text:style-name="Strong_20_Emphasis"><text:span text:style-name="T28"><text:s text:c="55"/></text:span></text:span></text:p>
      <text:p text:style-name="P17"><text:span text:style-name="Strong_20_Emphasis"><text:span text:style-name="T28"><text:s text:c="53"/></text:span></text:span></text:p>
      <text:p text:style-name="P17"><text:span text:style-name="Strong_20_Emphasis"><text:span text:style-name="T28"><text:s text:c="56"/>Funcion miFuncion =new Funcion($id.text,$parametros_funcion.parametros,tablaSimbolosLocales,$bloque_instrucciones.ctx,tipoRetorno,tokens);</text:span></text:span></text:p>
      <text:p text:style-name="P17"><text:span text:style-name="Strong_20_Emphasis"><text:span text:style-name="T28"><text:s text:c="56"/>miFuncion.setInstrucciones(instruccionesFuncion);</text:span></text:span></text:p>
      <text:p text:style-name="P17"><text:span text:style-name="Strong_20_Emphasis"><text:span text:style-name="T28"><text:s text:c="56"/>miFuncion.setTipoInstruccion(tipoInstruccionFuncion);</text:span></text:span></text:p>
      <text:p text:style-name="P17"><text:span text:style-name="Strong_20_Emphasis"><text:span text:style-name="T28"><text:s text:c="56"/>tablaFunciones.put($id.text,miFuncion ); <text:s/>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40"/>errorEnFuncion=false;</text:span></text:span></text:p>
      <text:p text:style-name="P17"><text:span text:style-name="Strong_20_Emphasis"><text:span text:style-name="T28"><text:s text:c="40"/>tablaSimbolosLocales=null;</text:span></text:span></text:p>
      <text:p text:style-name="P17"><text:span text:style-name="Strong_20_Emphasis"><text:span text:style-name="T28"><text:s text:c="40"/>instruccionesFuncion = null;</text:span></text:span></text:p>
      <text:p text:style-name="P17"><text:span text:style-name="Strong_20_Emphasis"><text:span text:style-name="T28"><text:s text:c="40"/>tipoInstruccionFuncion= null;</text:span></text:span></text:p>
      <text:p text:style-name="P17"><text:span text:style-name="Strong_20_Emphasis"><text:span text:style-name="T28"><text:s text:c="40"/>declaracionFuncionEnCurso=false;</text:span></text:span></text:p>
      <text:p text:style-name="P17"><text:span text:style-name="Strong_20_Emphasis"><text:span text:style-name="T28"><text:s text:c="40"/>instrucciones.add("}"); tipoInstruccion.add(0);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parametros_funcion returns[Map&lt;String, String&gt; parametros]: <text:s/></text:span></text:span></text:p>
      <text:p text:style-name="P17"><text:span text:style-name="Strong_20_Emphasis"><text:span text:style-name="T28"><text:s text:c="8"/>id=IDENTIFICADOR DOS_PUNTOS t=tipo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4"/>$parametros = new HashMap&lt;String, String&gt;(); </text:span></text:span></text:p>
      <text:p text:style-name="P17"><text:span text:style-name="Strong_20_Emphasis"><text:span text:style-name="T28"><text:s text:c="24"/>Object valor=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switch ($t.value.toString()) {</text:span></text:span></text:p>
      <text:p text:style-name="P17"><text:span text:style-name="Strong_20_Emphasis"><text:span text:style-name="T28"><text:s text:c="32"/>case "String" -&gt; {valor="a"; }</text:span></text:span></text:p>
      <text:p text:style-name="P17"><text:span text:style-name="Strong_20_Emphasis"><text:span text:style-name="T28"><text:s text:c="32"/>case "Character" -&gt; { valor='a';}</text:span></text:span></text:p>
      <text:p text:style-name="P17"><text:span text:style-name="Strong_20_Emphasis"><text:span text:style-name="T28"><text:s text:c="32"/>case "Boolean" -&gt; {valor=false; }</text:span></text:span></text:p>
      <text:p text:style-name="P17"><text:span text:style-name="Strong_20_Emphasis"><text:span text:style-name="T28"><text:s text:c="32"/>case "Double" -&gt; {valor=0.0; }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$parametros.put($id.getText(), $t.value.toString());</text:span></text:span></text:p>
      <text:p text:style-name="P17"><text:span text:style-name="Strong_20_Emphasis"><text:span text:style-name="T28"><text:s text:c="24"/>tablaSimbolosLocales.put($id.getText(), valor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( COMA id2=IDENTIFICADOR DOS_PUNTOS t2=tipo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0"/>if($parametros!=null){</text:span></text:span></text:p>
      <text:p text:style-name="P17"><text:span text:style-name="Strong_20_Emphasis"><text:span text:style-name="T28"><text:s text:c="24"/>switch ($t.value.toString()) {</text:span></text:span></text:p>
      <text:p text:style-name="P17"><text:span text:style-name="Strong_20_Emphasis"><text:span text:style-name="T28"><text:s text:c="32"/>case "String" -&gt; { valor="a"; <text:s text:c="2"/>}</text:span></text:span></text:p>
      <text:p text:style-name="P17"><text:span text:style-name="Strong_20_Emphasis"><text:span text:style-name="T28"><text:s text:c="32"/>case "Character" -&gt; { valor='a'; <text:s/>}</text:span></text:span></text:p>
      <text:p text:style-name="P17"><text:soft-page-break/><text:span text:style-name="Strong_20_Emphasis"><text:span text:style-name="T28"><text:s text:c="32"/>case "Boolean" -&gt; { <text:s/>valor=false;}</text:span></text:span></text:p>
      <text:p text:style-name="P17"><text:span text:style-name="Strong_20_Emphasis"><text:span text:style-name="T28"><text:s text:c="32"/>case "Double" -&gt; { valor=0.0; }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$parametros.put($id2.getText(), $t2.value.toString()); <text:s text:c="2"/></text:span></text:span></text:p>
      <text:p text:style-name="P17"><text:span text:style-name="Strong_20_Emphasis"><text:span text:style-name="T28"><text:s text:c="24"/>tablaSimbolosLocales.put($id2.getText(), valor);</text:span></text:span></text:p>
      <text:p text:style-name="P17"><text:span text:style-name="Strong_20_Emphasis"><text:span text:style-name="T28"><text:s text:c="20"/>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><text:s text:c="7"/></text:span></text:span></text:p>
      <text:p text:style-name="P17"><text:span text:style-name="Strong_20_Emphasis"><text:span text:style-name="T28">bloque_instrucciones returns []</text:span></text:span></text:p>
      <text:p text:style-name="P17"><text:span text:style-name="Strong_20_Emphasis"><text:span text:style-name="T28"><text:s text:c="4"/>: instr=intrucciones_tipe_scrip <text:s/>intr2=bloque_instrucciones_prima</text:span></text:span></text:p>
      <text:p text:style-name="P17"><text:span text:style-name="Strong_20_Emphasis"><text:span text:style-name="T28"><text:s text:c="6"/>|instr2=regreso_funcion bloque_instrucciones_prima</text:span></text:span></text:p>
      <text:p text:style-name="P17"><text:span text:style-name="Strong_20_Emphasis"><text:span text:style-name="T28"><text:s text:c="4"/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instrucciones_prima : intrucciones_tipe_scrip <text:s/>bloque_instrucciones_prima | regreso_funcion <text:s/>bloque_instrucciones_prima| ;</text:span></text:span></text:p>
      <text:p text:style-name="P17"><text:span text:style-name="Strong_20_Emphasis"><text:span text:style-name="T28"><text:s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llamada_funcion returns[Resultado value, boolean exito=true, Object retorno] locals[boolean error1=false,boolean error4=false,boolean error2=false,boolean error3=false , int parametros=0, String tiposParamalos="", String tiposParama="",boolean error=false]:</text:span></text:span></text:p>
      <text:p text:style-name="P17"><text:span text:style-name="Strong_20_Emphasis"><text:span text:style-name="T28"><text:s text:c="8"/>IDENTIFICADOR PAR1 llamada_parametros_funcion? <text:s/>PAR2 FINI_NSTRUCCION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Map &lt;String,Object&gt; tablaEnTurno=null;</text:span></text:span></text:p>
      <text:p text:style-name="P17"><text:span text:style-name="Strong_20_Emphasis"><text:span text:style-name="T28"><text:s text:c="8"/>if(tablaSimbolosLocales!=null){tablaEnTurno=tablaSimbolosLocales;}else {tablaEnTurno=tablaSimbolos;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if(tablaFunciones.containsKey($IDENTIFICADOR.text))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Funcion funcion=(Funcion)tablaFunciones.get($IDENTIFICADOR.text);</text:span></text:span></text:p>
      <text:p text:style-name="P17"><text:span text:style-name="Strong_20_Emphasis"><text:span text:style-name="T28"><text:s text:c="15"/></text:span></text:span></text:p>
      <text:p text:style-name="P17"><text:span text:style-name="Strong_20_Emphasis"><text:span text:style-name="T28"><text:s text:c="16"/>$retorno=funcion.getTipoRetorno();</text:span></text:span></text:p>
      <text:p text:style-name="P17"><text:span text:style-name="Strong_20_Emphasis"><text:span text:style-name="T28"><text:s text:c="16"/>if(funcion.getParametros()!=null){</text:span></text:span></text:p>
      <text:p text:style-name="P17"><text:span text:style-name="Strong_20_Emphasis"><text:span text:style-name="T28"><text:s text:c="26"/>$parametros=funcion.getParametros().size(); <text:s/>$tiposParama=funcion.getParametros().values().toString(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14"/></text:span></text:span></text:p>
      <text:p text:style-name="P17"><text:span text:style-name="Strong_20_Emphasis"><text:span text:style-name="T28"><text:s text:c="16"/>if(_localctx.llamada_parametros_funcion!=null){</text:span></text:span></text:p>
      <text:p text:style-name="P17"><text:span text:style-name="Strong_20_Emphasis"><text:span text:style-name="T28"><text:s text:c="24"/>if(funcion.getParametros().size()==$llamada_parametros_funcion.parametros.size()){</text:span></text:span></text:p>
      <text:p text:style-name="P17"><text:span text:style-name="Strong_20_Emphasis"><text:span text:style-name="T28"><text:s text:c="32"/></text:span></text:span></text:p>
      <text:p text:style-name="P17"><text:soft-page-break/><text:span text:style-name="Strong_20_Emphasis"><text:span text:style-name="T28"><text:s text:c="32"/>List&lt;String&gt; listaKeysParametros = new ArrayList&lt;&gt;(funcion.getParametros().keySet());</text:span></text:span></text:p>
      <text:p text:style-name="P17"><text:span text:style-name="Strong_20_Emphasis"><text:span text:style-name="T28"><text:s text:c="32"/>List&lt;String&gt; listaValoresParametros = new ArrayList&lt;&gt;(funcion.getParametros().values());</text:span></text:span></text:p>
      <text:p text:style-name="P17"><text:span text:style-name="Strong_20_Emphasis"><text:span text:style-name="T28"><text:s text:c="32"/>List&lt;Object&gt; listaValoresParametrosFuncion = $llamada_parametros_funcion.parametros;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32"/>for (int i = 0; i &lt; listaValoresParametros.size(); i++) {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40"/>if(listaValoresParametros.get(i).equals(listaValoresParametrosFuncion.get(i).getClass().getSimpleName())){</text:span></text:span></text:p>
      <text:p text:style-name="P17"><text:span text:style-name="Strong_20_Emphasis"><text:span text:style-name="T28"><text:s text:c="48"/>if(tablaEnTurno.containsKey($IDENTIFICADOR.text)){</text:span></text:span></text:p>
      <text:p text:style-name="P17"><text:span text:style-name="Strong_20_Emphasis"><text:span text:style-name="T28"><text:s text:c="57"/>funcion.getVariables().put(listaKeysParametros.get(i),listaValoresParametrosFuncion.get(i));</text:span></text:span></text:p>
      <text:p text:style-name="P17"><text:span text:style-name="Strong_20_Emphasis"><text:span text:style-name="T28"><text:s text:c="48"/>} <text:s text:c="12"/></text:span></text:span></text:p>
      <text:p text:style-name="P17"><text:span text:style-name="Strong_20_Emphasis"><text:span text:style-name="T28"><text:s text:c="40"/>}else{</text:span></text:span></text:p>
      <text:p text:style-name="P17"><text:span text:style-name="Strong_20_Emphasis"><text:span text:style-name="T28"><text:s text:c="14"/></text:span></text:span></text:p>
      <text:p text:style-name="P17"><text:span text:style-name="Strong_20_Emphasis"><text:span text:style-name="T28"><text:s text:c="48"/>$value = new Resultado(null, ""); </text:span></text:span></text:p>
      <text:p text:style-name="P17"><text:span text:style-name="Strong_20_Emphasis"><text:span text:style-name="T28"><text:s text:c="48"/>$value.setBandera0(true);</text:span></text:span></text:p>
      <text:p text:style-name="P17"><text:span text:style-name="Strong_20_Emphasis"><text:span text:style-name="T28"><text:s text:c="48"/>$tiposParamalos+= listaValoresParametrosFuncion.get(i).toString();</text:span></text:span></text:p>
      <text:p text:style-name="P17"><text:span text:style-name="Strong_20_Emphasis"><text:span text:style-name="T28"><text:s text:c="49"/>$error4=true;</text:span></text:span></text:p>
      <text:p text:style-name="P17"><text:span text:style-name="Strong_20_Emphasis"><text:span text:style-name="T28"><text:s text:c="52"/>$exito=false;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32"/>$value = new Resultado(null, "ss");</text:span></text:span></text:p>
      <text:p text:style-name="P17"><text:span text:style-name="Strong_20_Emphasis"><text:span text:style-name="T28"><text:s text:c="24"/>}else{</text:span></text:span></text:p>
      <text:p text:style-name="P17"><text:span text:style-name="Strong_20_Emphasis"><text:span text:style-name="T28"><text:s text:c="32"/>if(funcion.getParametros().size()==0){</text:span></text:span></text:p>
      <text:p text:style-name="P17"><text:span text:style-name="Strong_20_Emphasis"><text:span text:style-name="T28"><text:s text:c="40"/>$error2=true; <text:s/>$exito=false;</text:span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$error3=true; <text:s text:c="2"/>$exito=false;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32"/>} <text:s text:c="17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else{ </text:span></text:span></text:p>
      <text:p text:style-name="P17"><text:span text:style-name="Strong_20_Emphasis"><text:span text:style-name="T28"><text:s text:c="24"/>if(funcion.getParametros()!=null)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2"/>if(funcion.getParametros().size()!=0){</text:span></text:span></text:p>
      <text:p text:style-name="P17"><text:span text:style-name="Strong_20_Emphasis"><text:span text:style-name="T28"><text:s text:c="42"/>$error3=true; $exito=false;</text:span></text:span></text:p>
      <text:p text:style-name="P17"><text:span text:style-name="Strong_20_Emphasis"><text:span text:style-name="T28"><text:s text:c="32"/>} <text:s text:c="2"/></text:span></text:span></text:p>
      <text:p text:style-name="P17"><text:span text:style-name="Strong_20_Emphasis"><text:span text:style-name="T28"><text:s text:c="24"/>} <text:s text:c="2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}else{</text:span></text:span></text:p>
      <text:p text:style-name="P17"><text:soft-page-break/><text:span text:style-name="Strong_20_Emphasis"><text:span text:style-name="T28"><text:s text:c="16"/>$error1=true; $exito=false;</text:span></text:span></text:p>
      <text:p text:style-name="P17"><text:span text:style-name="Strong_20_Emphasis"><text:span text:style-name="T28"><text:s text:c="8"/>} <text:s text:c="2"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llamada_parametros_funcion returns[ArrayList&lt;Object&gt; parametros]: <text:s/>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16"/>$parametros = new ArrayList&lt;&gt;(); <text:s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8"/>tv1=tipoAsignacionVariable 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16"/>if($tv1.value!=null){</text:span></text:span></text:p>
      <text:p text:style-name="P17"><text:span text:style-name="Strong_20_Emphasis"><text:span text:style-name="T28"><text:s text:c="27"/>if($tv1.value.value!=null){</text:span></text:span></text:p>
      <text:p text:style-name="P17"><text:span text:style-name="Strong_20_Emphasis"><text:span text:style-name="T28"><text:s text:c="32"/>$parametros.add($tv1.value.value);</text:span></text:span></text:p>
      <text:p text:style-name="P17"><text:span text:style-name="Strong_20_Emphasis"><text:span text:style-name="T28"><text:s text:c="25"/>}</text:span></text:span></text:p>
      <text:p text:style-name="P17"><text:span text:style-name="Strong_20_Emphasis"><text:span text:style-name="T28"><text:s text:c="16"/>} <text:s text:c="2"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8"/>( COMA <text:s text:c="2"/>tv2=tipoAsignacionVariable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1"/>if($tv2.value!=null){</text:span></text:span></text:p>
      <text:p text:style-name="P17"><text:span text:style-name="Strong_20_Emphasis"><text:span text:style-name="T28"><text:s text:c="25"/>if($tv2.value.value!=null){</text:span></text:span></text:p>
      <text:p text:style-name="P17"><text:span text:style-name="Strong_20_Emphasis"><text:span text:style-name="T28"><text:s text:c="32"/>$parametros.add($tv2.value.value);</text:span></text:span></text:p>
      <text:p text:style-name="P17"><text:span text:style-name="Strong_20_Emphasis"><text:span text:style-name="T28"><text:s text:c="25"/>}</text:span></text:span></text:p>
      <text:p text:style-name="P17"><text:span text:style-name="Strong_20_Emphasis"><text:span text:style-name="T28"><text:s text:c="21"/>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//********************************************************************************************************************************************************************************************************************************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condicional returns[Resultado value] locals[boolean error1=false, boolean error2=false, boolean error3=false; , String <text:s/>Instvalido="", String elseIf=""]</text:span></text:span></text:p>
      <text:p text:style-name="P17"><text:span text:style-name="Strong_20_Emphasis"><text:span text:style-name="T28"><text:s text:c="4"/>:{returnif=false; $error1=false; $error2=false; errorif=false; declaracioniFEnCurso=true; <text:s/>$value = new Resultado( ""); } IF PAR1 <text:s/>t2=tipoAsignacionVariable</text:span></text:span></text:p>
      <text:p text:style-name="P17"><text:span text:style-name="Strong_20_Emphasis"><text:span text:style-name="T28"><text:s text:c="4"/>{</text:span></text:span></text:p>
      <text:p text:style-name="P17"><text:span text:style-name="Strong_20_Emphasis"><text:span text:style-name="T28"><text:s text:c="8"/>if($t2.value!=null){ </text:span></text:span></text:p>
      <text:p text:style-name="P17"><text:span text:style-name="Strong_20_Emphasis"><text:span text:style-name="T28"><text:s text:c="17"/>if($t2.value.value!=null)</text:span></text:span></text:p>
      <text:p text:style-name="P17"><text:span text:style-name="Strong_20_Emphasis"><text:span text:style-name="T28"><text:s text:c="24"/>{</text:span></text:span></text:p>
      <text:p text:style-name="P17"><text:span text:style-name="Strong_20_Emphasis"><text:span text:style-name="T28"><text:s text:c="32"/>if (!($t2.value.value instanceof Boolean)) {</text:span></text:span></text:p>
      <text:p text:style-name="P17"><text:span text:style-name="Strong_20_Emphasis"><text:span text:style-name="T28"><text:s text:c="40"/>$error3=true; $value.setBandera0(true); <text:s/>$Instvalido=$t2.text;</text:span></text:span></text:p>
      <text:p text:style-name="P17"><text:span text:style-name="Strong_20_Emphasis"><text:span text:style-name="T28"><text:s text:c="32"/>} <text:s text:c="11"/></text:span></text:span></text:p>
      <text:p text:style-name="P17"><text:span text:style-name="Strong_20_Emphasis"><text:span text:style-name="T28"><text:s text:c="16"/>}</text:span></text:span></text:p>
      <text:p text:style-name="P17"><text:soft-page-break/><text:span text:style-name="Strong_20_Emphasis"><text:span text:style-name="T28"><text:s text:c="8"/>}else{</text:span></text:span></text:p>
      <text:p text:style-name="P17"><text:span text:style-name="Strong_20_Emphasis"><text:span text:style-name="T28"><text:s text:c="16"/>$error2=true; $value.setBandera0(true); $Instvalido=$t2.text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}</text:span></text:span></text:p>
      <text:p text:style-name="P17"><text:span text:style-name="Strong_20_Emphasis"><text:span text:style-name="T28"><text:s text:c="5"/>PAR2 CORCH1 {String encabezado=$IF.text+"("+$t2.text+"){"; <text:s/>instrucciones.add(encabezado); <text:s/>tipoInstruccion.add(9);} </text:span></text:span></text:p>
      <text:p text:style-name="P17"><text:span text:style-name="Strong_20_Emphasis"><text:span text:style-name="T28"><text:s text:c="5"/>bloque_instrucciones_condicional? <text:s/>CORCH2{instrucciones.add("}"); <text:s/>tipoInstruccion.add(0);} (ELSE (IF PAR1 t=tipoAsignacionVariable {</text:span></text:span></text:p>
      <text:p text:style-name="P17"><text:span text:style-name="Strong_20_Emphasis"><text:span text:style-name="T28"><text:s text:c="8"/>if($t.value!=null){ </text:span></text:span></text:p>
      <text:p text:style-name="P17"><text:span text:style-name="Strong_20_Emphasis"><text:span text:style-name="T28"><text:s text:c="17"/>if($t.value.value!=null)</text:span></text:span></text:p>
      <text:p text:style-name="P17"><text:span text:style-name="Strong_20_Emphasis"><text:span text:style-name="T28"><text:s text:c="24"/>{</text:span></text:span></text:p>
      <text:p text:style-name="P17"><text:span text:style-name="Strong_20_Emphasis"><text:span text:style-name="T28"><text:s text:c="32"/>if (!($t.value.value instanceof Boolean)) { <text:s text:c="5"/></text:span></text:span></text:p>
      <text:p text:style-name="P17"><text:span text:style-name="Strong_20_Emphasis"><text:span text:style-name="T28"><text:s text:c="40"/>$error3=true; $value.setBandera0(true); <text:s/>$Instvalido=$t.text;</text:span></text:span></text:p>
      <text:p text:style-name="P17"><text:span text:style-name="Strong_20_Emphasis"><text:span text:style-name="T28"><text:s text:c="32"/>}}</text:span></text:span></text:p>
      <text:p text:style-name="P17"><text:span text:style-name="Strong_20_Emphasis"><text:span text:style-name="T28"><text:s text:c="8"/>}else{</text:span></text:span></text:p>
      <text:p text:style-name="P17"><text:span text:style-name="Strong_20_Emphasis"><text:span text:style-name="T28"><text:s text:c="16"/>$error2=true;</text:span></text:span></text:p>
      <text:p text:style-name="P17"><text:span text:style-name="Strong_20_Emphasis"><text:span text:style-name="T28"><text:s text:c="16"/>$value.setBandera0(true);</text:span></text:span></text:p>
      <text:p text:style-name="P17"><text:span text:style-name="Strong_20_Emphasis"><text:span text:style-name="T28"><text:s text:c="16"/>$Instvalido=$t.text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} PAR2 {$elseIf=$IF.text+"("+$t.text+")";})? CORCH1 {String encabezadoElse=$ELSE.text+" "+$elseIf+"{"; <text:s/>instrucciones.add(encabezadoElse); <text:s/>tipoInstruccion.add(10);}</text:span></text:span></text:p>
      <text:p text:style-name="P17"><text:span text:style-name="Strong_20_Emphasis"><text:span text:style-name="T28"><text:s text:c="4"/>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"/>}</text:span></text:span></text:p>
      <text:p text:style-name="P17"><text:span text:style-name="Strong_20_Emphasis"><text:span text:style-name="T28"><text:s text:c="8"/>bloque_instrucciones_condicional? CORCH2 {instrucciones.add("}"); <text:s/>tipoInstruccion.add(0);} <text:s/>)? </text:span></text:span></text:p>
      <text:p text:style-name="P17"><text:span text:style-name="Strong_20_Emphasis"><text:span text:style-name="T28"><text:s text:c="8"/>{ $error1=errorif; </text:span></text:span></text:p>
      <text:p text:style-name="P17"><text:span text:style-name="Strong_20_Emphasis"><text:span text:style-name="T28"><text:s text:c="7"/></text:span></text:span></text:p>
      <text:p text:style-name="P17"><text:span text:style-name="Strong_20_Emphasis"><text:span text:style-name="T28"><text:s text:c="16"/>declaracioniFEnCurso=false; </text:span></text:span></text:p>
      <text:p text:style-name="P17"><text:span text:style-name="Strong_20_Emphasis"><text:span text:style-name="T28"><text:s text:c="16"/>if($value==null)</text:span></text:span></text:p>
      <text:p text:style-name="P17"><text:span text:style-name="Strong_20_Emphasis"><text:span text:style-name="T28"><text:s text:c="16"/>{ Object valor=null ; <text:s/>$value = new Resultado(valor, ""); </text:span></text:span></text:p>
      <text:p text:style-name="P17"><text:span text:style-name="Strong_20_Emphasis"><text:span text:style-name="T28"><text:s text:c="17"/>if(errorif){$value.setBandera0(true);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instrucciones_condicional returns[Resultado value]</text:span></text:span></text:p>
      <text:p text:style-name="P17"><text:span text:style-name="Strong_20_Emphasis"><text:span text:style-name="T28"><text:s text:c="4"/>: instr=intrucciones_tipe_scrip <text:s/>intr2=bloque_instrucciones_condicional_prima</text:span></text:span></text:p>
      <text:p text:style-name="P17"><text:span text:style-name="Strong_20_Emphasis"><text:span text:style-name="T28"><text:s text:c="4"/></text:span></text:span></text:p>
      <text:p text:style-name="P17"><text:span text:style-name="Strong_20_Emphasis"><text:span text:style-name="T28"><text:s text:c="6"/>|instr2=regreso_if bloque_instrucciones_condicional_prima</text:span></text:span></text:p>
      <text:p text:style-name="P17"><text:span text:style-name="Strong_20_Emphasis"><text:span text:style-name="T28"><text:s text:c="4"/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instrucciones_condicional_prima : intrucciones_tipe_scrip <text:s/>bloque_instrucciones_condicional_prima | regreso_if <text:s/>bloque_instrucciones_condicional_prima| ;</text:span></text:span></text:p>
      <text:p text:style-name="P17"><text:soft-page-break/><text:span text:style-name="Strong_20_Emphasis"><text:span text:style-name="T28"/></text:span></text:p>
      <text:p text:style-name="P17"><text:span text:style-name="Strong_20_Emphasis"><text:span text:style-name="T28">regreso_if <text:s/>locals[boolean error1=false, boolean error2=false,boolean error3=false]: REGRESO <text:s/>tipoAsignacionVariable? <text:s/>FINI_NSTRUCCION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Object valor=null;</text:span></text:span></text:p>
      <text:p text:style-name="P17"><text:span text:style-name="Strong_20_Emphasis"><text:span text:style-name="T28"><text:s text:c="17"/>if(tablaSimbolosLocales!=null)</text:span></text:span></text:p>
      <text:p text:style-name="P17"><text:span text:style-name="Strong_20_Emphasis"><text:span text:style-name="T28"><text:s text:c="16"/>{ <text:s/></text:span></text:span></text:p>
      <text:p text:style-name="P17"><text:span text:style-name="Strong_20_Emphasis"><text:span text:style-name="T28"><text:s text:c="24"/>if(!returnif)</text:span></text:span></text:p>
      <text:p text:style-name="P17"><text:span text:style-name="Strong_20_Emphasis"><text:span text:style-name="T28"><text:s text:c="24"/>{ </text:span></text:span></text:p>
      <text:p text:style-name="P17"><text:span text:style-name="Strong_20_Emphasis"><text:span text:style-name="T28"><text:s text:c="32"/>if(tablaSimbolosLocales.get($REGRESO.text)!=null){</text:span></text:span></text:p>
      <text:p text:style-name="P17"><text:span text:style-name="Strong_20_Emphasis"><text:span text:style-name="T28"><text:s text:c="40"/>if($tipoAsignacionVariable.value!=null){</text:span></text:span></text:p>
      <text:p text:style-name="P17"><text:span text:style-name="Strong_20_Emphasis"><text:span text:style-name="T28"><text:s text:c="48"/>if($tipoAsignacionVariable.value.value!=null)</text:span></text:span></text:p>
      <text:p text:style-name="P17"><text:span text:style-name="Strong_20_Emphasis"><text:span text:style-name="T28"><text:s text:c="48"/>{</text:span></text:span></text:p>
      <text:p text:style-name="P17"><text:span text:style-name="Strong_20_Emphasis"><text:span text:style-name="T28"><text:s text:c="64"/>if (!tablaSimbolosLocales.get($REGRESO.text).getClass().getSimpleName().equals($tipoAsignacionVariable.value.value.getClass().getSimpleName()) ){</text:span></text:span></text:p>
      <text:p text:style-name="P17"><text:span text:style-name="Strong_20_Emphasis"><text:span text:style-name="T28"><text:s text:c="64"/>valor=$tipoAsignacionVariable.value.value.getClass().getSimpleName()+" no compatible con "+tablaSimbolosLocales.get($REGRESO.text).getClass().getSimpleName();</text:span></text:span></text:p>
      <text:p text:style-name="P17"><text:span text:style-name="Strong_20_Emphasis"><text:span text:style-name="T28"><text:s text:c="64"/>errorif=true; <text:s text:c="5"/></text:span></text:span></text:p>
      <text:p text:style-name="P17"><text:span text:style-name="Strong_20_Emphasis"><text:span text:style-name="T28"><text:s text:c="64"/>String mensaje = <text:s/>$REGRESO.text + " " <text:s/>+ $tipoAsignacionVariable.value.value + " " +$FINI_NSTRUCCION.text; </text:span></text:span></text:p>
      <text:p text:style-name="P17"><text:span text:style-name="Strong_20_Emphasis"><text:span text:style-name="T28"><text:s text:c="64"/>}else{</text:span></text:span></text:p>
      <text:p text:style-name="P17"><text:span text:style-name="Strong_20_Emphasis"><text:span text:style-name="T28"><text:s text:c="72"/>valor="Guardando en tabla: " + $REGRESO.text + " -&gt; " + $tipoAsignacionVariable.value.value;</text:span></text:span></text:p>
      <text:p text:style-name="P17"><text:span text:style-name="Strong_20_Emphasis"><text:span text:style-name="T28"><text:s text:c="72"/>tablaSimbolosLocales.put($REGRESO.text, $tipoAsignacionVariable.value.value);</text:span></text:span></text:p>
      <text:p text:style-name="P17"><text:span text:style-name="Strong_20_Emphasis"><text:span text:style-name="T28"><text:s text:c="72"/>String returnn=$REGRESO.text+" "+$tipoAsignacionVariable.text+" ;";</text:span></text:span></text:p>
      <text:p text:style-name="P17"><text:span text:style-name="Strong_20_Emphasis"><text:span text:style-name="T28"><text:s text:c="72"/>instrucciones.add(returnn); tipoInstruccion.add(0); returnif=true;</text:span></text:span></text:p>
      <text:p text:style-name="P17"><text:span text:style-name="Strong_20_Emphasis"><text:span text:style-name="T28"><text:s text:c="64"/>}</text:span></text:span></text:p>
      <text:p text:style-name="P17"><text:span text:style-name="Strong_20_Emphasis"><text:span text:style-name="T28"><text:s text:c="48"/>}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if ($tipoAsignacionVariable.ctx != null) {</text:span></text:span></text:p>
      <text:p text:style-name="P17"><text:span text:style-name="Strong_20_Emphasis"><text:span text:style-name="T28"><text:s text:c="48"/>errorif=true;$error2=true;</text:span></text:span></text:p>
      <text:p text:style-name="P17"><text:span text:style-name="Strong_20_Emphasis"><text:span text:style-name="T28"><text:s text:c="40"/>}else{</text:span></text:span></text:p>
      <text:p text:style-name="P17"><text:span text:style-name="Strong_20_Emphasis"><text:span text:style-name="T28"><text:s text:c="48"/>returnif=true; <text:s/>String returnn=$REGRESO.text+";"; instrucciones.add(returnn); tipoInstruccion.add(0);</text:span></text:span></text:p>
      <text:p text:style-name="P17"><text:span text:style-name="Strong_20_Emphasis"><text:span text:style-name="T28"><text:s text:c="40"/>} <text:s text:c="3"/></text:span></text:span></text:p>
      <text:p text:style-name="P17"><text:span text:style-name="Strong_20_Emphasis"><text:span text:style-name="T28"><text:s text:c="32"/>}</text:span></text:span></text:p>
      <text:p text:style-name="P17"><text:soft-page-break/><text:span text:style-name="Strong_20_Emphasis"><text:span text:style-name="T28"><text:s text:c="24"/>} else{</text:span></text:span></text:p>
      <text:p text:style-name="P17"><text:span text:style-name="Strong_20_Emphasis"><text:span text:style-name="T28"><text:s text:c="32"/>errorif=true; $error1=true; <text:s text:c="2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else{</text:span></text:span></text:p>
      <text:p text:style-name="P17"><text:span text:style-name="Strong_20_Emphasis"><text:span text:style-name="T28"><text:s text:c="24"/>$error3=true;errorif=true; <text:s text:c="9"/></text:span></text:span></text:p>
      <text:p text:style-name="P17"><text:span text:style-name="Strong_20_Emphasis"><text:span text:style-name="T28"><text:s text:c="16"/>} <text:s text:c="3"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>//********************************************************************************************************************************************************************************************************************************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impresion_consola returns[Resultado value]:</text:span></text:span></text:p>
      <text:p text:style-name="P17"><text:span text:style-name="Strong_20_Emphasis"><text:span text:style-name="T28"><text:s/>CONSOLE '.' LOG PAR1 t1=tipo_impresion t2=tipos_impresion PAR2 FINI_NSTRUCCION</text:span></text:span></text:p>
      <text:p text:style-name="P17"><text:span text:style-name="Strong_20_Emphasis"><text:span text:style-name="T28">{ <text:s text:c="2"/></text:span></text:span></text:p>
      <text:p text:style-name="P17"><text:span text:style-name="Strong_20_Emphasis"><text:span text:style-name="T28"><text:s text:c="8"/>Object valor = $t1.text+" "+$t2.value ;</text:span></text:span></text:p>
      <text:p text:style-name="P17"><text:span text:style-name="Strong_20_Emphasis"><text:span text:style-name="T28"><text:s text:c="8"/>$value = new Resultado(valor, "ss");</text:span></text:span></text:p>
      <text:p text:style-name="P17"><text:span text:style-name="Strong_20_Emphasis"><text:span text:style-name="T28"><text:s text:c="8"/>$value.setBandera2(true);</text:span></text:span></text:p>
      <text:p text:style-name="P17"><text:span text:style-name="Strong_20_Emphasis"><text:span text:style-name="T28"><text:s/>} <text:s/></text:span></text:span></text:p>
      <text:p text:style-name="P17"><text:span text:style-name="Strong_20_Emphasis"><text:span text:style-name="T28"><text:s/>|CONSOLE '.' LOG PAR1 tipo_impresion PAR2 FINI_NSTRUCCION </text:span></text:span></text:p>
      <text:p text:style-name="P17"><text:span text:style-name="Strong_20_Emphasis"><text:span text:style-name="T28">{ </text:span></text:span></text:p>
      <text:p text:style-name="P17"><text:span text:style-name="Strong_20_Emphasis"><text:span text:style-name="T28"><text:s text:c="4"/>if($tipo_impresion.value != null &amp;&amp; $tipo_impresion.value.value != null){</text:span></text:span></text:p>
      <text:p text:style-name="P17"><text:span text:style-name="Strong_20_Emphasis"><text:span text:style-name="T28"><text:s text:c="9"/>Object valor = null;</text:span></text:span></text:p>
      <text:p text:style-name="P17"><text:span text:style-name="Strong_20_Emphasis"><text:span text:style-name="T28"><text:s text:c="9"/>$value = new Resultado(valor, "ss");</text:span></text:span></text:p>
      <text:p text:style-name="P17"><text:span text:style-name="Strong_20_Emphasis"><text:span text:style-name="T28"><text:s text:c="8"/>if($tipo_impresion.value.isBandera1()){</text:span></text:span></text:p>
      <text:p text:style-name="P17"><text:span text:style-name="Strong_20_Emphasis"><text:span text:style-name="T28"><text:s text:c="18"/>$value.setBandera1(true)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} else{</text:span></text:span></text:p>
      <text:p text:style-name="P17"><text:span text:style-name="Strong_20_Emphasis"><text:span text:style-name="T28"><text:s text:c="9"/>Object valor = null;</text:span></text:span></text:p>
      <text:p text:style-name="P17"><text:span text:style-name="Strong_20_Emphasis"><text:span text:style-name="T28"><text:s text:c="9"/>$value = new Resultado(valor, "ss");</text:span></text:span></text:p>
      <text:p text:style-name="P17"><text:span text:style-name="Strong_20_Emphasis"><text:span text:style-name="T28"><text:s text:c="10"/>$value.setBandera1(true);</text:span></text:span></text:p>
      <text:p text:style-name="P17"><text:span text:style-name="Strong_20_Emphasis"><text:span text:style-name="T28"><text:s text:c="4"/>}</text:span></text:span></text:p>
      <text:p text:style-name="P17"><text:span text:style-name="Strong_20_Emphasis"><text:span text:style-name="T28"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s_impresion <text:s/>returns[String value]: tipo_impresion tipo_impresiones_prima { $value= $tipo_impresion.text+" "+$tipo_impresiones_prima.text; <text:s text:c="4"/>} 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_impresiones_prima returns[String value]: tipo_impresion <text:s/>tipo_impresiones_prima { $value= String.valueOf($tipo_impresion.text);}|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_impresion returns[Resultado value]: <text:s/></text:span></text:span></text:p>
      <text:p text:style-name="P17"><text:span text:style-name="Strong_20_Emphasis"><text:span text:style-name="T28"><text:s text:c="8"/></text:span></text:span></text:p>
      <text:p text:style-name="P17"><text:soft-page-break/><text:span text:style-name="Strong_20_Emphasis"><text:span text:style-name="T28"><text:s text:c="8"/>CADENA </text:span></text:span></text:p>
      <text:p text:style-name="P17"><text:span text:style-name="Strong_20_Emphasis"><text:span text:style-name="T28"><text:s text:c="16"/>{ 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valor=$CADENA.text ; 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8"/>| IDENTIFICADOR </text:span></text:span></text:p>
      <text:p text:style-name="P17"><text:span text:style-name="Strong_20_Emphasis"><text:span text:style-name="T28"><text:s text:c="16"/>{ <text:s text:c="2"/>Map &lt;String,Object&gt; tablaEnTurno=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5"/>if(tablaSimbolosLocales!=null)</text:span></text:span></text:p>
      <text:p text:style-name="P17"><text:span text:style-name="Strong_20_Emphasis"><text:span text:style-name="T28"><text:s text:c="24"/>{ <text:s text:c="3"/></text:span></text:span></text:p>
      <text:p text:style-name="P17"><text:span text:style-name="Strong_20_Emphasis"><text:span text:style-name="T28"><text:s text:c="32"/>tablaEnTurno=tablaSimbolosLocales;</text:span></text:span></text:p>
      <text:p text:style-name="P17"><text:span text:style-name="Strong_20_Emphasis"><text:span text:style-name="T28"><text:s text:c="33"/>if (!tablaEnTurno.containsKey($IDENTIFICADOR.text)) {</text:span></text:span></text:p>
      <text:p text:style-name="P17"><text:span text:style-name="Strong_20_Emphasis"><text:span text:style-name="T28"><text:s text:c="40"/>tablaEnTurno=tablaSimbolos;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30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24"/>}else</text:span></text:span></text:p>
      <text:p text:style-name="P17"><text:span text:style-name="Strong_20_Emphasis"><text:span text:style-name="T28"><text:s text:c="24"/>{ <text:s/></text:span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32"/>tablaEnTurno=tablaSimbolos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boolean ban1=false;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if (!tablaEnTurno.containsKey($IDENTIFICADOR.text)) {</text:span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32"/>ban1=true;</text:span></text:span></text:p>
      <text:p text:style-name="P17"><text:span text:style-name="Strong_20_Emphasis"><text:span text:style-name="T28"><text:s text:c="24"/>} else {</text:span></text:span></text:p>
      <text:p text:style-name="P17"><text:span text:style-name="Strong_20_Emphasis"><text:span text:style-name="T28"><text:s text:c="32"/>valor = tablaEnTurno.get($IDENTIFICADOR.text)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24"/>$value.setBandera1(ban1)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8"/>|expresion 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Object valor = null;</text:span></text:span></text:p>
      <text:p text:style-name="P17"><text:soft-page-break/><text:span text:style-name="Strong_20_Emphasis"><text:span text:style-name="T28"><text:s text:c="24"/>if($expresion.value!=null){</text:span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32"/>valor=$expresion.value.value ; <text:s text:c="9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23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8"/>|CHAR 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valor=(String)$CHAR.text ; <text:s/>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8"/>|tipoBoleano 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valor= Boolean.parseBoolean($tipoBoleano.text); <text:s/>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creacionVariable returns[Resultado value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VAR IDENTIFICADOR DOS_PUNTOS tipo ASIGNACIO <text:s text:c="2"/>tipoAsignacionVariable <text:s text:c="2"/>FINI_NSTRUCCION 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<text:s text:c="16"/>{ <text:s text:c="3"/></text:span></text:span></text:p>
      <text:p text:style-name="P17"><text:span text:style-name="Strong_20_Emphasis"><text:span text:style-name="T28"><text:s text:c="24"/>Map &lt;String,Object&gt; tablaEnTurno=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1"/>if(tablaSimbolosLocales!=null)</text:span></text:span></text:p>
      <text:p text:style-name="P17"><text:span text:style-name="Strong_20_Emphasis"><text:span text:style-name="T28"><text:s text:c="24"/>{ <text:s text:c="3"/></text:span></text:span></text:p>
      <text:p text:style-name="P17"><text:span text:style-name="Strong_20_Emphasis"><text:span text:style-name="T28"><text:s text:c="32"/>tablaEnTurno=tablaSimbolosLocales;</text:span></text:span></text:p>
      <text:p text:style-name="P17"><text:span text:style-name="Strong_20_Emphasis"><text:span text:style-name="T28"><text:s text:c="33"/></text:span></text:span></text:p>
      <text:p text:style-name="P17"><text:span text:style-name="Strong_20_Emphasis"><text:span text:style-name="T28"><text:s text:c="24"/>}else</text:span></text:span></text:p>
      <text:p text:style-name="P17"><text:span text:style-name="Strong_20_Emphasis"><text:span text:style-name="T28"><text:s text:c="24"/>{ <text:s/></text:span></text:span></text:p>
      <text:p text:style-name="P17"><text:span text:style-name="Strong_20_Emphasis"><text:span text:style-name="T28"><text:s text:c="31"/></text:span></text:span></text:p>
      <text:p text:style-name="P17"><text:span text:style-name="Strong_20_Emphasis"><text:span text:style-name="T28"><text:s text:c="32"/>tablaEnTurno=tablaSimbolos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String valor = 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if($tipoAsignacionVariable.value!=null){</text:span></text:span></text:p>
      <text:p text:style-name="P17"><text:soft-page-break/><text:span text:style-name="Strong_20_Emphasis"><text:span text:style-name="T28"><text:s text:c="28"/>if($tipoAsignacionVariable.value.value!=null)</text:span></text:span></text:p>
      <text:p text:style-name="P17"><text:span text:style-name="Strong_20_Emphasis"><text:span text:style-name="T28"><text:s text:c="32"/>{</text:span></text:span></text:p>
      <text:p text:style-name="P17"><text:span text:style-name="Strong_20_Emphasis"><text:span text:style-name="T28"><text:s text:c="40"/>if (!$tipo.value.equals($tipoAsignacionVariable.value.value.getClass().getSimpleName())) {</text:span></text:span></text:p>
      <text:p text:style-name="P17"><text:span text:style-name="Strong_20_Emphasis"><text:span text:style-name="T28"><text:s text:c="40"/>valor=$tipoAsignacionVariable.value.value.getClass().getSimpleName()+" no compatible con "+$tipo.value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0"/>String mensaje = $VAR.text + " " + $IDENTIFICADOR.text + " " + </text:span></text:span></text:p>
      <text:p text:style-name="P17"><text:span text:style-name="Strong_20_Emphasis"><text:span text:style-name="T28"><text:s text:c="40"/>$DOS_PUNTOS.text + " " + $tipo.value + " " + </text:span></text:span></text:p>
      <text:p text:style-name="P17"><text:span text:style-name="Strong_20_Emphasis"><text:span text:style-name="T28"><text:s text:c="40"/>$ASIGNACIO.text + " " + $tipoAsignacionVariable.value.value + " " +</text:span></text:span></text:p>
      <text:p text:style-name="P17"><text:span text:style-name="Strong_20_Emphasis"><text:span text:style-name="T28"><text:s text:c="40"/>$FINI_NSTRUCCION.text;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0"/>$value = new Resultado(mensaje); </text:span></text:span></text:p>
      <text:p text:style-name="P17"><text:span text:style-name="Strong_20_Emphasis"><text:span text:style-name="T28"><text:s text:c="40"/>$value.añadirMensaje(valor); <text:s text:c="7"/></text:span></text:span></text:p>
      <text:p text:style-name="P17"><text:span text:style-name="Strong_20_Emphasis"><text:span text:style-name="T28"><text:s text:c="40"/>$value.setBandera1(true);</text:span></text:span></text:p>
      <text:p text:style-name="P17"><text:span text:style-name="Strong_20_Emphasis"><text:span text:style-name="T28"><text:s text:c="40"/>$value.setBandera0(true);</text:span></text:span></text:p>
      <text:p text:style-name="P17"><text:span text:style-name="Strong_20_Emphasis"><text:span text:style-name="T28"><text:s text:c="40"/>}else{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40"/>if(tablaEnTurno.containsKey($IDENTIFICADOR.text))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8"/></text:span></text:span></text:p>
      <text:p text:style-name="P17"><text:span text:style-name="Strong_20_Emphasis"><text:span text:style-name="T28"><text:s text:c="56"/>$value = new Resultado(valor, $IDENTIFICADOR.text); </text:span></text:span></text:p>
      <text:p text:style-name="P17"><text:span text:style-name="Strong_20_Emphasis"><text:span text:style-name="T28"><text:s text:c="56"/>$value.setBandera5(true);</text:span></text:span></text:p>
      <text:p text:style-name="P17"><text:span text:style-name="Strong_20_Emphasis"><text:span text:style-name="T28"><text:s text:c="56"/>$value.setBandera0(true);</text:span></text:span></text:p>
      <text:p text:style-name="P17"><text:span text:style-name="Strong_20_Emphasis"><text:span text:style-name="T28"><text:s text:c="40"/>}else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56"/>valor="Guardando en tabla: " + $IDENTIFICADOR.text + " -&gt; " + $tipoAsignacionVariable.value.value;</text:span></text:span></text:p>
      <text:p text:style-name="P17"><text:span text:style-name="Strong_20_Emphasis"><text:span text:style-name="T28"><text:s text:c="56"/>tablaEnTurno.put($IDENTIFICADOR.text, $tipoAsignacionVariable.value.value);</text:span></text:span></text:p>
      <text:p text:style-name="P17"><text:span text:style-name="Strong_20_Emphasis"><text:span text:style-name="T28"><text:s text:c="56"/>$value = new Resultado(valor, $IDENTIFICADOR.text); 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40"/></text:span></text:span></text:p>
      <text:p text:style-name="P17"><text:span text:style-name="Strong_20_Emphasis"><text:span text:style-name="T28"><text:s text:c="48"/>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3"/></text:span></text:span></text:p>
      <text:p text:style-name="P17"><text:soft-page-break/><text:span text:style-name="Strong_20_Emphasis"><text:span text:style-name="T28"><text:s text:c="16"/>}</text:span></text:span></text:p>
      <text:p text:style-name="P17"><text:span text:style-name="Strong_20_Emphasis"><text:span text:style-name="T28"><text:s text:c="8"/>| VAR IDENTIFICADOR DOS_PUNTOS <text:s/>ASIGNACIO tipoAsignacionVariable FINI_NSTRUCCION </text:span></text:span></text:p>
      <text:p text:style-name="P17"><text:span text:style-name="Strong_20_Emphasis"><text:span text:style-name="T28"><text:s text:c="16"/>{ <text:s text:c="4"/></text:span></text:span></text:p>
      <text:p text:style-name="P17"><text:span text:style-name="Strong_20_Emphasis"><text:span text:style-name="T28"><text:s text:c="24"/>String topoAsig="----";</text:span></text:span></text:p>
      <text:p text:style-name="P17"><text:span text:style-name="Strong_20_Emphasis"><text:span text:style-name="T28"><text:s text:c="24"/>if($tipoAsignacionVariable.value!=null){</text:span></text:span></text:p>
      <text:p text:style-name="P17"><text:span text:style-name="Strong_20_Emphasis"><text:span text:style-name="T28"><text:s text:c="32"/>topoAsig=$tipoAsignacionVariable.value.value.toString()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String mensaje = $VAR.text + " " + $IDENTIFICADOR.text + " " + </text:span></text:span></text:p>
      <text:p text:style-name="P17"><text:span text:style-name="Strong_20_Emphasis"><text:span text:style-name="T28"><text:s text:c="24"/>$DOS_PUNTOS.text + " " + </text:span></text:span></text:p>
      <text:p text:style-name="P17"><text:span text:style-name="Strong_20_Emphasis"><text:span text:style-name="T28"><text:s text:c="24"/>$ASIGNACIO.text + " " + <text:s/>topoAsig + " " +</text:span></text:span></text:p>
      <text:p text:style-name="P17"><text:span text:style-name="Strong_20_Emphasis"><text:span text:style-name="T28"><text:s text:c="24"/>$FINI_NSTRUCCION.text; </text:span></text:span></text:p>
      <text:p text:style-name="P17"><text:span text:style-name="Strong_20_Emphasis"><text:span text:style-name="T28"><text:s text:c="24"/>Object valor="tipo no reconocido";</text:span></text:span></text:p>
      <text:p text:style-name="P17"><text:span text:style-name="Strong_20_Emphasis"><text:span text:style-name="T28"><text:s text:c="24"/>$value = new Resultado(valor, mensaje); </text:span></text:span></text:p>
      <text:p text:style-name="P17"><text:span text:style-name="Strong_20_Emphasis"><text:span text:style-name="T28"><text:s text:c="24"/>$value.setBandera2(true);</text:span></text:span></text:p>
      <text:p text:style-name="P17"><text:span text:style-name="Strong_20_Emphasis"><text:span text:style-name="T28"><text:s text:c="24"/>$value.setBandera0(true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|VAR IDENTIFICADOR DOS_PUNTOS tipo ASIGNACIO <text:s/>FINI_NSTRUCCION </text:span></text:span></text:p>
      <text:p text:style-name="P17"><text:span text:style-name="Strong_20_Emphasis"><text:span text:style-name="T28"><text:s text:c="16"/>{ <text:s text:c="6"/></text:span></text:span></text:p>
      <text:p text:style-name="P17"><text:span text:style-name="Strong_20_Emphasis"><text:span text:style-name="T28"><text:s text:c="24"/>String mensaje = $VAR.text + " " + $IDENTIFICADOR.text + " " + </text:span></text:span></text:p>
      <text:p text:style-name="P17"><text:span text:style-name="Strong_20_Emphasis"><text:span text:style-name="T28"><text:s text:c="24"/>$DOS_PUNTOS.text + " " + $tipo.value + " "+</text:span></text:span></text:p>
      <text:p text:style-name="P17"><text:span text:style-name="Strong_20_Emphasis"><text:span text:style-name="T28"><text:s text:c="24"/>$ASIGNACIO.text + <text:s/>" " + $FINI_NSTRUCCION.text;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Object valor="nada asignado no reconocido";</text:span></text:span></text:p>
      <text:p text:style-name="P17"><text:span text:style-name="Strong_20_Emphasis"><text:span text:style-name="T28"><text:s text:c="24"/>$value = new Resultado(valor, mensaje); <text:s/>$value.setBandera3(true); $value.setBandera0(true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| VAR DOS_PUNTOS tipo ASIGNACIO tipoAsignacionVariable FINI_NSTRUCCION </text:span></text:span></text:p>
      <text:p text:style-name="P17"><text:span text:style-name="Strong_20_Emphasis"><text:span text:style-name="T28"><text:s text:c="16"/>{ <text:s text:c="4"/>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String mensaje = $VAR.text + " " + $DOS_PUNTOS.text + " " + $tipo.value + " " + <text:s/>$ASIGNACIO.text + " " + $tipoAsignacionVariable.value.value + " " +$FINI_NSTRUCCION.text; </text:span></text:span></text:p>
      <text:p text:style-name="P17"><text:span text:style-name="Strong_20_Emphasis"><text:span text:style-name="T28"><text:s text:c="24"/>Object valor="ID no reconocido"; $value = new Resultado(valor, mensaje); <text:s/>$value.setBandera4(true); $value.setBandera0(true);</text:span></text:span></text:p>
      <text:p text:style-name="P17"><text:span text:style-name="Strong_20_Emphasis"><text:span text:style-name="T28"><text:s text:c="16"/>} <text:s text:c="4"/>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asignacionVariable returns[Resultado value]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IDENTIFICADOR ASIGNACIO tipoAsignacionVariable FINI_NSTRUCCION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16"/>{ <text:s text:c="6"/></text:span></text:span></text:p>
      <text:p text:style-name="P17"><text:soft-page-break/><text:span text:style-name="Strong_20_Emphasis"><text:span text:style-name="T28"><text:s text:c="24"/>boolean funcion=false;</text:span></text:span></text:p>
      <text:p text:style-name="P17"><text:span text:style-name="Strong_20_Emphasis"><text:span text:style-name="T28"><text:s text:c="24"/>Map &lt;String,Object&gt; tablaEnTurno=null;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if(tablaSimbolosLocales!=null)</text:span></text:span></text:p>
      <text:p text:style-name="P17"><text:span text:style-name="Strong_20_Emphasis"><text:span text:style-name="T28"><text:s text:c="24"/>{ <text:s text:c="4"/></text:span></text:span></text:p>
      <text:p text:style-name="P17"><text:span text:style-name="Strong_20_Emphasis"><text:span text:style-name="T28"><text:s text:c="32"/>tablaEnTurno=tablaSimbolosLocales;</text:span></text:span></text:p>
      <text:p text:style-name="P17"><text:span text:style-name="Strong_20_Emphasis"><text:span text:style-name="T28"><text:s text:c="33"/>if (!tablaEnTurno.containsKey($IDENTIFICADOR.text)) {</text:span></text:span></text:p>
      <text:p text:style-name="P17"><text:span text:style-name="Strong_20_Emphasis"><text:span text:style-name="T28"><text:s text:c="40"/>String mensaje= $IDENTIFICADOR.text; $value = new Resultado(mensaje); <text:s text:c="2"/>$value.setBandera0(true); $value.setBandera2(true); <text:s/>tablaEnTurno=tablaSimbolos;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else</text:span></text:span></text:p>
      <text:p text:style-name="P17"><text:span text:style-name="Strong_20_Emphasis"><text:span text:style-name="T28"><text:s text:c="24"/>{ </text:span></text:span></text:p>
      <text:p text:style-name="P17"><text:span text:style-name="Strong_20_Emphasis"><text:span text:style-name="T28"><text:s text:c="32"/>tablaEnTurno=tablaSimbolos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<text:s text:c="24"/>if (!tablaEnTurno.containsKey($IDENTIFICADOR.text)) {</text:span></text:span></text:p>
      <text:p text:style-name="P17"><text:span text:style-name="Strong_20_Emphasis"><text:span text:style-name="T28"><text:s text:c="32"/>String mensaje= $IDENTIFICADOR.text; <text:s/>$value = new Resultado(mensaje); <text:s/>$value.setBandera0(true);$value.setBandera2(true);</text:span></text:span></text:p>
      <text:p text:style-name="P17"><text:span text:style-name="Strong_20_Emphasis"><text:span text:style-name="T28"><text:s text:c="24"/>} else {</text:span></text:span></text:p>
      <text:p text:style-name="P17"><text:span text:style-name="Strong_20_Emphasis"><text:span text:style-name="T28"><text:s text:c="40"/>String valor = null;</text:span></text:span></text:p>
      <text:p text:style-name="P17"><text:span text:style-name="Strong_20_Emphasis"><text:span text:style-name="T28"><text:s text:c="32"/>if($tipoAsignacionVariable.value!=null)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0"/>if($tipoAsignacionVariable.value.value!=null)</text:span></text:span></text:p>
      <text:p text:style-name="P17"><text:span text:style-name="Strong_20_Emphasis"><text:span text:style-name="T28"><text:s text:c="40"/>{</text:span></text:span></text:p>
      <text:p text:style-name="P17"><text:span text:style-name="Strong_20_Emphasis"><text:span text:style-name="T28"><text:s text:c="48"/>if (!tablaEnTurno.get($IDENTIFICADOR.text).getClass().getSimpleName().equals($tipoAsignacionVariable.value.value.getClass().getSimpleName()) ){</text:span></text:span></text:p>
      <text:p text:style-name="P17"><text:span text:style-name="Strong_20_Emphasis"><text:span text:style-name="T28"><text:s text:c="48"/></text:span></text:span></text:p>
      <text:p text:style-name="P17"><text:span text:style-name="Strong_20_Emphasis"><text:span text:style-name="T28"><text:s text:c="48"/>valor=$tipoAsignacionVariable.value.value.getClass().getSimpleName()+" no compatible con "+tablaEnTurno.get($IDENTIFICADOR.text).getClass().getSimpleName()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8"/>String mensaje = <text:s/>$IDENTIFICADOR.text + " " + </text:span></text:span></text:p>
      <text:p text:style-name="P17"><text:span text:style-name="Strong_20_Emphasis"><text:span text:style-name="T28"><text:s text:c="48"/>$ASIGNACIO.text + " " + $tipoAsignacionVariable.value.value + " " +</text:span></text:span></text:p>
      <text:p text:style-name="P17"><text:span text:style-name="Strong_20_Emphasis"><text:span text:style-name="T28"><text:s text:c="48"/>$FINI_NSTRUCCION.text;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48"/>$value = new Resultado(mensaje); <text:s/>$value.añadirMensaje(valor); <text:s text:c="2"/>$value.setBandera1(true); $value.setBandera0(true);</text:span></text:span></text:p>
      <text:p text:style-name="P17"><text:span text:style-name="Strong_20_Emphasis"><text:span text:style-name="T28"><text:s text:c="48"/>}else{</text:span></text:span></text:p>
      <text:p text:style-name="P17"><text:span text:style-name="Strong_20_Emphasis"><text:span text:style-name="T28"><text:s text:c="56"/>valor="Guardando en tabla: " + $IDENTIFICADOR.text + " -&gt; " + $tipoAsignacionVariable.value.value;</text:span></text:span></text:p>
      <text:p text:style-name="P17"><text:soft-page-break/><text:span text:style-name="Strong_20_Emphasis"><text:span text:style-name="T28"><text:s text:c="56"/>tablaEnTurno.put($IDENTIFICADOR.text, $tipoAsignacionVariable.value.value);</text:span></text:span></text:p>
      <text:p text:style-name="P17"><text:span text:style-name="Strong_20_Emphasis"><text:span text:style-name="T28"><text:s text:c="56"/>$value = new Resultado(valor, ""); </text:span></text:span></text:p>
      <text:p text:style-name="P17"><text:span text:style-name="Strong_20_Emphasis"><text:span text:style-name="T28"><text:s text:c="48"/>}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2"/>}else{</text:span></text:span></text:p>
      <text:p text:style-name="P17"><text:span text:style-name="Strong_20_Emphasis"><text:span text:style-name="T28"><text:s text:c="40"/>$value = new Resultado(); <text:s text:c="2"/></text:span></text:span></text:p>
      <text:p text:style-name="P17"><text:span text:style-name="Strong_20_Emphasis"><text:span text:style-name="T28"><text:s text:c="40"/>$value.setBandera3(true);</text:span></text:span></text:p>
      <text:p text:style-name="P17"><text:span text:style-name="Strong_20_Emphasis"><text:span text:style-name="T28"><text:s text:c="40"/>$value.setBandera0(true);</text:span></text:span></text:p>
      <text:p text:style-name="P17"><text:span text:style-name="Strong_20_Emphasis"><text:span text:style-name="T28"><text:s text:c="32"/>} 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AsignacionVariable <text:s/>returns[Resultado value] locals[boolean errorId=false]: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CADENA <text:s/></text:span></text:span></text:p>
      <text:p text:style-name="P17"><text:span text:style-name="Strong_20_Emphasis"><text:span text:style-name="T28"><text:s text:c="16"/>{ 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valor=(String)$CADENA.text ; <text:s/>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48"/></text:span></text:span></text:p>
      <text:p text:style-name="P17"><text:span text:style-name="Strong_20_Emphasis"><text:span text:style-name="T28"><text:s text:c="8"/>|CARACTER <text:s/></text:span></text:span></text:p>
      <text:p text:style-name="P17"><text:span text:style-name="Strong_20_Emphasis"><text:span text:style-name="T28"><text:s text:c="16"/>{ <text:s text:c="6"/>Object valor = null;</text:span></text:span></text:p>
      <text:p text:style-name="P17"><text:span text:style-name="Strong_20_Emphasis"><text:span text:style-name="T28"><text:s text:c="24"/>valor=$CARACTER.text.charAt(0); <text:s/>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|tipoBoleano </text:span></text:span></text:p>
      <text:p text:style-name="P17"><text:span text:style-name="Strong_20_Emphasis"><text:span text:style-name="T28"><text:s text:c="16"/>{ 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valor= Boolean.parseBoolean($tipoBoleano.text); </text:span></text:span></text:p>
      <text:p text:style-name="P17"><text:span text:style-name="Strong_20_Emphasis"><text:span text:style-name="T28"><text:s text:c="24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|IDENTIFICADOR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3"/>System.out.println("ingrse se algo"+$IDENTIFICADOR.text);</text:span></text:span></text:p>
      <text:p text:style-name="P17"><text:span text:style-name="Strong_20_Emphasis"><text:span text:style-name="T28"><text:s text:c="17"/>Map &lt;String,Object&gt; tablaEnTurno=null;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16"/>if(tablaSimbolosLocales!=null)</text:span></text:span></text:p>
      <text:p text:style-name="P17"><text:span text:style-name="Strong_20_Emphasis"><text:span text:style-name="T28"><text:s text:c="16"/>{ <text:s text:c="2"/></text:span></text:span></text:p>
      <text:p text:style-name="P17"><text:span text:style-name="Strong_20_Emphasis"><text:span text:style-name="T28"><text:s text:c="24"/>tablaEnTurno=tablaSimbolosLocales;</text:span></text:span></text:p>
      <text:p text:style-name="P17"><text:span text:style-name="Strong_20_Emphasis"><text:span text:style-name="T28"><text:s text:c="32"/>if (!tablaEnTurno.containsKey($IDENTIFICADOR.text)) {</text:span></text:span></text:p>
      <text:p text:style-name="P17"><text:span text:style-name="Strong_20_Emphasis"><text:span text:style-name="T28"><text:s text:c="16"/></text:span></text:span></text:p>
      <text:p text:style-name="P17"><text:soft-page-break/><text:span text:style-name="Strong_20_Emphasis"><text:span text:style-name="T28"><text:s text:c="32"/>tablaEnTurno=tablaSimbolos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else</text:span></text:span></text:p>
      <text:p text:style-name="P17"><text:span text:style-name="Strong_20_Emphasis"><text:span text:style-name="T28"><text:s text:c="16"/>{ <text:s/></text:span></text:span></text:p>
      <text:p text:style-name="P17"><text:span text:style-name="Strong_20_Emphasis"><text:span text:style-name="T28"><text:s text:c="24"/>tablaEnTurno=tablaSimbolos;</text:span></text:span></text:p>
      <text:p text:style-name="P17"><text:span text:style-name="Strong_20_Emphasis"><text:span text:style-name="T28"><text:s text:c="24"/>System.out.println("3")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><text:s text:c="24"/>if (tablaEnTurno.containsKey($IDENTIFICADOR.text)) {</text:span></text:span></text:p>
      <text:p text:style-name="P17"><text:span text:style-name="Strong_20_Emphasis"><text:span text:style-name="T28"><text:s text:c="32"/>valor = tablaEnTurno.get($IDENTIFICADOR.text); $value = new Resultado(valor, ""); <text:s text:c="2"/></text:span></text:span></text:p>
      <text:p text:style-name="P17"><text:span text:style-name="Strong_20_Emphasis"><text:span text:style-name="T28"><text:s text:c="24"/>} else{</text:span></text:span></text:p>
      <text:p text:style-name="P17"><text:span text:style-name="Strong_20_Emphasis"><text:span text:style-name="T28"><text:s text:c="32"/>$errorId=true; <text:s text:c="3"/>System.out.println("5")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3"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8"/>|llamada_funcion{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<text:s text:c="16"/>Object valor = null;</text:span></text:span></text:p>
      <text:p text:style-name="P17"><text:span text:style-name="Strong_20_Emphasis"><text:span text:style-name="T28"><text:s text:c="16"/>if($llamada_funcion.exito){</text:span></text:span></text:p>
      <text:p text:style-name="P17"><text:span text:style-name="Strong_20_Emphasis"><text:span text:style-name="T28"><text:s text:c="24"/>if($llamada_funcion.retorno!=null){</text:span></text:span></text:p>
      <text:p text:style-name="P17"><text:span text:style-name="Strong_20_Emphasis"><text:span text:style-name="T28"><text:s text:c="32"/>valor=$llamada_funcion.retorno; <text:s/>$value = new Resultado(valor, ""); <text:s text:c="9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8"/>|expresion </text:span></text:span></text:p>
      <text:p text:style-name="P17"><text:span text:style-name="Strong_20_Emphasis"><text:span text:style-name="T28"><text:s text:c="16"/>{ </text:span></text:span></text:p>
      <text:p text:style-name="P17"><text:span text:style-name="Strong_20_Emphasis"><text:span text:style-name="T28"><text:s text:c="24"/>Object valor = 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if($expresion.value!=null){</text:span></text:span></text:p>
      <text:p text:style-name="P17"><text:span text:style-name="Strong_20_Emphasis"><text:span text:style-name="T28"><text:s text:c="32"/>if($expresion.value.value!=null){</text:span></text:span></text:p>
      <text:p text:style-name="P17"><text:span text:style-name="Strong_20_Emphasis"><text:span text:style-name="T28"><text:s text:c="40"/>valor=$expresion.value.value ; <text:s text:c="3"/>$value = new Resultado(valor, ""); <text:s text:c="9"/>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Boleano : TRUE|FALSE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ipo returns [ Object value ]: <text:s text:c="2"/>NUMBER <text:s/>{$value="Double";} <text:s text:c="6"/></text:span></text:span></text:p>
      <text:p text:style-name="P17"><text:span text:style-name="Strong_20_Emphasis"><text:span text:style-name="T28"><text:s text:c="32"/>|STRING <text:s/>{$value="String";}</text:span></text:span></text:p>
      <text:p text:style-name="P17"><text:span text:style-name="Strong_20_Emphasis"><text:span text:style-name="T28"><text:s text:c="32"/>|CHAR <text:s text:c="3"/>{$value="Character";}</text:span></text:span></text:p>
      <text:p text:style-name="P17"><text:span text:style-name="Strong_20_Emphasis"><text:span text:style-name="T28"><text:s text:c="32"/>|BOOLEAN {$value="Boolean";}</text:span></text:span></text:p>
      <text:p text:style-name="P17"><text:span text:style-name="Strong_20_Emphasis"><text:span text:style-name="T28"><text:s text:c="32"/>|VOID {$value="void";};</text:span></text:span></text:p>
      <text:p text:style-name="P17"><text:soft-page-break/><text:span text:style-name="Strong_20_Emphasis"><text:span text:style-name="T28"/></text:span></text:p>
      <text:p text:style-name="P17"><text:span text:style-name="Strong_20_Emphasis"><text:span text:style-name="T28">expresion returns [ Resultado value ]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6"/>t1=terminoN2 <text:s/></text:span></text:span></text:p>
      <text:p text:style-name="P17"><text:span text:style-name="Strong_20_Emphasis"><text:span text:style-name="T28"><text:s text:c="15"/>{</text:span></text:span></text:p>
      <text:p text:style-name="P17"><text:span text:style-name="Strong_20_Emphasis"><text:span text:style-name="T28"><text:s text:c="25"/>Object valort1 = null;</text:span></text:span></text:p>
      <text:p text:style-name="P17"><text:span text:style-name="Strong_20_Emphasis"><text:span text:style-name="T28"><text:s text:c="24"/>if($t1.value.value!=null){</text:span></text:span></text:p>
      <text:p text:style-name="P17"><text:span text:style-name="Strong_20_Emphasis"><text:span text:style-name="T28"><text:s text:c="34"/>valort1 <text:s/>= $t1.value.value;</text:span></text:span></text:p>
      <text:p text:style-name="P17"><text:span text:style-name="Strong_20_Emphasis"><text:span text:style-name="T28"><text:s text:c="34"/>$value = new Resultado(valort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t1, ""); <text:s text:c="2"/>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AS t2=terminoN2 <text:s/></text:span></text:span></text:p>
      <text:p text:style-name="P17"><text:span text:style-name="Strong_20_Emphasis"><text:span text:style-name="T28"><text:s text:c="16"/>{ Object valor = null;</text:span></text:span></text:p>
      <text:p text:style-name="P17"><text:span text:style-name="Strong_20_Emphasis"><text:span text:style-name="T28"><text:s text:c="24"/>if($t2.value.value!=null &amp;&amp; $value.value!=null){</text:span></text:span></text:p>
      <text:p text:style-name="P17"><text:span text:style-name="Strong_20_Emphasis"><text:span text:style-name="T28"><text:s text:c="34"/>valor <text:s/>= (Double)$value.value+ (Double)$t2.value.value; 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</text:span></text:span></text:p>
      <text:p text:style-name="P17"><text:span text:style-name="Strong_20_Emphasis"><text:span text:style-name="T28"><text:s text:c="8"/>|t1=terminoN2 <text:s/></text:span></text:span></text:p>
      <text:p text:style-name="P17"><text:span text:style-name="Strong_20_Emphasis"><text:span text:style-name="T28"><text:s text:c="15"/>{</text:span></text:span></text:p>
      <text:p text:style-name="P17"><text:span text:style-name="Strong_20_Emphasis"><text:span text:style-name="T28"><text:s text:c="25"/>Object valort1 = null;</text:span></text:span></text:p>
      <text:p text:style-name="P17"><text:span text:style-name="Strong_20_Emphasis"><text:span text:style-name="T28"><text:s text:c="24"/>if($t1.value.value!=null){</text:span></text:span></text:p>
      <text:p text:style-name="P17"><text:span text:style-name="Strong_20_Emphasis"><text:span text:style-name="T28"><text:s text:c="34"/>valort1 <text:s/>= $t1.value.value; <text:s text:c="2"/>$value = new Resultado(valort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t1, ""); 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ENOS t2=terminoN2 <text:s/></text:span></text:span></text:p>
      <text:p text:style-name="P17"><text:span text:style-name="Strong_20_Emphasis"><text:span text:style-name="T28"><text:s text:c="16"/>{ Object valor = null;</text:span></text:span></text:p>
      <text:p text:style-name="P17"><text:span text:style-name="Strong_20_Emphasis"><text:span text:style-name="T28"><text:s text:c="24"/>if($t2.value.value!=null &amp;&amp; $value.value!=null){</text:span></text:span></text:p>
      <text:p text:style-name="P17"><text:span text:style-name="Strong_20_Emphasis"><text:span text:style-name="T28"><text:s text:c="34"/>valor <text:s/>= (Double)$value.value- (Double)$t2.value.value; <text:s text:c="2"/>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text:s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erminoN2 returns [ Resultado value ]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t1=terminoN3 <text:s/></text:span></text:span></text:p>
      <text:p text:style-name="P17"><text:span text:style-name="Strong_20_Emphasis"><text:span text:style-name="T28"><text:s text:c="15"/>{</text:span></text:span></text:p>
      <text:p text:style-name="P17"><text:span text:style-name="Strong_20_Emphasis"><text:span text:style-name="T28"><text:s text:c="25"/>Object valort1 = null;</text:span></text:span></text:p>
      <text:p text:style-name="P17"><text:span text:style-name="Strong_20_Emphasis"><text:span text:style-name="T28"><text:s text:c="24"/>if($t1.value.value!=null ){</text:span></text:span></text:p>
      <text:p text:style-name="P17"><text:soft-page-break/><text:span text:style-name="Strong_20_Emphasis"><text:span text:style-name="T28"><text:s text:c="34"/>valort1 <text:s/>= $t1.value.value; <text:s/>$value = new Resultado(valort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t1, ""); 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UL t2=terminoN3 <text:s/></text:span></text:span></text:p>
      <text:p text:style-name="P17"><text:span text:style-name="Strong_20_Emphasis"><text:span text:style-name="T28"><text:s text:c="16"/>{ Object valor = null;</text:span></text:span></text:p>
      <text:p text:style-name="P17"><text:span text:style-name="Strong_20_Emphasis"><text:span text:style-name="T28"><text:s text:c="24"/>if($t2.value.value!=null &amp;&amp; $value.value!=null){</text:span></text:span></text:p>
      <text:p text:style-name="P17"><text:span text:style-name="Strong_20_Emphasis"><text:span text:style-name="T28"><text:s text:c="34"/>valor <text:s/>= (Double)$value.value* (Double)$t2.value.value;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text:s text:c="2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</text:span></text:span></text:p>
      <text:p text:style-name="P17"><text:span text:style-name="Strong_20_Emphasis"><text:span text:style-name="T28"><text:s text:c="8"/>| t1=terminoN3 <text:s/></text:span></text:span></text:p>
      <text:p text:style-name="P17"><text:span text:style-name="Strong_20_Emphasis"><text:span text:style-name="T28"><text:s text:c="16"/>{ <text:s text:c="7"/>Object valort1 = null;</text:span></text:span></text:p>
      <text:p text:style-name="P17"><text:span text:style-name="Strong_20_Emphasis"><text:span text:style-name="T28"><text:s text:c="24"/>if($t1.value.value!=null ){</text:span></text:span></text:p>
      <text:p text:style-name="P17"><text:span text:style-name="Strong_20_Emphasis"><text:span text:style-name="T28"><text:s text:c="35"/>valort1 <text:s/>= <text:s/>$t1.value.value;</text:span></text:span></text:p>
      <text:p text:style-name="P17"><text:span text:style-name="Strong_20_Emphasis"><text:span text:style-name="T28"><text:s text:c="24"/>} <text:s text:c="4"/></text:span></text:span></text:p>
      <text:p text:style-name="P17"><text:span text:style-name="Strong_20_Emphasis"><text:span text:style-name="T28"><text:s text:c="25"/>$value = new Resultado(valort1, ""); <text:s text:c="2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(DIV t2=terminoN3 </text:span></text:span></text:p>
      <text:p text:style-name="P17"><text:span text:style-name="Strong_20_Emphasis"><text:span text:style-name="T28"><text:s text:c="16"/>{ Object valor = null;</text:span></text:span></text:p>
      <text:p text:style-name="P17"><text:span text:style-name="Strong_20_Emphasis"><text:span text:style-name="T28"><text:s text:c="24"/>if($t2.value.value!=null &amp;&amp; $value.value!=null){</text:span></text:span></text:p>
      <text:p text:style-name="P17"><text:span text:style-name="Strong_20_Emphasis"><text:span text:style-name="T28"><text:s text:c="34"/>valor <text:s/>= (Double)$value.value / (Double)$t2.value.value; $value = new Resultado(valor, ""); 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5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erminoN3 returns [ Resultado value ]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n1=terminoN4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$n1.value.value; $value = new Resultado(valorn1, ""); </text:span></text:span></text:p>
      <text:p text:style-name="P17"><text:span text:style-name="Strong_20_Emphasis"><text:span text:style-name="T28"><text:s text:c="24"/>} <text:s text:c="4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POT n2=terminoN4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oft-page-break/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1"/>valor= Math.pow((Double)$value.value, (Double)$n2.value.value); <text:s text:c="3"/>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terminoN4 returns [ Resultado value ]: 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 <text:s/>$value = new Resultado(valorn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AYOR_QUE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(Double)$value.value &gt; (Double)$n2.value.value; $value = new Resultado(valor, ""); </text:span></text:span></text:p>
      <text:p text:style-name="P17"><text:span text:style-name="Strong_20_Emphasis"><text:span text:style-name="T28"><text:s text:c="24"/>} <text:s text:c="6"/>$value = new Resultado(valor, ""); <text:s text:c="12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<text:s text:c="8"/>| 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 <text:s/>$value = new Resultado(valorn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ENOR_QUE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(Double)$value.value &lt; <text:s/>(Double)$n2.value.value;</text:span></text:span></text:p>
      <text:p text:style-name="P17"><text:span text:style-name="Strong_20_Emphasis"><text:span text:style-name="T28"><text:s text:c="33"/>$value = new Resultado(valor, ""); </text:span></text:span></text:p>
      <text:p text:style-name="P17"><text:span text:style-name="Strong_20_Emphasis"><text:span text:style-name="T28"><text:s text:c="24"/>} <text:s text:c="3"/></text:span></text:span></text:p>
      <text:p text:style-name="P17"><text:span text:style-name="Strong_20_Emphasis"><text:span text:style-name="T28"><text:s text:c="25"/>$value = new Resultado(valor, ""); <text:s text:c="11"/></text:span></text:span></text:p>
      <text:p text:style-name="P17"><text:soft-page-break/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| 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</text:span></text:span></text:p>
      <text:p text:style-name="P17"><text:span text:style-name="Strong_20_Emphasis"><text:span text:style-name="T28"><text:s text:c="33"/>$value = new Resultado(valorn1, ""); </text:span></text:span></text:p>
      <text:p text:style-name="P17"><text:span text:style-name="Strong_20_Emphasis"><text:span text:style-name="T28"><text:s text:c="24"/>} <text:s text:c="4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AYOR_QUE ASIGNACIO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(Double)$value.value <text:s/>&gt;= <text:s/>(Double)$n2.value.value;</text:span></text:span></text:p>
      <text:p text:style-name="P17"><text:span text:style-name="Strong_20_Emphasis"><text:span text:style-name="T28"><text:s text:c="33"/>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text:s text:c="12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<text:s text:c="8"/>| 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</text:span></text:span></text:p>
      <text:p text:style-name="P17"><text:span text:style-name="Strong_20_Emphasis"><text:span text:style-name="T28"><text:s text:c="33"/>$value = new Resultado(valorn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27"/>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MENOR_QUE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(Double)$value.value &lt;= <text:s/>(Double)$n2.value.value;</text:span></text:span></text:p>
      <text:p text:style-name="P17"><text:span text:style-name="Strong_20_Emphasis"><text:span text:style-name="T28"><text:s text:c="33"/>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text:s text:c="6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<text:s text:c="8"/>| 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oft-page-break/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 <text:s/>$value = new Resultado(valorn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DIFERENTE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$value.value != <text:s/>$n2.value.value; 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, ""); 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<text:s text:c="8"/>|n1=numero <text:s text:c="2"/>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5"/>Object valorn1 = null;</text:span></text:span></text:p>
      <text:p text:style-name="P17"><text:span text:style-name="Strong_20_Emphasis"><text:span text:style-name="T28"><text:s text:c="24"/>if($n1.value.value!=null){</text:span></text:span></text:p>
      <text:p text:style-name="P17"><text:span text:style-name="Strong_20_Emphasis"><text:span text:style-name="T28"><text:s text:c="32"/>valorn1 = (Double)$n1.value.value; $value = new Resultado(valorn1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5"/>$value = new Resultado(valorn1, ""); 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(ASIGNACIO ASIGNACIO n2=numero <text:s/></text:span></text:span></text:p>
      <text:p text:style-name="P17"><text:span text:style-name="Strong_20_Emphasis"><text:span text:style-name="T28"><text:s text:c="16"/>{ <text:s/>Object valor = null;</text:span></text:span></text:p>
      <text:p text:style-name="P17"><text:span text:style-name="Strong_20_Emphasis"><text:span text:style-name="T28"><text:s text:c="24"/>if($n2.value.value!=null &amp;&amp; $value.value!=null ){ <text:s/></text:span></text:span></text:p>
      <text:p text:style-name="P17"><text:span text:style-name="Strong_20_Emphasis"><text:span text:style-name="T28"><text:s text:c="32"/>valor <text:s/>= $value.value == <text:s/>$n2.value.value;</text:span></text:span></text:p>
      <text:p text:style-name="P17"><text:span text:style-name="Strong_20_Emphasis"><text:span text:style-name="T28"><text:s text:c="33"/>$value = new Resultado(valor, ""); </text:span></text:span></text:p>
      <text:p text:style-name="P17"><text:span text:style-name="Strong_20_Emphasis"><text:span text:style-name="T28"><text:s text:c="24"/>} <text:s text:c="5"/>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5"/>$value = new Resultado(valor, ""); <text:s text:c="7"/>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)*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numero returns [Resultado value]</text:span></text:span></text:p>
      <text:p text:style-name="P17"><text:span text:style-name="Strong_20_Emphasis"><text:span text:style-name="T28"><text:s text:c="4"/>: ENTERO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Object valor = Double.parseDouble($ENTERO.text);</text:span></text:span></text:p>
      <text:p text:style-name="P17"><text:span text:style-name="Strong_20_Emphasis"><text:span text:style-name="T28"><text:s text:c="13"/>$value = new Resultado(valor, ""); 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| DECIMAL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7"/>Object valor = <text:s/>Double.parseDouble($DECIMAL.text); </text:span></text:span></text:p>
      <text:p text:style-name="P17"><text:span text:style-name="Strong_20_Emphasis"><text:span text:style-name="T28"><text:s text:c="13"/>$value = new Resultado(valor, "");</text:span></text:span></text:p>
      <text:p text:style-name="P17"><text:soft-page-break/><text:span text:style-name="Strong_20_Emphasis"><text:span text:style-name="T28"><text:s text:c="8"/>}</text:span></text:span></text:p>
      <text:p text:style-name="P17"><text:span text:style-name="Strong_20_Emphasis"><text:span text:style-name="T28"><text:s text:c="4"/>| PAR1 expresion PAR2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7"/>Object valor = <text:s/>$expresion.value; </text:span></text:span></text:p>
      <text:p text:style-name="P17"><text:span text:style-name="Strong_20_Emphasis"><text:span text:style-name="T28"><text:s text:c="13"/>$value = new Resultado(valor, "")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| IDENTIFICADOR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7"/>Map &lt;String,Object&gt; tablaEnTurno=null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if(tablaSimbolosLocales!=null)</text:span></text:span></text:p>
      <text:p text:style-name="P17"><text:span text:style-name="Strong_20_Emphasis"><text:span text:style-name="T28"><text:s text:c="16"/>{ <text:s text:c="4"/></text:span></text:span></text:p>
      <text:p text:style-name="P17"><text:span text:style-name="Strong_20_Emphasis"><text:span text:style-name="T28"><text:s text:c="24"/>tablaEnTurno=tablaSimbolosLocales;</text:span></text:span></text:p>
      <text:p text:style-name="P17"><text:span text:style-name="Strong_20_Emphasis"><text:span text:style-name="T28"><text:s text:c="32"/>if (!tablaEnTurno.containsKey($IDENTIFICADOR.text)) {</text:span></text:span></text:p>
      <text:p text:style-name="P17"><text:span text:style-name="Strong_20_Emphasis"><text:span text:style-name="T28"><text:s text:c="32"/>tablaEnTurno=tablaSimbolos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else</text:span></text:span></text:p>
      <text:p text:style-name="P17"><text:span text:style-name="Strong_20_Emphasis"><text:span text:style-name="T28"><text:s text:c="16"/>{ <text:s text:c="3"/></text:span></text:span></text:p>
      <text:p text:style-name="P17"><text:span text:style-name="Strong_20_Emphasis"><text:span text:style-name="T28"><text:s text:c="24"/>tablaEnTurno=tablaSimbolos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16"/>boolean ban1 = false;boolean ban2 = false; <text:s text:c="2"/>Object valor = null;</text:span></text:span></text:p>
      <text:p text:style-name="P17"><text:span text:style-name="Strong_20_Emphasis"><text:span text:style-name="T28"><text:s text:c="16"/></text:span></text:span></text:p>
      <text:p text:style-name="P17"><text:span text:style-name="Strong_20_Emphasis"><text:span text:style-name="T28"><text:s text:c="16"/>if (!tablaEnTurno.containsKey($IDENTIFICADOR.text)) {</text:span></text:span></text:p>
      <text:p text:style-name="P17"><text:span text:style-name="Strong_20_Emphasis"><text:span text:style-name="T28"><text:s text:c="24"/>valor = null; <text:s/>ban1=true;</text:span></text:span></text:p>
      <text:p text:style-name="P17"><text:span text:style-name="Strong_20_Emphasis"><text:span text:style-name="T28"><text:s text:c="16"/>} else {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24"/>if(tablaEnTurno.get($IDENTIFICADOR.text) instanceof Double){</text:span></text:span></text:p>
      <text:p text:style-name="P17"><text:span text:style-name="Strong_20_Emphasis"><text:span text:style-name="T28"><text:s text:c="32"/>valor = tablaEnTurno.get($IDENTIFICADOR.text);</text:span></text:span></text:p>
      <text:p text:style-name="P17"><text:span text:style-name="Strong_20_Emphasis"><text:span text:style-name="T28"><text:s text:c="24"/>} else{</text:span></text:span></text:p>
      <text:p text:style-name="P17"><text:span text:style-name="Strong_20_Emphasis"><text:span text:style-name="T28"><text:s text:c="32"/>ban2=true; valor= null;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16"/>$value = new Resultado(valor, "ss");</text:span></text:span></text:p>
      <text:p text:style-name="P17"><text:span text:style-name="Strong_20_Emphasis"><text:span text:style-name="T28"><text:s text:c="16"/>$value.setBandera1(ban1);</text:span></text:span></text:p>
      <text:p text:style-name="P17"><text:span text:style-name="Strong_20_Emphasis"><text:span text:style-name="T28"><text:s text:c="17"/>$value.setBandera2(ban2);</text:span></text:span></text:p>
      <text:p text:style-name="P17"><text:span text:style-name="Strong_20_Emphasis"><text:span text:style-name="T28"><text:s text:c="12"/>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| MENOS numero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7"/>Object valor = -((Number) $numero.value.value).doubleValue(); </text:span></text:span></text:p>
      <text:p text:style-name="P17"><text:span text:style-name="Strong_20_Emphasis"><text:span text:style-name="T28"><text:s text:c="13"/>$value = new Resultado(valor, "")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| (CADENA|CARACTER|BOOLEAN)</text:span></text:span></text:p>
      <text:p text:style-name="P17"><text:span text:style-name="Strong_20_Emphasis"><text:span text:style-name="T28"><text:s text:c="8"/>{ <text:s text:c="11"/></text:span></text:span></text:p>
      <text:p text:style-name="P17"><text:soft-page-break/><text:span text:style-name="Strong_20_Emphasis"><text:span text:style-name="T28"><text:s text:c="13"/>Object valor= null; </text:span></text:span></text:p>
      <text:p text:style-name="P17"><text:span text:style-name="Strong_20_Emphasis"><text:span text:style-name="T28"><text:s text:c="13"/>$value = new Resultado(valor, "")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<text:s text:c="4"/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regreso <text:s/>returns[boolean exito=false] <text:s/>locals[boolean errorInterno=false, boolean errorBloque=false]: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REGRESO PAR1 bloque_main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if(!$bloque_main.exito){</text:span></text:span></text:p>
      <text:p text:style-name="P17"><text:span text:style-name="Strong_20_Emphasis"><text:span text:style-name="T28"><text:s text:c="24"/>$errorInterno=true;</text:span></text:span></text:p>
      <text:p text:style-name="P17"><text:span text:style-name="Strong_20_Emphasis"><text:span text:style-name="T28"><text:s text:c="24"/>$errorBloque=true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}PAR2 FINI_NSTRUCCION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{ <text:s/></text:span></text:span></text:p>
      <text:p text:style-name="P17"><text:span text:style-name="Strong_20_Emphasis"><text:span text:style-name="T28"><text:s text:c="15"/>if(!$errorInterno){</text:span></text:span></text:p>
      <text:p text:style-name="P17"><text:span text:style-name="Strong_20_Emphasis"><text:span text:style-name="T28"><text:s text:c="16"/>$exito=true;</text:span></text:span></text:p>
      <text:p text:style-name="P17"><text:span text:style-name="Strong_20_Emphasis"><text:span text:style-name="T28"><text:s text:c="15"/>} 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main returns[boolean exito=false]: 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'&lt;' MAIN '&gt;' bloque_instrucciones_html <text:s/>'&lt;/' MAIN '&gt;' 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$exito=true;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instrucciones_html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instruccion_html bloque_instrucciones_html_prima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bloque_instrucciones_html_prima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instruccion_html bloque_instrucciones_html_prima</text:span></text:span></text:p>
      <text:p text:style-name="P17"><text:span text:style-name="Strong_20_Emphasis"><text:span text:style-name="T28"><text:s text:c="8"/>| 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>instruccion_html:</text:span></text:span></text:p>
      <text:p text:style-name="P17"><text:span text:style-name="Strong_20_Emphasis"><text:span text:style-name="T28"><text:s text:c="8"/></text:span></text:span></text:p>
      <text:p text:style-name="P17"><text:span text:style-name="Strong_20_Emphasis"><text:span text:style-name="T28"><text:s text:c="8"/>etiquetaEncabezado {an($etiquetaEncabezado.ctx,1);}</text:span></text:span></text:p>
      <text:p text:style-name="P17"><text:span text:style-name="Strong_20_Emphasis"><text:span text:style-name="T28"><text:s text:c="8"/>| etiquetaParrafo {an($etiquetaParrafo.ctx,2);}</text:span></text:span></text:p>
      <text:p text:style-name="P17"><text:span text:style-name="Strong_20_Emphasis"><text:span text:style-name="T28"><text:s text:c="8"/>| etiquetaBoton {an($etiquetaBoton.ctx,3);}</text:span></text:span></text:p>
      <text:p text:style-name="P17"><text:soft-page-break/><text:span text:style-name="Strong_20_Emphasis"><text:span text:style-name="T28"><text:s text:c="8"/>| etiquetaInput {an($etiquetaInput.ctx,4);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etiquetaEncabezado returns[boolean exito=false] locals[ boolean errorId=false,boolean errorTipo=false,boolean errorInterno=false, String ids=""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'&lt;' h1=HEADERS '&gt;' (CADENA|variableTipeScript</text:span></text:span></text:p>
      <text:p text:style-name="P17"><text:span text:style-name="Strong_20_Emphasis"><text:span text:style-name="T28"><text:s text:c="32"/>{ </text:span></text:span></text:p>
      <text:p text:style-name="P17"><text:span text:style-name="Strong_20_Emphasis"><text:span text:style-name="T28"><text:s text:c="40"/>if(!$variableTipeScript.exito){</text:span></text:span></text:p>
      <text:p text:style-name="P17"><text:span text:style-name="Strong_20_Emphasis"><text:span text:style-name="T28"><text:s text:c="48"/>$errorId=true; $errorInterno=true; $ids+=$variableTipeScript.text+" ";</text:span></text:span></text:p>
      <text:p text:style-name="P17"><text:span text:style-name="Strong_20_Emphasis"><text:span text:style-name="T28"><text:s text:c="40"/>} 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)* '&lt;/' h2=HEADERS '&gt;' <text:s text:c="3"/></text:span></text:span></text:p>
      <text:p text:style-name="P17"><text:span text:style-name="Strong_20_Emphasis"><text:span text:style-name="T28"><text:s text:c="40"/>{ </text:span></text:span></text:p>
      <text:p text:style-name="P17"><text:span text:style-name="Strong_20_Emphasis"><text:span text:style-name="T28"><text:s text:c="48"/>if(!$h1.text.equals($h2.text))</text:span></text:span></text:p>
      <text:p text:style-name="P17"><text:span text:style-name="Strong_20_Emphasis"><text:span text:style-name="T28"><text:s text:c="48"/>{</text:span></text:span></text:p>
      <text:p text:style-name="P17"><text:span text:style-name="Strong_20_Emphasis"><text:span text:style-name="T28"><text:s text:c="56"/>$errorTipo=true; <text:s text:c="2"/>$errorInterno=true;</text:span></text:span></text:p>
      <text:p text:style-name="P17"><text:span text:style-name="Strong_20_Emphasis"><text:span text:style-name="T28"><text:s text:c="48"/>}</text:span></text:span></text:p>
      <text:p text:style-name="P17"><text:span text:style-name="Strong_20_Emphasis"><text:span text:style-name="T28"><text:s text:c="48"/>if(!$errorInterno){</text:span></text:span></text:p>
      <text:p text:style-name="P17"><text:span text:style-name="Strong_20_Emphasis"><text:span text:style-name="T28"><text:s text:c="56"/>$exito=true;</text:span></text:span></text:p>
      <text:p text:style-name="P17"><text:span text:style-name="Strong_20_Emphasis"><text:span text:style-name="T28"><text:s text:c="48"/>} 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variableTipeScript returns[boolean exito=false] locals[ boolean errorId=false,boolean errorInterno=false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CORCH1 IDENTIFICADOR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16"/>if (!tablaSimbolos.containsKey($IDENTIFICADOR.text)) </text:span></text:span></text:p>
      <text:p text:style-name="P17"><text:span text:style-name="Strong_20_Emphasis"><text:span text:style-name="T28"><text:s text:c="16"/>{</text:span></text:span></text:p>
      <text:p text:style-name="P17"><text:span text:style-name="Strong_20_Emphasis"><text:span text:style-name="T28"><text:s text:c="24"/>$errorId=true;$errorInterno=true;</text:span></text:span></text:p>
      <text:p text:style-name="P17"><text:span text:style-name="Strong_20_Emphasis"><text:span text:style-name="T28"><text:s text:c="16"/>}</text:span></text:span></text:p>
      <text:p text:style-name="P17"><text:span text:style-name="Strong_20_Emphasis"><text:span text:style-name="T28"><text:s text:c="8"/>} CORCH2 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16"/>if(!$errorInterno){</text:span></text:span></text:p>
      <text:p text:style-name="P17"><text:span text:style-name="Strong_20_Emphasis"><text:span text:style-name="T28"><text:s text:c="24"/>$exito=true;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etiquetaParrafo returns[boolean exito=false] locals[ boolean errorId=false,boolean errorTipo=true,boolean errorInterno=false, String ids=""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'&lt;'p1=PARRAFO'&gt;' (CADENA|variableTipeScript</text:span></text:span></text:p>
      <text:p text:style-name="P17"><text:soft-page-break/><text:span text:style-name="Strong_20_Emphasis"><text:span text:style-name="T28"><text:s text:c="32"/>{ </text:span></text:span></text:p>
      <text:p text:style-name="P17"><text:span text:style-name="Strong_20_Emphasis"><text:span text:style-name="T28"><text:s text:c="40"/>if(!$variableTipeScript.exito){</text:span></text:span></text:p>
      <text:p text:style-name="P17"><text:span text:style-name="Strong_20_Emphasis"><text:span text:style-name="T28"><text:s text:c="48"/>$errorId=true; $errorInterno=true;</text:span></text:span></text:p>
      <text:p text:style-name="P17"><text:span text:style-name="Strong_20_Emphasis"><text:span text:style-name="T28"><text:s text:c="48"/>$ids+=$variableTipeScript.text+" ";</text:span></text:span></text:p>
      <text:p text:style-name="P17"><text:span text:style-name="Strong_20_Emphasis"><text:span text:style-name="T28"><text:s text:c="40"/>} 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)* '&lt;/'p2=PARRAFO'&gt;' <text:s text:c="2"/></text:span></text:span></text:p>
      <text:p text:style-name="P17"><text:span text:style-name="Strong_20_Emphasis"><text:span text:style-name="T28"><text:s text:c="40"/>{ <text:s text:c="2"/></text:span></text:span></text:p>
      <text:p text:style-name="P17"><text:span text:style-name="Strong_20_Emphasis"><text:span text:style-name="T28"><text:s text:c="48"/>if(!$errorInterno){</text:span></text:span></text:p>
      <text:p text:style-name="P17"><text:span text:style-name="Strong_20_Emphasis"><text:span text:style-name="T28"><text:s text:c="56"/>$errorTipo=false;</text:span></text:span></text:p>
      <text:p text:style-name="P17"><text:span text:style-name="Strong_20_Emphasis"><text:span text:style-name="T28"><text:s text:c="56"/>$exito=true;</text:span></text:span></text:p>
      <text:p text:style-name="P17"><text:span text:style-name="Strong_20_Emphasis"><text:span text:style-name="T28"><text:s text:c="48"/>} 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etiquetaBoton returns[boolean exito=false] locals[ boolean errorId=false,boolean errorTipo=true,boolean errorOnClock=true,boolean errorInterno=false, String ids=""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'&lt;'BOTON <text:s/>onclick?</text:span></text:span></text:p>
      <text:p text:style-name="P17"><text:span text:style-name="Strong_20_Emphasis"><text:span text:style-name="T28"><text:s text:c="24"/>{ </text:span></text:span></text:p>
      <text:p text:style-name="P17"><text:span text:style-name="Strong_20_Emphasis"><text:span text:style-name="T28"><text:s text:c="32"/>if(_localctx.onclick!=null){</text:span></text:span></text:p>
      <text:p text:style-name="P17"><text:span text:style-name="Strong_20_Emphasis"><text:span text:style-name="T28"><text:s text:c="40"/>if(!$onclick.exito){</text:span></text:span></text:p>
      <text:p text:style-name="P17"><text:span text:style-name="Strong_20_Emphasis"><text:span text:style-name="T28"><text:s text:c="48"/>$errorOnClock=true; $errorInterno=true;</text:span></text:span></text:p>
      <text:p text:style-name="P17"><text:span text:style-name="Strong_20_Emphasis"><text:span text:style-name="T28"><text:s text:c="47"/></text:span></text:span></text:p>
      <text:p text:style-name="P17"><text:span text:style-name="Strong_20_Emphasis"><text:span text:style-name="T28"><text:s text:c="40"/>} 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32"/></text:span></text:span></text:p>
      <text:p text:style-name="P17"><text:span text:style-name="Strong_20_Emphasis"><text:span text:style-name="T28"><text:s text:c="24"/>}</text:span></text:span></text:p>
      <text:p text:style-name="P17"><text:span text:style-name="Strong_20_Emphasis"><text:span text:style-name="T28"><text:s text:c="24"/></text:span></text:span></text:p>
      <text:p text:style-name="P17"><text:span text:style-name="Strong_20_Emphasis"><text:span text:style-name="T28"><text:s text:c="24"/>'&gt;' (CADENA|variableTipeScript</text:span></text:span></text:p>
      <text:p text:style-name="P17"><text:span text:style-name="Strong_20_Emphasis"><text:span text:style-name="T28"><text:s text:c="32"/>{ </text:span></text:span></text:p>
      <text:p text:style-name="P17"><text:span text:style-name="Strong_20_Emphasis"><text:span text:style-name="T28"><text:s text:c="40"/>if(!$variableTipeScript.exito){</text:span></text:span></text:p>
      <text:p text:style-name="P17"><text:span text:style-name="Strong_20_Emphasis"><text:span text:style-name="T28"><text:s text:c="48"/>$errorId=true; $errorInterno=true;</text:span></text:span></text:p>
      <text:p text:style-name="P17"><text:span text:style-name="Strong_20_Emphasis"><text:span text:style-name="T28"><text:s text:c="48"/>$ids+=$variableTipeScript.text+" ";</text:span></text:span></text:p>
      <text:p text:style-name="P17"><text:span text:style-name="Strong_20_Emphasis"><text:span text:style-name="T28"><text:s text:c="40"/>} 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)* '&lt;/'BOTON'&gt;' <text:s text:c="2"/></text:span></text:span></text:p>
      <text:p text:style-name="P17"><text:span text:style-name="Strong_20_Emphasis"><text:span text:style-name="T28"><text:s text:c="40"/>{ <text:s text:c="5"/></text:span></text:span></text:p>
      <text:p text:style-name="P17"><text:span text:style-name="Strong_20_Emphasis"><text:span text:style-name="T28"><text:s text:c="48"/>if(!$errorInterno){</text:span></text:span></text:p>
      <text:p text:style-name="P17"><text:span text:style-name="Strong_20_Emphasis"><text:span text:style-name="T28"><text:s text:c="56"/>$errorTipo=false;</text:span></text:span></text:p>
      <text:p text:style-name="P17"><text:span text:style-name="Strong_20_Emphasis"><text:span text:style-name="T28"><text:s text:c="56"/>$exito=true;</text:span></text:span></text:p>
      <text:p text:style-name="P17"><text:span text:style-name="Strong_20_Emphasis"><text:span text:style-name="T28"><text:s text:c="48"/>} </text:span></text:span></text:p>
      <text:p text:style-name="P17"><text:span text:style-name="Strong_20_Emphasis"><text:span text:style-name="T28"><text:s text:c="40"/>}</text:span></text:span></text:p>
      <text:p text:style-name="P17"><text:soft-page-break/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onclick <text:s/>returns[boolean exito=false] locals[boolean errorInterno=false,boolean errorLlamadaFuncion=false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ONCLICK ASIGNACIO CORCH1 llamada_funcion</text:span></text:span></text:p>
      <text:p text:style-name="P17"><text:span text:style-name="Strong_20_Emphasis"><text:span text:style-name="T28"><text:s text:c="8"/>{</text:span></text:span></text:p>
      <text:p text:style-name="P17"><text:span text:style-name="Strong_20_Emphasis"><text:span text:style-name="T28"><text:s text:c="9"/>if(!$llamada_funcion.exito){ <text:s/>$errorInterno=true; <text:s/>$errorLlamadaFuncion= true;} <text:s/></text:span></text:span></text:p>
      <text:p text:style-name="P17"><text:span text:style-name="Strong_20_Emphasis"><text:span text:style-name="T28"><text:s text:c="8"/>} CORCH2</text:span></text:span></text:p>
      <text:p text:style-name="P17"><text:span text:style-name="Strong_20_Emphasis"><text:span text:style-name="T28"><text:s text:c="8"/>{ </text:span></text:span></text:p>
      <text:p text:style-name="P17"><text:span text:style-name="Strong_20_Emphasis"><text:span text:style-name="T28"><text:s text:c="16"/>if(!$errorInterno){ <text:s text:c="5"/></text:span></text:span></text:p>
      <text:p text:style-name="P17"><text:span text:style-name="Strong_20_Emphasis"><text:span text:style-name="T28"><text:s text:c="24"/>$exito=true;</text:span></text:span></text:p>
      <text:p text:style-name="P17"><text:span text:style-name="Strong_20_Emphasis"><text:span text:style-name="T28"><text:s text:c="16"/>} </text:span></text:span></text:p>
      <text:p text:style-name="P17"><text:span text:style-name="Strong_20_Emphasis"><text:span text:style-name="T28"><text:s text:c="8"/>}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;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etiquetaInput returns[boolean exito=false] locals[ boolean errorId=false,boolean errorTipo=true,boolean errorInterno=false, String ids=""]:</text:span></text:span></text:p>
      <text:p text:style-name="P17"><text:span text:style-name="Strong_20_Emphasis"><text:span text:style-name="T28"/></text:span></text:p>
      <text:p text:style-name="P17"><text:span text:style-name="Strong_20_Emphasis"><text:span text:style-name="T28"><text:s text:c="8"/>'&lt;'INPUT ('value' ASIGNACIO CORCH1 variableTipeScript CORCH2 </text:span></text:span></text:p>
      <text:p text:style-name="P17"><text:span text:style-name="Strong_20_Emphasis"><text:span text:style-name="T28"><text:s text:c="32"/>{ </text:span></text:span></text:p>
      <text:p text:style-name="P17"><text:span text:style-name="Strong_20_Emphasis"><text:span text:style-name="T28"><text:s text:c="40"/>if(!$variableTipeScript.exito){</text:span></text:span></text:p>
      <text:p text:style-name="P17"><text:span text:style-name="Strong_20_Emphasis"><text:span text:style-name="T28"><text:s text:c="48"/>$errorId=true; $errorInterno=true; $ids+=$variableTipeScript.text+" ";</text:span></text:span></text:p>
      <text:p text:style-name="P17"><text:span text:style-name="Strong_20_Emphasis"><text:span text:style-name="T28"><text:s text:c="40"/>} </text:span></text:span></text:p>
      <text:p text:style-name="P17"><text:span text:style-name="Strong_20_Emphasis"><text:span text:style-name="T28"><text:s text:c="32"/>}</text:span></text:span></text:p>
      <text:p text:style-name="P17"><text:span text:style-name="Strong_20_Emphasis"><text:span text:style-name="T28"><text:s text:c="24"/>)? '/&gt;' <text:s/></text:span></text:span></text:p>
      <text:p text:style-name="P17"><text:span text:style-name="Strong_20_Emphasis"><text:span text:style-name="T28"><text:s text:c="40"/>{ </text:span></text:span></text:p>
      <text:p text:style-name="P17"><text:span text:style-name="Strong_20_Emphasis"><text:span text:style-name="T28"><text:s text:c="48"/>if(!$errorInterno){</text:span></text:span></text:p>
      <text:p text:style-name="P17"><text:span text:style-name="Strong_20_Emphasis"><text:span text:style-name="T28"><text:s text:c="56"/>$errorTipo=false; $exito=true;</text:span></text:span></text:p>
      <text:p text:style-name="P17"><text:span text:style-name="Strong_20_Emphasis"><text:span text:style-name="T28"><text:s text:c="48"/>} </text:span></text:span></text:p>
      <text:p text:style-name="P17"><text:span text:style-name="Strong_20_Emphasis"><text:span text:style-name="T28"><text:s text:c="40"/>}</text:span></text:span></text:p>
      <text:p text:style-name="P17"><text:span text:style-name="Strong_20_Emphasis"><text:span text:style-name="T28">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0:01:28.236972777</meta:creation-date>
    <dc:date>2025-04-04T10:58:51.573132529</dc:date>
    <meta:editing-duration>PT14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8" meta:paragraph-count="1677" meta:word-count="4325" meta:character-count="70194" meta:non-whitespace-character-count="38038"/>
  </office:meta>
</office:document-meta>
</file>